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15000000575E96C21982810838.png" manifest:media-type="image/png"/>
  <manifest:file-entry manifest:full-path="Pictures/1000000000000402000000A27826EA5023A7343E.png" manifest:media-type="image/png"/>
  <manifest:file-entry manifest:full-path="Pictures/100000000000053900000142841201BE55EE29CE.png" manifest:media-type="image/png"/>
  <manifest:file-entry manifest:full-path="Pictures/10000000000004530000016239552AF24C60C4F2.png" manifest:media-type="image/png"/>
  <manifest:file-entry manifest:full-path="Pictures/100000000000045300000190132EDD86EB5BCA5C.png" manifest:media-type="image/png"/>
  <manifest:file-entry manifest:full-path="Pictures/100000000000009E0000003849A423A39F205A2C.png" manifest:media-type="image/png"/>
  <manifest:file-entry manifest:full-path="Pictures/10000000000004510000018D07503E024B403958.png" manifest:media-type="image/png"/>
  <manifest:file-entry manifest:full-path="Pictures/10000000000004BE0000019D7C8B380E3715480E.png" manifest:media-type="image/png"/>
  <manifest:file-entry manifest:full-path="Pictures/1000000000000460000000D54DFF301631528044.png" manifest:media-type="image/png"/>
  <manifest:file-entry manifest:full-path="Pictures/10000201000005A00000038434E2E50D1151FE41.png" manifest:media-type="image/png"/>
  <manifest:file-entry manifest:full-path="Pictures/100000000000005E0000005ED58631D063279CAC.jpg" manifest:media-type="image/jpeg"/>
  <manifest:file-entry manifest:full-path="Pictures/100000000000020000000200BC3FEFCD7FF3BCCA.jpg" manifest:media-type="image/jpeg"/>
  <manifest:file-entry manifest:full-path="Pictures/10000000000002000000020065BEFE37CCD98E2F.jpg" manifest:media-type="image/jpeg"/>
  <manifest:file-entry manifest:full-path="Pictures/1000000000000340000002B56EA72163EA7FE166.png" manifest:media-type="image/png"/>
  <manifest:file-entry manifest:full-path="Pictures/100000000000025A000000C9696580608C4AF0D3.png" manifest:media-type="image/png"/>
  <manifest:file-entry manifest:full-path="Pictures/10000000000002000000020059730290A7B82076.jpg" manifest:media-type="image/jpeg"/>
  <manifest:file-entry manifest:full-path="Pictures/100000000000010000000100DFCD83982739605F.jpg" manifest:media-type="image/jpeg"/>
  <manifest:file-entry manifest:full-path="Pictures/1000000000000200000002002B39F65D2B04F904.jpg" manifest:media-type="image/jpeg"/>
  <manifest:file-entry manifest:full-path="Pictures/10000000000000DD00000039E90328BBC30D3F53.png" manifest:media-type="image/png"/>
  <manifest:file-entry manifest:full-path="Pictures/10000000000002000000020043C9B92B6C01BC17.jpg" manifest:media-type="image/jpeg"/>
  <manifest:file-entry manifest:full-path="Pictures/1000000000000200000002008D623C5F287E0076.jpg" manifest:media-type="image/jpeg"/>
  <manifest:file-entry manifest:full-path="Pictures/10000000000004460000012E38DF24171994B64B.png" manifest:media-type="image/png"/>
  <manifest:file-entry manifest:full-path="Pictures/10000000000003E8000003E8E930F9E62CFEB3AD.jpg" manifest:media-type="image/jpeg"/>
  <manifest:file-entry manifest:full-path="Pictures/10000000000002000000020000B23870CCBCD548.jpg" manifest:media-type="image/jpeg"/>
  <manifest:file-entry manifest:full-path="Pictures/10000000000001B3000001BA6C521C31C8F1A48C.png" manifest:media-type="image/png"/>
  <manifest:file-entry manifest:full-path="Pictures/10000000000000C6000002C068873FCA84B80DC3.png" manifest:media-type="image/png"/>
  <manifest:file-entry manifest:full-path="Pictures/10000000000002AA000001E8448D98FFB4389005.png" manifest:media-type="image/png"/>
  <manifest:file-entry manifest:full-path="Pictures/1000000000000487000001FF68DA0D56C4B4968D.png" manifest:media-type="image/png"/>
  <manifest:file-entry manifest:full-path="Pictures/10000000000003540000018FFC852FAAF954F524.png" manifest:media-type="image/png"/>
  <manifest:file-entry manifest:full-path="Pictures/10000000000002C600000107EEF3386911A52CA8.png" manifest:media-type="image/png"/>
  <manifest:file-entry manifest:full-path="Pictures/10000000000000DD0000003842652CFBC1B1C75E.png" manifest:media-type="image/png"/>
  <manifest:file-entry manifest:full-path="Pictures/10000000000002650000027417A11F49D213DA02.png" manifest:media-type="image/png"/>
  <manifest:file-entry manifest:full-path="Pictures/100000000000041100000303176DF8D082D361A5.png" manifest:media-type="image/png"/>
  <manifest:file-entry manifest:full-path="Pictures/100000000000030A000000FD28E604758F391ED4.png" manifest:media-type="image/png"/>
  <manifest:file-entry manifest:full-path="Pictures/100000000000046A000000A54B6DE75E79FD3494.png" manifest:media-type="image/png"/>
  <manifest:file-entry manifest:full-path="Pictures/100000000000035600000162F5F76F012BE2C1F5.png" manifest:media-type="image/png"/>
  <manifest:file-entry manifest:full-path="Pictures/100000000000054C000000F7325A799BBA980A6C.png" manifest:media-type="image/png"/>
  <manifest:file-entry manifest:full-path="Pictures/100000000000020000000200D5B7D6362C878711.jpg" manifest:media-type="image/jpeg"/>
  <manifest:file-entry manifest:full-path="Pictures/100000000000033600000161379B8C3CD60E8008.png" manifest:media-type="image/png"/>
  <manifest:file-entry manifest:full-path="Pictures/1000000000000429000002ABB1D54CB524637CB9.png" manifest:media-type="image/png"/>
  <manifest:file-entry manifest:full-path="Pictures/10000000000001FB0000022D9FD87DD5458C90C7.png" manifest:media-type="image/png"/>
  <manifest:file-entry manifest:full-path="Pictures/10000000000004D3000001BAD2F8C9376DA018E4.png" manifest:media-type="image/png"/>
  <manifest:file-entry manifest:full-path="Pictures/10000000000000C2000000A6E1A22C9A2208A2D0.png" manifest:media-type="image/png"/>
  <manifest:file-entry manifest:full-path="Pictures/10000000000003E600000106617181CC269E377C.png" manifest:media-type="image/png"/>
  <manifest:file-entry manifest:full-path="styles.xml" manifest:media-type="text/xml"/>
  <manifest:file-entry manifest:full-path="Object 2/manifest.rdf" manifest:media-type="application/rdf+xml"/>
  <manifest:file-entry manifest:full-path="Object 2/content.xml" manifest:media-type="text/xml"/>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face style:name="Liberation Serif6" svg:font-family="'Liberation Serif'" style:font-family-generic="roman"/>
    <style:font-face style:name="Liberation Serif5" svg:font-family="'Liberation Serif', 'Times New Roman'" style:font-family-generic="roman"/>
    <style:font-face style:name="FreeSans3" svg:font-family="FreeSans" style:font-family-generic="swiss"/>
    <style:font-face style:name="MathJax_Vector" svg:font-family="MathJax_Vector" style:font-pitch="fixed"/>
    <style:font-face style:name="Noto Mono" svg:font-family="'Noto Mono'" style:font-pitch="fixed"/>
    <style:font-face style:name="FreeMono1" svg:font-family="FreeMono" style:font-family-generic="modern" style:font-pitch="fixed"/>
    <style:font-face style:name="FreeMono" svg:font-family="FreeMono" style:font-adornments="Bold" style:font-family-generic="modern" style:font-pitch="fixed"/>
    <style:font-face style:name="Cantarell Extra Bold" svg:font-family="'Cantarell Extra Bold'" style:font-pitch="variable"/>
    <style:font-face style:name="Cantarell Thin" svg:font-family="'Cantarell Thin'"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Linux Biolinum O1" svg:font-family="'Linux Biolinum O'" style:font-pitch="variable"/>
    <style:font-face style:name="Linux Libertine Display O" svg:font-family="'Linux Libertine Display O'" style:font-pitch="variable"/>
    <style:font-face style:name="Linux Libertine Mono O" svg:font-family="'Linux Libertine Mono O'" style:font-pitch="variable"/>
    <style:font-face style:name="MathJax_Math" svg:font-family="MathJax_Math" style:font-pitch="variable"/>
    <style:font-face style:name="MathJax_Script" svg:font-family="MathJax_Script" style:font-pitch="variable"/>
    <style:font-face style:name="MathJax_Vector1" svg:font-family="MathJax_Vector" style:font-pitch="variable"/>
    <style:font-face style:name="Noto Mono1" svg:font-family="'Noto Mono'" style:font-pitch="variable"/>
    <style:font-face style:name="FreeMono2" svg:font-family="FreeMono" style:font-family-generic="modern" style:font-pitch="variable"/>
    <style:font-face style:name="Liberation Serif3" svg:font-family="'Liberation Serif'" style:font-family-generic="modern" style:font-pitch="variable"/>
    <style:font-face style:name="MathJax_Typewriter" svg:font-family="MathJax_Typewriter" style:font-family-generic="modern" style:font-pitch="variable"/>
    <style:font-face style:name="Caladea" svg:font-family="Caladea" style:font-adornments="Bold" style:font-family-generic="roman" style:font-pitch="variable"/>
    <style:font-face style:name="Caladea1" svg:font-family="Caladea, Cambria" style:font-family-generic="roman" style:font-pitch="variable"/>
    <style:font-face style:name="DejaVu Sans2" svg:font-family="'DejaVu Sans'" style:font-family-generic="roman" style:font-pitch="variable"/>
    <style:font-face style:name="DejaVu Serif" svg:font-family="'DejaVu Serif'"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 Display1" svg:font-family="'Noto Serif Display'" style:font-family-generic="roman"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thJax_SansSerif" svg:font-family="MathJax_SansSerif" style:font-family-generic="swiss" style:font-pitch="variable"/>
    <style:font-face style:name="Noto Sans Linear A" svg:font-family="'Noto Sans Linear 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666666" style:font-name="Linux Biolinum O1" fo:font-size="6pt" fo:font-weight="bold" officeooo:rsid="00053949" officeooo:paragraph-rsid="00053949" style:font-size-asian="5.25pt" style:font-weight-asian="bold" style:font-size-complex="6pt" style:font-weight-complex="bold"/>
    </style:style>
    <style:style style:name="P2" style:family="paragraph" style:parent-style-name="Standard">
      <style:paragraph-properties fo:text-align="center" style:justify-single-word="false"/>
      <style:text-properties fo:color="#666666" style:font-name="Linux Biolinum O1" fo:font-size="40pt" fo:font-style="normal" fo:font-weight="bold" officeooo:rsid="00053949" officeooo:paragraph-rsid="00053949" style:font-size-asian="40pt" style:font-style-asian="normal" style:font-weight-asian="bold" style:font-size-complex="40pt" style:font-style-complex="normal" style:font-weight-complex="bold"/>
    </style:style>
    <style:style style:name="P3" style:family="paragraph" style:parent-style-name="Standard">
      <style:paragraph-properties fo:text-align="center" style:justify-single-word="false"/>
      <style:text-properties fo:color="#666666" style:font-name="FreeMono" fo:font-size="40pt" fo:font-style="normal" style:text-underline-style="none" fo:font-weight="normal" officeooo:rsid="0006c4fb" officeooo:paragraph-rsid="0006c4fb" style:font-size-asian="40pt" style:font-style-asian="normal" style:font-weight-asian="normal" style:font-size-complex="40pt" style:font-style-complex="normal" style:font-weight-complex="normal"/>
    </style:style>
    <style:style style:name="P4" style:family="paragraph" style:parent-style-name="Standard">
      <style:paragraph-properties fo:text-align="center" style:justify-single-word="false"/>
      <style:text-properties fo:color="#666666" style:font-name="FreeMono" fo:font-size="10pt" fo:font-weight="bold" officeooo:rsid="0005f2e0" officeooo:paragraph-rsid="0006c4fb" style:font-size-asian="10pt" style:font-weight-asian="bold" style:font-size-complex="10pt" style:font-weight-complex="bold"/>
    </style:style>
    <style:style style:name="P5" style:family="paragraph" style:parent-style-name="Standard">
      <style:paragraph-properties fo:line-height="100%" fo:text-align="center" style:justify-single-word="false"/>
      <style:text-properties fo:color="#666666" style:font-name="FreeMono" fo:font-size="7pt" fo:font-style="normal" fo:font-weight="bold" officeooo:rsid="00288a98" officeooo:paragraph-rsid="00536a38" style:font-name-asian="Linux Biolinum O" style:font-size-asian="7pt" style:font-style-asian="normal" style:font-weight-asian="bold" style:font-name-complex="Linux Biolinum O" style:font-size-complex="7pt" style:font-style-complex="normal" style:font-weight-complex="bold"/>
    </style:style>
    <style:style style:name="P6" style:family="paragraph" style:parent-style-name="Standard">
      <style:paragraph-properties fo:line-height="100%" fo:text-align="center" style:justify-single-word="false"/>
      <style:text-properties fo:color="#666666" style:font-name="Cantarell Extra Bold" fo:font-size="15pt" fo:letter-spacing="normal" fo:font-style="normal" style:text-underline-style="none" fo:font-weight="normal" officeooo:rsid="0052ca71" officeooo:paragraph-rsid="0052ca71" style:font-name-asian="Linux Biolinum O" style:font-size-asian="15pt" style:font-style-asian="normal" style:font-weight-asian="normal" style:font-name-complex="Linux Biolinum O" style:font-size-complex="15pt" style:font-style-complex="normal" style:font-weight-complex="normal"/>
    </style:style>
    <style:style style:name="P7" style:family="paragraph" style:parent-style-name="Standard">
      <style:paragraph-properties fo:text-align="center" style:justify-single-word="false"/>
      <style:text-properties fo:color="#861141" style:font-name="Linux Biolinum O1" fo:font-size="24pt" fo:font-weight="bold" officeooo:rsid="0005f2e0" officeooo:paragraph-rsid="0005f2e0" style:font-size-asian="21pt" style:font-weight-asian="bold" style:font-size-complex="24pt" style:font-weight-complex="bold"/>
    </style:style>
    <style:style style:name="P8" style:family="paragraph" style:parent-style-name="Standard">
      <style:paragraph-properties fo:text-align="center" style:justify-single-word="false"/>
      <style:text-properties fo:color="#000000" style:font-name="Linux Biolinum O" fo:font-size="22pt" fo:font-style="normal" fo:font-weight="bold" officeooo:rsid="00097085" officeooo:paragraph-rsid="00097085" style:font-name-asian="Linux Biolinum O" style:font-size-asian="22pt" style:font-style-asian="normal" style:font-weight-asian="bold" style:font-name-complex="Linux Biolinum O" style:font-size-complex="22pt" style:font-style-complex="normal" style:font-weight-complex="bold"/>
    </style:style>
    <style:style style:name="P9" style:family="paragraph" style:parent-style-name="Standard">
      <style:paragraph-properties fo:text-align="center" style:justify-single-word="false"/>
      <style:text-properties fo:color="#000000" style:font-name="Linux Biolinum O" fo:font-size="10pt" fo:font-style="normal" fo:font-weight="bold" officeooo:rsid="00288a98" officeooo:paragraph-rsid="00097085" style:font-name-asian="Linux Biolinum O" style:font-size-asian="10pt" style:font-style-asian="normal" style:font-weight-asian="bold" style:font-name-complex="Linux Biolinum O" style:font-size-complex="10pt" style:font-style-complex="normal" style:font-weight-complex="bold"/>
    </style:style>
    <style:style style:name="P10" style:family="paragraph" style:parent-style-name="Standard">
      <style:paragraph-properties fo:text-align="center" style:justify-single-word="false"/>
      <style:text-properties fo:color="#000000" style:font-name="Noto Serif" fo:font-size="6pt" fo:font-style="italic" fo:font-weight="normal" officeooo:rsid="00299dfb" officeooo:paragraph-rsid="00299dfb" style:font-name-asian="Linux Biolinum O" style:font-size-asian="6pt" style:font-style-asian="italic" style:font-weight-asian="normal" style:font-name-complex="Linux Biolinum O" style:font-size-complex="6pt" style:font-style-complex="italic" style:font-weight-complex="normal"/>
    </style:style>
    <style:style style:name="P11" style:family="paragraph" style:parent-style-name="Standard">
      <style:paragraph-properties fo:text-align="center" style:justify-single-word="false"/>
      <style:text-properties fo:color="#000000" style:font-name="Noto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12" style:family="paragraph" style:parent-style-name="Standard">
      <style:paragraph-properties fo:text-align="center" style:justify-single-word="false"/>
      <style:text-properties fo:color="#000000" style:font-name="Noto Serif1" fo:font-size="15pt" fo:font-style="normal" fo:font-weight="bold" officeooo:rsid="0041e4ec" officeooo:paragraph-rsid="0041e4ec" style:font-name-asian="Linux Biolinum O" style:font-size-asian="15pt" style:font-style-asian="normal" style:font-weight-asian="bold" style:font-name-complex="Linux Biolinum O" style:font-size-complex="15pt" style:font-style-complex="normal" style:font-weight-complex="bold"/>
    </style:style>
    <style:style style:name="P13" style:family="paragraph" style:parent-style-name="Standard">
      <style:paragraph-properties fo:text-align="center" style:justify-single-word="false"/>
      <style:text-properties fo:color="#000000" style:font-name="Noto Serif1" fo:font-size="15pt" fo:font-style="normal" fo:font-weight="bold" officeooo:rsid="0041e4ec" officeooo:paragraph-rsid="0052ca71" style:font-name-asian="Linux Biolinum O" style:font-size-asian="15pt" style:font-style-asian="normal" style:font-weight-asian="bold" style:font-name-complex="Linux Biolinum O" style:font-size-complex="15pt" style:font-style-complex="normal" style:font-weight-complex="bold"/>
    </style:style>
    <style:style style:name="P14" style:family="paragraph" style:parent-style-name="Standard">
      <style:paragraph-properties fo:text-align="justify" style:justify-single-word="false"/>
      <style:text-properties fo:color="#000000" style:font-name="Noto Mono" fo:font-size="8pt" fo:font-style="normal" style:text-underline-style="none" fo:font-weight="bold" officeooo:rsid="0043baa0" officeooo:paragraph-rsid="0043baa0" style:font-name-asian="Linux Biolinum O" style:font-size-asian="8pt" style:font-style-asian="normal" style:font-weight-asian="bold" style:font-name-complex="Linux Biolinum O" style:font-size-complex="8pt" style:font-style-complex="normal" style:font-weight-complex="bold"/>
    </style:style>
    <style:style style:name="P15" style:family="paragraph" style:parent-style-name="Standard">
      <style:paragraph-properties fo:text-align="center" style:justify-single-word="false"/>
      <style:text-properties fo:color="#000000" style:font-name="DejaVu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16"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1d0248b" officeooo:paragraph-rsid="00492f50" style:font-name-asian="Liberation Serif6" style:font-size-asian="7pt" style:font-style-asian="normal" style:font-weight-asian="normal" style:font-name-complex="Liberation Serif6" style:font-size-complex="7pt" style:font-style-complex="normal" style:font-weight-complex="normal"/>
    </style:style>
    <style:style style:name="P17"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04a5228" officeooo:paragraph-rsid="0056c5bf" style:font-name-asian="Liberation Serif6" style:font-size-asian="7pt" style:font-style-asian="normal" style:font-weight-asian="normal" style:font-name-complex="Liberation Serif6" style:font-size-complex="7pt" style:font-style-complex="normal" style:font-weight-complex="normal"/>
    </style:style>
    <style:style style:name="P18"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065e3e5" officeooo:paragraph-rsid="0065e3e5" style:font-name-asian="Liberation Serif6" style:font-size-asian="7pt" style:font-style-asian="normal" style:font-weight-asian="normal" style:font-name-complex="Liberation Serif6" style:font-size-complex="7pt" style:font-style-complex="normal" style:font-weight-complex="normal"/>
    </style:style>
    <style:style style:name="P19"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68524f" officeooo:paragraph-rsid="0068524f" style:font-name-asian="Liberation Serif6" style:font-size-asian="7pt" style:font-style-asian="normal" style:font-weight-asian="normal" style:font-name-complex="Liberation Serif6" style:font-size-complex="7pt" style:font-style-complex="normal" style:font-weight-complex="normal"/>
    </style:style>
    <style:style style:name="P20"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6f0e87" officeooo:paragraph-rsid="006f0e87" style:font-name-asian="Liberation Serif6" style:font-size-asian="7pt" style:font-style-asian="normal" style:font-weight-asian="normal" style:font-name-complex="Liberation Serif6" style:font-size-complex="7pt" style:font-style-complex="normal" style:font-weight-complex="normal"/>
    </style:style>
    <style:style style:name="P21"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715b30" officeooo:paragraph-rsid="00715b30" style:font-name-asian="Liberation Serif6" style:font-size-asian="7pt" style:font-style-asian="normal" style:font-weight-asian="normal" style:font-name-complex="Liberation Serif6" style:font-size-complex="7pt" style:font-style-complex="normal" style:font-weight-complex="normal"/>
    </style:style>
    <style:style style:name="P22"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7b844d" officeooo:paragraph-rsid="007b844d" style:font-name-asian="Liberation Serif6" style:font-size-asian="7pt" style:font-style-asian="normal" style:font-weight-asian="normal" style:font-name-complex="Liberation Serif6" style:font-size-complex="7pt" style:font-style-complex="normal" style:font-weight-complex="normal"/>
    </style:style>
    <style:style style:name="P23"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solid" style:text-underline-width="auto" style:text-underline-color="font-color" fo:font-weight="normal" officeooo:rsid="01cd185e" officeooo:paragraph-rsid="00492f50" style:font-name-asian="Liberation Serif6" style:font-size-asian="7pt" style:font-style-asian="normal" style:font-weight-asian="normal" style:font-name-complex="Liberation Serif6" style:font-size-complex="7pt" style:font-style-complex="normal" style:font-weight-complex="normal"/>
    </style:style>
    <style:style style:name="P24"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italic" style:text-underline-style="none" fo:font-weight="normal" officeooo:rsid="004a5228" officeooo:paragraph-rsid="0056c5bf" style:font-name-asian="Liberation Serif6" style:font-size-asian="7pt" style:font-style-asian="italic" style:font-weight-asian="normal" style:font-name-complex="Liberation Serif6" style:font-size-complex="7pt" style:font-style-complex="italic" style:font-weight-complex="normal"/>
    </style:style>
    <style:style style:name="P25"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italic" style:text-underline-style="none" fo:font-weight="normal" officeooo:rsid="0068524f" officeooo:paragraph-rsid="0068524f" style:font-name-asian="Liberation Serif6" style:font-size-asian="7pt" style:font-style-asian="italic" style:font-weight-asian="normal" style:font-name-complex="Liberation Serif6" style:font-size-complex="7pt" style:font-style-complex="italic" style:font-weight-complex="normal"/>
    </style:style>
    <style:style style:name="P26" style:family="paragraph" style:parent-style-name="Standard">
      <style:paragraph-properties fo:text-align="center" style:justify-single-word="false"/>
      <style:text-properties fo:color="#000000" style:text-line-through-style="none" style:text-line-through-type="none" style:text-position="0% 100%" style:font-name="Caladea" fo:font-size="26pt" fo:font-style="normal" style:text-underline-style="none" fo:font-weight="bold" officeooo:rsid="004a5228" officeooo:paragraph-rsid="004a5228" style:font-name-asian="Liberation Serif6" style:font-size-asian="26pt" style:font-style-asian="normal" style:font-weight-asian="bold" style:font-name-complex="Liberation Serif6" style:font-size-complex="26pt" style:font-style-complex="normal" style:font-weight-complex="bold"/>
    </style:style>
    <style:style style:name="P27" style:family="paragraph" style:parent-style-name="Standard">
      <style:paragraph-properties fo:text-align="center" style:justify-single-word="false"/>
      <style:text-properties fo:color="#000000" style:text-line-through-style="none" style:text-line-through-type="none" style:text-position="0% 100%" style:font-name="Caladea" fo:font-size="12pt" fo:font-style="normal" style:text-underline-style="none" fo:font-weight="bold" officeooo:rsid="004a5228" officeooo:paragraph-rsid="004a5228" style:font-name-asian="Liberation Serif6" style:font-size-asian="12pt" style:font-style-asian="normal" style:font-weight-asian="bold" style:font-name-complex="Liberation Serif6" style:font-size-complex="12pt" style:font-style-complex="normal" style:font-weight-complex="bold"/>
    </style:style>
    <style:style style:name="P28" style:family="paragraph" style:parent-style-name="Standard">
      <style:paragraph-properties fo:text-align="center" style:justify-single-word="false"/>
      <style:text-properties fo:color="#8d281e" style:font-name="Linux Biolinum O1" fo:font-size="48pt" fo:font-style="normal" fo:font-weight="bold" officeooo:rsid="00053949" officeooo:paragraph-rsid="00053949" style:font-size-asian="48pt" style:font-style-asian="normal" style:font-weight-asian="bold" style:font-size-complex="48pt" style:font-style-complex="normal" style:font-weight-complex="bold"/>
    </style:style>
    <style:style style:name="P29" style:family="paragraph" style:parent-style-name="Standard">
      <style:paragraph-properties fo:text-align="justify" style:justify-single-word="false"/>
      <style:text-properties fo:color="#8d281e" style:text-line-through-style="none" style:text-line-through-type="none" style:text-position="0% 100%" style:font-name="Caladea" fo:font-size="26pt" fo:font-style="italic" style:text-underline-style="none" fo:font-weight="bold" officeooo:rsid="00492f50" officeooo:paragraph-rsid="00492f50" style:font-name-asian="Liberation Serif6" style:font-size-asian="26pt" style:font-style-asian="italic" style:font-weight-asian="bold" style:font-name-complex="Liberation Serif6" style:font-size-complex="26pt" style:font-style-complex="italic" style:font-weight-complex="bold"/>
    </style:style>
    <style:style style:name="P30" style:family="paragraph" style:parent-style-name="Standard">
      <style:paragraph-properties fo:text-align="center" style:justify-single-word="false"/>
      <style:text-properties fo:color="#8d281e" style:text-line-through-style="none" style:text-line-through-type="none" style:text-position="0% 100%" style:font-name="Caladea" fo:font-size="26pt" fo:font-style="italic" style:text-underline-style="none" fo:font-weight="bold" officeooo:rsid="00492f50" officeooo:paragraph-rsid="00492f50" style:font-name-asian="Liberation Serif6" style:font-size-asian="26pt" style:font-style-asian="italic" style:font-weight-asian="bold" style:font-name-complex="Liberation Serif6" style:font-size-complex="26pt" style:font-style-complex="italic" style:font-weight-complex="bold"/>
    </style:style>
    <style:style style:name="P31" style:family="paragraph" style:parent-style-name="Standard">
      <style:paragraph-properties fo:text-align="justify" style:justify-single-word="false"/>
      <style:text-properties fo:color="#ff8000" style:text-line-through-style="none" style:text-line-through-type="none" style:text-position="0% 100%" style:font-name="MathJax_Vector" fo:font-size="12pt" fo:font-style="normal" style:text-underline-style="none" fo:font-weight="normal" officeooo:rsid="01cd185e" officeooo:paragraph-rsid="00492f50" style:font-name-asian="Liberation Serif6" style:font-size-asian="12pt" style:font-style-asian="normal" style:font-weight-asian="normal" style:font-name-complex="Liberation Serif6" style:font-size-complex="12pt" style:font-style-complex="normal" style:font-weight-complex="normal"/>
    </style:style>
    <style:style style:name="P32" style:family="paragraph" style:parent-style-name="Standard">
      <style:paragraph-properties fo:text-align="center" style:justify-single-word="false"/>
      <style:text-properties fo:color="#595959" style:font-name="Cantarell Thin" fo:font-size="20pt" fo:font-style="normal" style:text-underline-style="none" fo:font-weight="bold" officeooo:rsid="005201f8" officeooo:paragraph-rsid="00288a98" style:font-name-asian="Linux Biolinum O" style:font-size-asian="20pt" style:font-style-asian="normal" style:font-weight-asian="bold" style:font-name-complex="Linux Biolinum O" style:font-size-complex="20pt" style:font-style-complex="normal" style:font-weight-complex="bold"/>
    </style:style>
    <style:style style:name="P33" style:family="paragraph" style:parent-style-name="Standard">
      <style:paragraph-properties fo:text-align="center" style:justify-single-word="false"/>
      <style:text-properties fo:color="#333333" style:font-name="DejaVu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34" style:family="paragraph" style:parent-style-name="Standard">
      <style:paragraph-properties fo:text-align="justify" style:justify-single-word="false"/>
      <style:text-properties fo:color="#333333" style:font-name="DejaVu Serif" fo:font-size="7pt" fo:font-style="normal" style:text-underline-style="none" fo:font-weight="normal" officeooo:rsid="00453629" officeooo:paragraph-rsid="00453629" style:font-name-asian="Linux Biolinum O" style:font-size-asian="7pt" style:font-style-asian="normal" style:font-weight-asian="normal" style:font-name-complex="Linux Biolinum O" style:font-size-complex="7pt" style:font-style-complex="normal" style:font-weight-complex="normal"/>
    </style:style>
    <style:style style:name="P35" style:family="paragraph" style:parent-style-name="Standard">
      <style:paragraph-properties fo:text-align="justify" style:justify-single-word="false"/>
      <style:text-properties fo:color="#333333" style:font-name="DejaVu Serif" fo:font-size="7pt" fo:font-style="normal" style:text-underline-style="none" fo:font-weight="bold" officeooo:rsid="0194ef51"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36" style:family="paragraph" style:parent-style-name="Standard">
      <style:paragraph-properties fo:text-align="center" style:justify-single-word="false"/>
      <style:text-properties fo:color="#333333" style:text-line-through-style="none" style:text-line-through-type="none" style:text-position="0% 100%" style:font-name="MathJax_Vector" fo:font-size="11pt" fo:font-style="normal" style:text-underline-style="none" fo:font-weight="bold" officeooo:rsid="00492f50" officeooo:paragraph-rsid="00492f50" style:font-name-asian="Liberation Serif6" style:font-size-asian="11pt" style:font-style-asian="normal" style:font-weight-asian="bold" style:font-name-complex="Liberation Serif6" style:font-size-complex="11pt" style:font-style-complex="normal" style:font-weight-complex="bold"/>
    </style:style>
    <style:style style:name="P37"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4a5228" officeooo:paragraph-rsid="004a5228" style:font-name-asian="Liberation Serif6" style:font-size-asian="20pt" style:font-style-asian="normal" style:font-weight-asian="bold" style:font-name-complex="Liberation Serif6" style:font-size-complex="20pt" style:font-style-complex="normal" style:font-weight-complex="bold"/>
    </style:style>
    <style:style style:name="P38"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4a5228" officeooo:paragraph-rsid="007ea0e6" style:font-name-asian="Liberation Serif6" style:font-size-asian="20pt" style:font-style-asian="normal" style:font-weight-asian="bold" style:font-name-complex="Liberation Serif6" style:font-size-complex="20pt" style:font-style-complex="normal" style:font-weight-complex="bold"/>
    </style:style>
    <style:style style:name="P39"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7ea0e6" officeooo:paragraph-rsid="007ea0e6" style:font-name-asian="Liberation Serif6" style:font-size-asian="20pt" style:font-style-asian="normal" style:font-weight-asian="bold" style:font-name-complex="Liberation Serif6" style:font-size-complex="20pt" style:font-style-complex="normal" style:font-weight-complex="bold"/>
    </style:style>
    <style:style style:name="P40"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7ea0e6" officeooo:paragraph-rsid="0093b040" style:font-name-asian="Liberation Serif6" style:font-size-asian="20pt" style:font-style-asian="normal" style:font-weight-asian="bold" style:font-name-complex="Liberation Serif6" style:font-size-complex="20pt" style:font-style-complex="normal" style:font-weight-complex="bold"/>
    </style:style>
    <style:style style:name="P41"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93b040" officeooo:paragraph-rsid="0093b040" style:font-name-asian="Liberation Serif6" style:font-size-asian="20pt" style:font-style-asian="normal" style:font-weight-asian="bold" style:font-name-complex="Liberation Serif6" style:font-size-complex="20pt" style:font-style-complex="normal" style:font-weight-complex="bold"/>
    </style:style>
    <style:style style:name="P42"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7ea0e6" officeooo:paragraph-rsid="007ea0e6" style:font-name-asian="Liberation Serif6" style:font-size-asian="6.09999990463257pt" style:font-style-asian="italic" style:font-weight-asian="normal" style:font-name-complex="Liberation Serif6" style:font-size-complex="7pt" style:font-style-complex="italic" style:font-weight-complex="normal"/>
    </style:style>
    <style:style style:name="P43"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italic" style:text-underline-style="none" fo:font-weight="normal" officeooo:rsid="007ea0e6" officeooo:paragraph-rsid="007ea0e6" style:font-name-asian="Liberation Serif6" style:font-size-asian="6.09999990463257pt" style:font-style-asian="italic" style:font-weight-asian="normal" style:font-name-complex="Liberation Serif6" style:font-size-complex="7pt" style:font-style-complex="italic" style:font-weight-complex="normal"/>
    </style:style>
    <style:style style:name="P44"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80008a" officeooo:paragraph-rsid="0080008a" style:font-name-asian="Liberation Serif6" style:font-size-asian="6.09999990463257pt" style:font-style-asian="italic" style:font-weight-asian="normal" style:font-name-complex="Liberation Serif6" style:font-size-complex="7pt" style:font-style-complex="italic" style:font-weight-complex="normal"/>
    </style:style>
    <style:style style:name="P45"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93b040" officeooo:paragraph-rsid="0093b040" style:font-name-asian="Liberation Serif6" style:font-size-asian="6.09999990463257pt" style:font-style-asian="italic" style:font-weight-asian="normal" style:font-name-complex="Liberation Serif6" style:font-size-complex="7pt" style:font-style-complex="italic" style:font-weight-complex="normal"/>
    </style:style>
    <style:style style:name="P46"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a1db28" officeooo:paragraph-rsid="00a1db28" style:font-name-asian="Liberation Serif6" style:font-size-asian="6.09999990463257pt" style:font-style-asian="italic" style:font-weight-asian="normal" style:font-name-complex="Liberation Serif6" style:font-size-complex="7pt" style:font-style-complex="italic" style:font-weight-complex="normal"/>
    </style:style>
    <style:style style:name="P47"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7a127e" officeooo:paragraph-rsid="007a127e" style:font-name-asian="Liberation Serif6" style:font-size-asian="7pt" style:font-style-asian="italic" style:font-weight-asian="normal" style:font-name-complex="Liberation Serif6" style:font-size-complex="7pt" style:font-style-complex="italic" style:font-weight-complex="normal"/>
    </style:style>
    <style:style style:name="P48"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68524f" officeooo:paragraph-rsid="0068524f" style:font-name-asian="Liberation Serif6" style:font-size-asian="7pt" style:font-style-asian="italic" style:font-weight-asian="normal" style:font-name-complex="Liberation Serif6" style:font-size-complex="7pt" style:font-style-complex="italic" style:font-weight-complex="normal"/>
    </style:style>
    <style:style style:name="P49"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61a6ed" officeooo:paragraph-rsid="0061a6ed" style:font-name-asian="Liberation Serif6" style:font-size-asian="7pt" style:font-style-asian="italic" style:font-weight-asian="normal" style:font-name-complex="Liberation Serif6" style:font-size-complex="7pt" style:font-style-complex="italic" style:font-weight-complex="normal"/>
    </style:style>
    <style:style style:name="P50"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4a5228" officeooo:paragraph-rsid="0056c5bf" style:font-name-asian="Liberation Serif6" style:font-size-asian="7pt" style:font-style-asian="italic" style:font-weight-asian="normal" style:font-name-complex="Liberation Serif6" style:font-size-complex="7pt" style:font-style-complex="italic" style:font-weight-complex="normal"/>
    </style:style>
    <style:style style:name="P51"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7ea0e6" officeooo:paragraph-rsid="007ea0e6" style:font-name-asian="Liberation Serif6" style:font-size-asian="6.09999990463257pt" style:font-style-asian="normal" style:font-weight-asian="normal" style:font-name-complex="Liberation Serif6" style:font-size-complex="7pt" style:font-style-complex="normal" style:font-weight-complex="normal"/>
    </style:style>
    <style:style style:name="P52"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80008a" officeooo:paragraph-rsid="007ea0e6" style:font-name-asian="Liberation Serif6" style:font-size-asian="6.09999990463257pt" style:font-style-asian="normal" style:font-weight-asian="normal" style:font-name-complex="Liberation Serif6" style:font-size-complex="7pt" style:font-style-complex="normal" style:font-weight-complex="normal"/>
    </style:style>
    <style:style style:name="P53"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93b040" officeooo:paragraph-rsid="0093b040" style:font-name-asian="Liberation Serif6" style:font-size-asian="6.09999990463257pt" style:font-style-asian="normal" style:font-weight-asian="normal" style:font-name-complex="Liberation Serif6" style:font-size-complex="7pt" style:font-style-complex="normal" style:font-weight-complex="normal"/>
    </style:style>
    <style:style style:name="P54"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68524f" officeooo:paragraph-rsid="0068524f" style:font-name-asian="Liberation Serif6" style:font-size-asian="7pt" style:font-style-asian="normal" style:font-weight-asian="normal" style:font-name-complex="Liberation Serif6" style:font-size-complex="7pt" style:font-style-complex="normal" style:font-weight-complex="normal"/>
    </style:style>
    <style:style style:name="P55"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4a5228" officeooo:paragraph-rsid="0056c5bf" style:font-name-asian="Liberation Serif6" style:font-size-asian="7pt" style:font-style-asian="normal" style:font-weight-asian="normal" style:font-name-complex="Liberation Serif6" style:font-size-complex="7pt" style:font-style-complex="normal" style:font-weight-complex="normal"/>
    </style:style>
    <style:style style:name="P56"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65e3e5" officeooo:paragraph-rsid="0065e3e5" style:font-name-asian="Liberation Serif6" style:font-size-asian="7pt" style:font-style-asian="normal" style:font-weight-asian="normal" style:font-name-complex="Liberation Serif6" style:font-size-complex="7pt" style:font-style-complex="normal" style:font-weight-complex="normal"/>
    </style:style>
    <style:style style:name="P57"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bold" officeooo:rsid="00492f50"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58"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bold" officeooo:rsid="0194ef51"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59" style:family="paragraph" style:parent-style-name="Standard">
      <style:paragraph-properties fo:text-align="center" style:justify-single-word="false"/>
      <style:text-properties fo:color="#333333" style:text-line-through-style="none" style:text-line-through-type="none" style:text-position="0% 100%" style:font-name="DejaVu Serif" fo:font-size="10pt" fo:font-style="italic" style:text-underline-style="solid" style:text-underline-width="auto" style:text-underline-color="font-color" fo:font-weight="bold" officeooo:rsid="00b4e379" officeooo:paragraph-rsid="00b4e379" style:font-name-asian="Liberation Serif6" style:font-size-asian="8.75pt" style:font-style-asian="italic" style:font-weight-asian="bold" style:font-name-complex="Liberation Serif6" style:font-size-complex="10pt" style:font-style-complex="italic" style:font-weight-complex="bold"/>
    </style:style>
    <style:style style:name="P60" style:family="paragraph" style:parent-style-name="Standard">
      <style:paragraph-properties fo:text-align="center" style:justify-single-word="false"/>
      <style:text-properties fo:color="#333333" style:text-line-through-style="none" style:text-line-through-type="none" style:text-position="0% 100%" style:font-name="DejaVu Serif" fo:font-size="15pt" fo:font-style="italic" style:text-underline-style="solid" style:text-underline-width="auto" style:text-underline-color="font-color" fo:font-weight="bold" officeooo:rsid="00b4e379" officeooo:paragraph-rsid="00b4e379" style:font-name-asian="Liberation Serif6" style:font-size-asian="15pt" style:font-style-asian="italic" style:font-weight-asian="bold" style:font-name-complex="Liberation Serif6" style:font-size-complex="15pt" style:font-style-complex="italic" style:font-weight-complex="bold"/>
    </style:style>
    <style:style style:name="P61" style:family="paragraph" style:parent-style-name="Standard">
      <style:paragraph-properties fo:text-align="justify" style:justify-single-word="false"/>
      <style:text-properties fo:color="#333333" style:text-line-through-style="none" style:text-line-through-type="none" style:text-position="0% 100%" style:font-name="MathJax_Script" fo:font-size="6pt" fo:font-style="normal" style:text-underline-style="none" fo:font-weight="normal" officeooo:rsid="01c086a7" officeooo:paragraph-rsid="00492f50" style:font-name-asian="Liberation Serif6" style:font-size-asian="5.25pt" style:font-style-asian="normal" style:font-weight-asian="normal" style:font-name-complex="Liberation Serif6" style:font-size-complex="6pt" style:font-style-complex="normal" style:font-weight-complex="normal"/>
    </style:style>
    <style:style style:name="P62" style:family="paragraph" style:parent-style-name="Standard">
      <style:paragraph-properties fo:text-align="justify" style:justify-single-word="false"/>
      <style:text-properties fo:color="#333333" style:text-line-through-style="none" style:text-line-through-type="none" style:text-position="0% 100%" style:font-name="MathJax_Script" fo:font-size="6pt" fo:font-style="normal" style:text-underline-style="none" fo:font-weight="bold" officeooo:rsid="01c086a7" officeooo:paragraph-rsid="00492f50" style:font-name-asian="Liberation Serif6" style:font-size-asian="5.25pt" style:font-style-asian="normal" style:font-weight-asian="bold" style:font-name-complex="Liberation Serif6" style:font-size-complex="6pt" style:font-style-complex="normal" style:font-weight-complex="bold"/>
    </style:style>
    <style:style style:name="P63" style:family="paragraph" style:parent-style-name="Standard">
      <style:paragraph-properties fo:text-align="center" style:justify-single-word="false"/>
      <style:text-properties fo:color="#333333" style:text-line-through-style="none" style:text-line-through-type="none" style:text-position="0% 100%" style:font-name="Linux Biolinum O1" fo:font-size="11pt" fo:font-style="normal" style:text-underline-style="none" fo:font-weight="bold" officeooo:rsid="00b4e379" officeooo:paragraph-rsid="00b4e379" style:font-name-asian="Liberation Serif6" style:font-size-asian="11pt" style:font-style-asian="normal" style:font-weight-asian="bold" style:font-name-complex="Liberation Serif6" style:font-size-complex="11pt" style:font-style-complex="normal" style:font-weight-complex="bold"/>
    </style:style>
    <style:style style:name="P64" style:family="paragraph" style:parent-style-name="Standard">
      <style:paragraph-properties fo:text-align="justify" style:justify-single-word="false"/>
      <style:text-properties fo:color="#333333" style:text-line-through-style="none" style:text-line-through-type="none" style:text-position="0% 100%" style:font-name="Linux Biolinum O1" fo:font-size="11pt" fo:font-style="normal" style:text-underline-style="none" fo:font-weight="bold" officeooo:rsid="00b4e379" officeooo:paragraph-rsid="00b4e379" style:font-name-asian="Liberation Serif6" style:font-size-asian="11pt" style:font-style-asian="normal" style:font-weight-asian="bold" style:font-name-complex="Liberation Serif6" style:font-size-complex="11pt" style:font-style-complex="normal" style:font-weight-complex="bold"/>
    </style:style>
    <style:style style:name="P65" style:family="paragraph" style:parent-style-name="Standard">
      <style:paragraph-properties fo:text-align="center" style:justify-single-word="false"/>
      <style:text-properties fo:color="#333333" style:text-line-through-style="none" style:text-line-through-type="none" style:text-position="0% 100%" style:font-name="Linux Biolinum O1" fo:font-size="14pt" fo:font-style="normal" style:text-underline-style="none" fo:font-weight="bold" officeooo:rsid="00b4e379" officeooo:paragraph-rsid="00b4e379" style:font-name-asian="Liberation Serif6" style:font-size-asian="14pt" style:font-style-asian="normal" style:font-weight-asian="bold" style:font-name-complex="Liberation Serif6" style:font-size-complex="14pt" style:font-style-complex="normal" style:font-weight-complex="bold"/>
    </style:style>
    <style:style style:name="P66" style:family="paragraph" style:parent-style-name="Standard">
      <style:paragraph-properties fo:text-align="center" style:justify-single-word="false"/>
      <style:text-properties fo:color="#333333" style:text-line-through-style="none" style:text-line-through-type="none" style:text-position="0% 100%" style:font-name="Linux Biolinum O1" fo:font-size="7pt" fo:font-style="normal" style:text-underline-style="none" fo:font-weight="normal" officeooo:rsid="00c65c9c" officeooo:paragraph-rsid="00c65c9c" style:font-name-asian="Liberation Serif6" style:font-size-asian="7pt" style:font-style-asian="normal" style:font-weight-asian="normal" style:font-name-complex="Liberation Serif6" style:font-size-complex="7pt" style:font-style-complex="normal" style:font-weight-complex="normal"/>
    </style:style>
    <style:style style:name="P67" style:family="paragraph" style:parent-style-name="Standard">
      <style:paragraph-properties fo:text-align="center" style:justify-single-word="false"/>
      <style:text-properties fo:color="#333333" style:font-name="FreeMono" fo:font-size="16pt" fo:font-style="normal" style:text-underline-style="none" fo:font-weight="normal" officeooo:rsid="0052ca71" officeooo:paragraph-rsid="0052ca71" style:font-name-asian="Linux Biolinum O" style:font-size-asian="16pt" style:font-style-asian="normal" style:font-weight-asian="normal" style:font-name-complex="Linux Biolinum O" style:font-size-complex="16pt" style:font-style-complex="normal" style:font-weight-complex="normal"/>
    </style:style>
    <style:style style:name="P68" style:family="paragraph" style:parent-style-name="Standard">
      <style:paragraph-properties fo:text-align="justify" style:justify-single-word="false"/>
      <style:text-properties fo:color="#333333" style:font-name="Noto Sans Linear A" fo:font-size="9pt" fo:font-style="normal" fo:font-weight="normal" officeooo:rsid="0041e4ec" officeooo:paragraph-rsid="0041e4ec" style:font-name-asian="Linux Biolinum O" style:font-size-asian="9pt" style:font-style-asian="normal" style:font-weight-asian="normal" style:font-name-complex="Linux Biolinum O" style:font-size-complex="9pt" style:font-style-complex="normal" style:font-weight-complex="normal"/>
    </style:style>
    <style:style style:name="P69" style:family="paragraph" style:parent-style-name="Standard">
      <style:paragraph-properties fo:text-align="justify" style:justify-single-word="false"/>
      <style:text-properties fo:color="#333333" style:font-name="Noto Sans Linear A" fo:font-size="9pt" fo:font-style="normal" style:text-underline-style="none" fo:font-weight="normal" officeooo:rsid="00425fbc" officeooo:paragraph-rsid="00425fbc" style:font-name-asian="Linux Biolinum O" style:font-size-asian="9pt" style:font-style-asian="normal" style:font-weight-asian="normal" style:font-name-complex="Linux Biolinum O" style:font-size-complex="9pt" style:font-style-complex="normal" style:font-weight-complex="normal"/>
    </style:style>
    <style:style style:name="P70" style:family="paragraph" style:parent-style-name="Standard">
      <style:paragraph-properties fo:text-align="justify" style:justify-single-word="false"/>
      <style:text-properties fo:color="#333333" style:font-name="Noto Sans Linear A" fo:font-size="9pt" fo:font-style="normal" style:text-underline-style="none" fo:font-weight="normal" officeooo:rsid="0043baa0" officeooo:paragraph-rsid="0043baa0" style:font-name-asian="Linux Biolinum O" style:font-size-asian="9pt" style:font-style-asian="normal" style:font-weight-asian="normal" style:font-name-complex="Linux Biolinum O" style:font-size-complex="9pt" style:font-style-complex="normal" style:font-weight-complex="normal"/>
    </style:style>
    <style:style style:name="P71" style:family="paragraph" style:parent-style-name="Standard">
      <style:paragraph-properties fo:text-align="justify" style:justify-single-word="false"/>
      <style:text-properties fo:color="#333333" style:font-name="Noto Mono" fo:font-size="7pt" fo:font-style="normal" fo:font-weight="bold" officeooo:rsid="0041e4ec" officeooo:paragraph-rsid="0041e4ec" style:font-name-asian="Linux Biolinum O" style:font-size-asian="7pt" style:font-style-asian="normal" style:font-weight-asian="bold" style:font-name-complex="Linux Biolinum O" style:font-size-complex="7pt" style:font-style-complex="normal" style:font-weight-complex="bold"/>
    </style:style>
    <style:style style:name="P72" style:family="paragraph" style:parent-style-name="Standard">
      <style:paragraph-properties fo:text-align="justify" style:justify-single-word="false"/>
      <style:text-properties fo:color="#333333" style:font-name="Noto Mono" fo:font-size="7pt" fo:font-style="normal" style:text-underline-style="none" fo:font-weight="bold" officeooo:rsid="00425fbc" officeooo:paragraph-rsid="00425fbc" style:font-name-asian="Linux Biolinum O" style:font-size-asian="6.09999990463257pt" style:font-style-asian="normal" style:font-weight-asian="bold" style:font-name-complex="Linux Biolinum O" style:font-size-complex="7pt" style:font-style-complex="normal" style:font-weight-complex="bold"/>
    </style:style>
    <style:style style:name="P73" style:family="paragraph" style:parent-style-name="Standard">
      <style:paragraph-properties fo:text-align="center" style:justify-single-word="false"/>
      <style:text-properties fo:color="#999999" style:font-name="Noto Serif" fo:font-size="6pt" fo:font-style="italic" fo:font-weight="normal" officeooo:rsid="00299dfb" officeooo:paragraph-rsid="00299dfb" style:font-name-asian="Linux Biolinum O" style:font-size-asian="6pt" style:font-style-asian="italic" style:font-weight-asian="normal" style:font-name-complex="Linux Biolinum O" style:font-size-complex="6pt" style:font-style-complex="italic" style:font-weight-complex="normal"/>
    </style:style>
    <style:style style:name="P74" style:family="paragraph" style:parent-style-name="Standard">
      <style:paragraph-properties fo:text-align="center" style:justify-single-word="false"/>
      <style:text-properties fo:color="#999999" style:font-name="Noto Serif" fo:font-size="6pt" fo:font-style="italic" fo:font-weight="normal" officeooo:rsid="00772c67" officeooo:paragraph-rsid="00772c67" style:font-name-asian="Linux Biolinum O" style:font-size-asian="6pt" style:font-style-asian="italic" style:font-weight-asian="normal" style:font-name-complex="Linux Biolinum O" style:font-size-complex="6pt" style:font-style-complex="italic" style:font-weight-complex="normal"/>
    </style:style>
    <style:style style:name="P75" style:family="paragraph">
      <loext:graphic-properties draw:fill="bitmap" draw:fill-color="#b2b2b2" draw:fill-image-name="Painted_20_White"/>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7"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78" style:family="paragraph">
      <loext:graphic-properties draw:fill="gradient" draw:fill-color="#8d281e" draw:fill-gradient-name="Spotted_20_Gray"/>
      <style:paragraph-properties fo:text-align="center"/>
    </style:style>
    <style:style style:name="P79" style:family="paragraph">
      <loext:graphic-properties draw:fill="bitmap" draw:fill-image-name="Parchment_20_Paper"/>
    </style:style>
    <style:style style:name="P80" style:family="paragraph">
      <loext:graphic-properties draw:fill="solid" draw:fill-color="#999999"/>
    </style:style>
    <style:style style:name="P81" style:family="paragraph">
      <loext:graphic-properties draw:fill="gradient" draw:fill-color="#b2b2b2" draw:fill-gradient-name="London_20_Mist"/>
    </style:style>
    <style:style style:name="P82" style:family="paragraph">
      <loext:graphic-properties draw:fill-color="#666666"/>
    </style:style>
    <style:style style:name="P83" style:family="paragraph">
      <loext:graphic-properties draw:fill="gradient" draw:fill-color="#f6f9d4" draw:fill-gradient-name="Sunshine"/>
      <style:paragraph-properties fo:text-align="center"/>
    </style:style>
    <style:style style:name="P84" style:family="paragraph">
      <loext:graphic-properties draw:fill="none" draw:fill-color="#ffffff"/>
      <style:text-properties fo:color="#b2b2b2" style:font-name="MathJax_SansSerif" fo:font-size="18pt" fo:font-weight="bold" style:font-size-asian="18pt" style:font-weight-asian="bold" style:font-size-complex="18pt" style:font-weight-complex="bold"/>
    </style:style>
    <style:style style:name="P85" style:family="paragraph">
      <loext:graphic-properties draw:fill-color="#8d281e"/>
    </style:style>
    <style:style style:name="P86" style:family="paragraph">
      <loext:graphic-properties draw:fill="solid" draw:fill-color="#333333"/>
    </style:style>
    <style:style style:name="P87" style:family="paragraph">
      <loext:graphic-properties draw:fill-color="#8d281e"/>
      <style:paragraph-properties fo:text-align="center"/>
      <style:text-properties fo:font-size="12pt"/>
    </style:style>
    <style:style style:name="P88" style:family="paragraph">
      <loext:graphic-properties draw:fill-color="#333333"/>
    </style:style>
    <style:style style:name="P89" style:family="paragraph">
      <loext:graphic-properties draw:fill-color="#ffffff"/>
    </style:style>
    <style:style style:name="P90" style:family="paragraph">
      <loext:graphic-properties draw:fill="gradient" draw:fill-color="#333333" draw:fill-gradient-name="Mahagoni"/>
    </style:style>
    <style:style style:name="P91" style:family="paragraph">
      <loext:graphic-properties draw:fill="none" draw:fill-color="#ffffff"/>
      <style:text-properties fo:color="#333333"/>
    </style:style>
    <style:style style:name="P92" style:family="paragraph">
      <loext:graphic-properties draw:fill="none" draw:fill-color="#ffffff"/>
      <style:text-properties fo:color="#8d281e" style:text-outline="true" style:font-name="Noto Mono" fo:font-size="60pt" fo:font-style="italic" fo:text-shadow="none" style:text-underline-style="none" fo:font-weight="bold" style:font-size-asian="60pt" style:font-style-asian="italic" style:font-weight-asian="bold" style:font-size-complex="60pt" style:font-style-complex="italic" style:font-weight-complex="bold"/>
    </style:style>
    <style:style style:name="P93" style:family="paragraph">
      <loext:graphic-properties draw:fill="none" draw:fill-color="#ffffff"/>
      <style:text-properties fo:color="#8d281e" style:text-outline="true" fo:font-size="48pt" fo:text-shadow="none" fo:font-weight="bold" style:font-size-asian="48pt" style:font-weight-asian="bold" style:font-size-complex="48pt" style:font-weight-complex="bold"/>
    </style:style>
    <style:style style:name="P94" style:family="paragraph">
      <style:paragraph-properties fo:text-align="start"/>
    </style:style>
    <style:style style:name="P95" style:family="paragraph">
      <loext:graphic-properties draw:fill="none" draw:fill-color="#ffffff"/>
      <style:paragraph-properties fo:text-align="start"/>
      <style:text-properties fo:color="#333333" fo:font-size="12pt" style:font-size-asian="12pt" style:font-size-complex="12pt"/>
    </style:style>
    <style:style style:name="P96" style:family="paragraph">
      <style:paragraph-properties fo:text-align="center"/>
    </style:style>
    <style:style style:name="P97" style:family="paragraph">
      <loext:graphic-properties draw:fill="none" draw:fill-color="#ffffff"/>
      <style:text-properties style:text-outline="true" fo:font-size="26pt" style:font-size-asian="26pt" style:font-size-complex="26pt"/>
    </style:style>
    <style:style style:name="P98" style:family="paragraph">
      <style:paragraph-properties fo:text-align="justify"/>
    </style:style>
    <style:style style:name="P99" style:family="paragraph">
      <loext:graphic-properties draw:fill="none" draw:fill-color="#ffffff"/>
      <style:paragraph-properties fo:text-align="justify"/>
      <style:text-properties fo:color="#333333" style:font-name="MathJax_Typewriter" fo:font-size="7pt" style:font-size-asian="7pt" style:font-size-complex="7pt"/>
    </style:style>
    <style:style style:name="P100" style:family="paragraph">
      <loext:graphic-properties draw:fill="none" draw:fill-color="#ffffff"/>
      <style:paragraph-properties fo:text-align="justify"/>
      <style:text-properties fo:color="#333333" style:font-name="MathJax_Typewriter"/>
    </style:style>
    <style:style style:name="P101" style:family="paragraph">
      <loext:graphic-properties draw:fill="none" draw:fill-color="#ffffff"/>
      <style:text-properties fo:color="#333333" style:font-name="MathJax_Vector" fo:font-size="7pt" fo:font-style="normal" style:text-underline-style="none" fo:font-weight="bold" style:font-size-asian="7pt" style:font-style-asian="normal" style:font-weight-asian="bold" style:font-size-complex="7pt" style:font-style-complex="normal" style:font-weight-complex="bold"/>
    </style:style>
    <style:style style:name="P102" style:family="paragraph">
      <loext:graphic-properties draw:fill="none" draw:fill-color="#ffffff"/>
      <style:text-properties fo:color="#333333" style:font-name="MathJax_Vector" fo:font-size="7pt" fo:font-weight="bold" style:font-size-asian="7pt" style:font-weight-asian="bold" style:font-size-complex="7pt" style:font-weight-complex="bold"/>
    </style:style>
    <style:style style:name="P103" style:family="paragraph">
      <loext:graphic-properties draw:fill="none" draw:fill-color="#ffffff"/>
      <style:text-properties fo:color="#333333" style:font-name="FreeMono1" fo:font-size="12pt" style:font-size-asian="12pt" style:font-size-complex="12pt"/>
    </style:style>
    <style:style style:name="P104" style:family="paragraph">
      <loext:graphic-properties draw:fill="none" draw:fill-color="#ffffff"/>
      <style:paragraph-properties fo:text-align="center"/>
      <style:text-properties fo:color="#8d281e" style:text-outline="false" style:font-name="Linux Libertine Mono O" fo:font-size="10pt" fo:text-shadow="none" fo:font-weight="normal" style:font-size-asian="10pt" style:font-weight-asian="normal" style:font-size-complex="10pt" style:font-weight-complex="normal"/>
    </style:style>
    <style:style style:name="P105" style:family="paragraph">
      <loext:graphic-properties draw:fill="none" draw:fill-color="#ffffff"/>
      <style:paragraph-properties fo:text-align="justify"/>
      <style:text-properties fo:color="#8d281e" style:font-name="DejaVu Serif" fo:font-size="12pt" style:font-name-asian="Liberation Serif5" style:font-size-asian="7pt" style:font-name-complex="DejaVu Serif"/>
    </style:style>
    <style:style style:name="P106" style:family="paragraph">
      <loext:graphic-properties draw:fill="none"/>
    </style:style>
    <style:style style:name="P107" style:family="paragraph">
      <loext:graphic-properties draw:fill="none" draw:fill-color="#ffffff"/>
      <style:text-properties fo:color="#333333" fo:font-size="6pt" style:font-size-asian="6pt" style:font-size-complex="6pt"/>
    </style:style>
    <style:style style:name="P108" style:family="paragraph">
      <loext:graphic-properties draw:fill="none" draw:fill-color="#ffffff"/>
      <style:text-properties fo:color="#333333" style:font-name="Linux Biolinum O1" fo:font-size="13pt" fo:font-style="italic" fo:font-weight="normal" style:font-size-asian="13pt" style:font-style-asian="italic" style:font-weight-asian="normal" style:font-size-complex="13pt" style:font-style-complex="italic" style:font-weight-complex="normal"/>
    </style:style>
    <style:style style:name="P109" style:family="paragraph">
      <loext:graphic-properties draw:fill="none"/>
      <style:text-properties fo:font-size="12pt"/>
    </style:style>
    <style:style style:name="P110" style:family="paragraph">
      <loext:graphic-properties draw:fill="none" draw:fill-color="#ffffff"/>
      <style:text-properties fo:color="#333333" fo:font-size="7pt" style:font-size-asian="7pt" style:font-size-complex="7pt"/>
    </style:style>
    <style:style style:name="P111" style:family="paragraph">
      <loext:graphic-properties draw:fill="none" draw:fill-color="#ffffff"/>
      <style:text-properties fo:color="#8d281e" style:font-name="DejaVu Serif" fo:font-size="7pt" style:font-size-asian="7pt" style:font-size-complex="7pt"/>
    </style:style>
    <style:style style:name="P112" style:family="paragraph">
      <style:paragraph-properties fo:text-align="center"/>
      <style:text-properties fo:font-size="12pt"/>
    </style:style>
    <style:style style:name="P113" style:family="paragraph">
      <loext:graphic-properties draw:fill="none" draw:fill-color="#ffffff"/>
      <style:text-properties fo:color="#8d281e" style:text-outline="false" style:font-name="Linux Libertine Display O" fo:font-size="40pt" fo:font-style="normal" fo:text-shadow="1pt 1pt" fo:font-weight="bold" style:font-size-asian="40pt" style:font-style-asian="normal" style:font-weight-asian="bold" style:font-size-complex="40pt" style:font-style-complex="normal" style:font-weight-complex="bold"/>
    </style:style>
    <style:style style:name="P114" style:family="paragraph">
      <loext:graphic-properties draw:fill="none" draw:fill-color="#ffffff"/>
      <style:text-properties fo:color="#333333" fo:font-size="9pt" fo:font-style="italic" style:font-size-asian="9pt" style:font-style-asian="italic" style:font-size-complex="9pt" style:font-style-complex="italic"/>
    </style:style>
    <style:style style:name="P115" style:family="paragraph">
      <style:paragraph-properties fo:line-height="115%" fo:text-align="justify"/>
    </style:style>
    <style:style style:name="P116" style:family="paragraph">
      <loext:graphic-properties draw:fill="none" draw:fill-color="#ffffff"/>
      <style:text-properties fo:color="#333333" style:font-name="MathJax_Vector" fo:font-size="9pt" style:font-size-asian="9pt" style:font-size-complex="9pt"/>
    </style:style>
    <style:style style:name="P117" style:family="paragraph">
      <loext:graphic-properties draw:fill="none" draw:fill-color="#ffffff"/>
      <style:paragraph-properties fo:text-align="justify"/>
      <style:text-properties fo:color="#8d281e" style:font-name="DejaVu Serif" fo:font-size="6pt" style:font-size-asian="6pt" style:font-size-complex="6pt"/>
    </style:style>
    <style:style style:name="P118" style:family="paragraph">
      <loext:graphic-properties draw:fill-color="#ffffff"/>
      <style:text-properties fo:font-size="12pt"/>
    </style:style>
    <style:style style:name="T1" style:family="text">
      <style:text-properties officeooo:rsid="0005f2e0"/>
    </style:style>
    <style:style style:name="T2" style:family="text">
      <style:text-properties officeooo:rsid="004476e8"/>
    </style:style>
    <style:style style:name="T3" style:family="text">
      <style:text-properties officeooo:rsid="0046dbc2"/>
    </style:style>
    <style:style style:name="T4" style:family="text">
      <style:text-properties officeooo:rsid="004882f7"/>
    </style:style>
    <style:style style:name="T5" style:family="text">
      <style:text-properties fo:font-weight="normal" style:font-weight-asian="normal" style:font-weight-complex="normal"/>
    </style:style>
    <style:style style:name="T6" style:family="text">
      <style:text-properties fo:font-weight="normal" officeooo:rsid="01cf3de0" style:font-weight-asian="normal" style:font-weight-complex="normal"/>
    </style:style>
    <style:style style:name="T7" style:family="text">
      <style:text-properties fo:font-weight="normal" officeooo:rsid="01d0248b" style:font-weight-asian="normal" style:font-weight-complex="normal"/>
    </style:style>
    <style:style style:name="T8" style:family="text">
      <style:text-properties fo:font-weight="normal" officeooo:rsid="01c25e7f" style:font-weight-asian="normal" style:font-weight-complex="normal"/>
    </style:style>
    <style:style style:name="T9" style:family="text">
      <style:text-properties fo:font-weight="normal" officeooo:rsid="01c086a7" style:font-weight-asian="normal" style:font-weight-complex="normal"/>
    </style:style>
    <style:style style:name="T10" style:family="text">
      <style:text-properties fo:font-weight="normal" officeooo:rsid="01c286ed" style:font-weight-asian="normal" style:font-weight-complex="normal"/>
    </style:style>
    <style:style style:name="T11" style:family="text">
      <style:text-properties fo:font-weight="normal" officeooo:rsid="01ccc6a9" style:font-weight-asian="normal" style:font-weight-complex="normal"/>
    </style:style>
    <style:style style:name="T12" style:family="text">
      <style:text-properties fo:font-weight="normal" officeooo:rsid="01cace19" style:font-weight-asian="normal" style:font-weight-complex="normal"/>
    </style:style>
    <style:style style:name="T13" style:family="text">
      <style:text-properties fo:font-weight="normal" officeooo:rsid="01cd185e" style:font-weight-asian="normal" style:font-weight-complex="normal"/>
    </style:style>
    <style:style style:name="T14" style:family="text">
      <style:text-properties fo:font-weight="normal" officeooo:rsid="02304278" style:font-weight-asian="normal" style:font-weight-complex="normal"/>
    </style:style>
    <style:style style:name="T15" style:family="text">
      <style:text-properties fo:font-weight="normal" officeooo:rsid="0231a42d" style:font-weight-asian="normal" style:font-weight-complex="normal"/>
    </style:style>
    <style:style style:name="T16" style:family="text">
      <style:text-properties fo:font-weight="normal" officeooo:rsid="00492f50" style:font-weight-asian="normal" style:font-weight-complex="normal"/>
    </style:style>
    <style:style style:name="T17" style:family="text">
      <style:text-properties fo:font-weight="normal" officeooo:rsid="00644834"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1cd185e"/>
    </style:style>
    <style:style style:name="T20" style:family="text">
      <style:text-properties style:text-underline-style="solid" style:text-underline-width="auto" style:text-underline-color="font-color" officeooo:rsid="01cace19"/>
    </style:style>
    <style:style style:name="T21" style:family="text">
      <style:text-properties style:text-underline-style="solid" style:text-underline-width="auto" style:text-underline-color="font-color" officeooo:rsid="00492f50"/>
    </style:style>
    <style:style style:name="T22" style:family="text">
      <style:text-properties style:text-underline-style="solid" style:text-underline-width="auto" style:text-underline-color="font-color" officeooo:rsid="01ce75d7"/>
    </style:style>
    <style:style style:name="T23" style:family="text">
      <style:text-properties style:text-underline-style="solid" style:text-underline-width="auto" style:text-underline-color="font-color" officeooo:rsid="01cf3de0"/>
    </style:style>
    <style:style style:name="T24" style:family="text">
      <style:text-properties style:text-line-through-style="none" style:text-line-through-type="none" style:text-position="0% 100%" fo:font-weight="normal" officeooo:rsid="01c25e7f" style:font-weight-asian="normal" style:font-weight-complex="normal"/>
    </style:style>
    <style:style style:name="T25" style:family="text">
      <style:text-properties style:text-line-through-style="none" style:text-line-through-type="none" style:text-position="0% 100%" fo:font-weight="normal" officeooo:rsid="02180bbe" style:font-weight-asian="normal" style:font-weight-complex="normal"/>
    </style:style>
    <style:style style:name="T26" style:family="text">
      <style:text-properties style:text-line-through-style="none" style:text-line-through-type="none" style:text-position="0% 100%" fo:font-weight="normal" officeooo:rsid="01c92a8a" style:font-weight-asian="normal" style:font-weight-complex="normal"/>
    </style:style>
    <style:style style:name="T27" style:family="text">
      <style:text-properties style:text-line-through-style="none" style:text-line-through-type="none" style:text-position="0% 100%" style:text-underline-style="solid" style:text-underline-width="auto" style:text-underline-color="font-color" officeooo:rsid="01c25e7f"/>
    </style:style>
    <style:style style:name="T28" style:family="text">
      <style:text-properties officeooo:rsid="005201f8"/>
    </style:style>
    <style:style style:name="T29" style:family="text">
      <style:text-properties fo:color="#8d281e" officeooo:rsid="0055037f"/>
    </style:style>
    <style:style style:name="T30" style:family="text">
      <style:text-properties fo:color="#8d281e" style:font-name="Noto Serif"/>
    </style:style>
    <style:style style:name="T31" style:family="text">
      <style:text-properties fo:color="#8d281e" fo:font-size="13pt" officeooo:rsid="00746b51" style:font-size-asian="13pt" style:font-size-complex="13pt"/>
    </style:style>
    <style:style style:name="T32" style:family="text">
      <style:text-properties officeooo:rsid="0056c5bf"/>
    </style:style>
    <style:style style:name="T33" style:family="text">
      <style:text-properties officeooo:rsid="005940a8"/>
    </style:style>
    <style:style style:name="T34" style:family="text">
      <style:text-properties officeooo:rsid="005ab414"/>
    </style:style>
    <style:style style:name="T35" style:family="text">
      <style:text-properties officeooo:rsid="00600eb2"/>
    </style:style>
    <style:style style:name="T36" style:family="text">
      <style:text-properties officeooo:rsid="006a7a16"/>
    </style:style>
    <style:style style:name="T37" style:family="text">
      <style:text-properties officeooo:rsid="006b3032"/>
    </style:style>
    <style:style style:name="T38" style:family="text">
      <style:text-properties officeooo:rsid="007834b0"/>
    </style:style>
    <style:style style:name="T39" style:family="text">
      <style:text-properties fo:font-style="italic" officeooo:rsid="007834b0"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80008a" style:font-style-asian="normal" style:font-style-complex="normal"/>
    </style:style>
    <style:style style:name="T42" style:family="text">
      <style:text-properties fo:font-style="normal" officeooo:rsid="0080cd98" style:font-style-asian="normal" style:font-style-complex="normal"/>
    </style:style>
    <style:style style:name="T43" style:family="text">
      <style:text-properties officeooo:rsid="0080008a"/>
    </style:style>
    <style:style style:name="T44" style:family="text">
      <style:text-properties officeooo:rsid="009544ef"/>
    </style:style>
    <style:style style:name="T45" style:family="text">
      <style:text-properties officeooo:rsid="009b89f4"/>
    </style:style>
    <style:style style:name="T46" style:family="text">
      <style:text-properties style:font-name="Noto Serif"/>
    </style:style>
    <style:style style:name="T47" style:family="text">
      <style:text-properties officeooo:rsid="00d1f99b"/>
    </style:style>
    <style:style style:name="T48" style:family="text">
      <style:text-properties officeooo:rsid="00d2e783"/>
    </style:style>
    <style:style style:name="T49" style:family="text">
      <style:text-properties fo:font-variant="normal" fo:text-transform="none" fo:color="#b2b2b2" style:text-outline="false" style:text-line-through-style="none" style:text-line-through-type="none" style:text-position="0% 100%" style:font-name="MathJax_SansSerif"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style:style>
    <style:style style:name="T50"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style:style>
    <style:style style:name="T51"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2"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Linux Biolinum O"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3" style:family="text">
      <style:text-properties fo:font-variant="normal" fo:text-transform="none" fo:color="#b2b2b2" style:text-outline="false" style:text-line-through-style="none" style:text-line-through-type="none" style:text-position="0% 100%" style:font-name="MathJax_SansSerif"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Linux Biolinum O"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4" style:family="text">
      <style:text-properties fo:color="#b2b2b2" style:font-name="MathJax_SansSerif" fo:font-size="18pt" fo:font-weight="bold" style:font-size-asian="18pt" style:font-weight-asian="bold" style:font-size-complex="18pt" style:font-weight-complex="bold"/>
    </style:style>
    <style:style style:name="T55" style:family="text">
      <style:text-properties fo:color="#333333"/>
    </style:style>
    <style:style style:name="T56" style:family="text">
      <style:text-properties fo:color="#8d281e" style:text-outline="true" style:font-name="Noto Serif Display" fo:font-size="60pt" fo:font-style="italic" fo:text-shadow="none" style:text-underline-style="none" fo:font-weight="bold" style:font-size-asian="60pt" style:font-style-asian="italic" style:font-weight-asian="bold" style:font-size-complex="60pt" style:font-style-complex="italic" style:font-weight-complex="bold"/>
    </style:style>
    <style:style style:name="T57" style:family="text">
      <style:text-properties fo:color="#8d281e" style:text-outline="true" fo:font-size="48pt" fo:text-shadow="none" fo:font-weight="bold" style:font-size-asian="48pt" style:font-weight-asian="bold" style:font-size-complex="48pt" style:font-weight-complex="bold"/>
    </style:style>
    <style:style style:name="T58" style:family="text">
      <style:text-properties fo:color="#333333" style:font-name="Noto Serif" fo:font-size="12pt" fo:font-weight="bold" style:font-name-asian="Linux Biolinum O" style:font-size-asian="12pt" style:font-weight-asian="bold" style:font-name-complex="Noto Serif" style:font-size-complex="12pt" style:font-weight-complex="bold"/>
    </style:style>
    <style:style style:name="T59" style:family="text">
      <style:text-properties fo:color="#8d281e" style:text-outline="true" style:font-name="Caladea1" fo:font-size="26pt" fo:font-style="italic" fo:font-weight="bold" style:font-name-asian="Liberation Serif5" style:font-size-asian="26pt" style:font-style-asian="italic" style:font-weight-asian="bold" style:font-name-complex="Caladea1" style:font-size-complex="26pt" style:font-style-complex="italic" style:font-weight-complex="bold"/>
    </style:style>
    <style:style style:name="T60" style:family="text">
      <style:text-properties fo:color="#333333" style:font-name="MathJax_Typewriter" fo:font-size="7pt" style:font-size-asian="7pt" style:font-size-complex="7pt"/>
    </style:style>
    <style:style style:name="T61" style:family="text">
      <style:text-properties fo:color="#333333" style:font-name="MathJax_Typewriter" fo:font-size="7pt" fo:font-weight="bold" style:font-size-asian="7pt" style:font-weight-asian="bold" style:font-size-complex="7pt" style:font-weight-complex="bold"/>
    </style:style>
    <style:style style:name="T62" style:family="text">
      <style:text-properties fo:color="#333333" style:font-name="MathJax_Typewriter" fo:font-size="7pt" fo:font-weight="normal" style:font-size-asian="7pt" style:font-weight-asian="normal" style:font-size-complex="7pt" style:font-weight-complex="normal"/>
    </style:style>
    <style:style style:name="T63" style:family="text">
      <style:text-properties fo:color="#333333" style:font-name="MathJax_Vector" fo:font-size="7pt" fo:font-style="normal" style:text-underline-style="none" fo:font-weight="bold" style:font-size-asian="7pt" style:font-style-asian="normal" style:font-weight-asian="bold" style:font-size-complex="7pt" style:font-style-complex="normal" style:font-weight-complex="bold"/>
    </style:style>
    <style:style style:name="T64" style:family="text">
      <style:text-properties fo:color="#333333" style:font-name="MathJax_Vector" fo:font-size="7pt" fo:font-weight="bold" style:font-size-asian="7pt" style:font-weight-asian="bold" style:font-size-complex="7pt" style:font-weight-complex="bold"/>
    </style:style>
    <style:style style:name="T65" style:family="text">
      <style:text-properties fo:color="#333333" style:font-name="FreeMono1" fo:font-size="12pt" style:font-size-asian="12pt" style:font-size-complex="12pt"/>
    </style:style>
    <style:style style:name="T66" style:family="text">
      <style:text-properties fo:color="#333333" style:font-name="FreeMono1" fo:font-size="10pt" style:font-size-asian="10pt" style:font-size-complex="10pt"/>
    </style:style>
    <style:style style:name="T67" style:family="text">
      <style:text-properties fo:color="#333333" style:font-name="FreeMono1" fo:font-size="11pt" style:font-size-asian="11pt" style:font-size-complex="11pt"/>
    </style:style>
    <style:style style:name="T68" style:family="text">
      <style:text-properties fo:color="#8d281e" style:text-outline="false" style:font-name="Linux Libertine Mono O" fo:font-size="10pt" fo:text-shadow="none" fo:font-weight="normal" style:font-size-asian="10pt" style:font-weight-asian="normal" style:font-size-complex="10pt" style:font-weight-complex="normal"/>
    </style:style>
    <style:style style:name="T69" style:family="text">
      <style:text-properties fo:color="#8d281e" style:text-outline="true" style:font-name="Linux Libertine Mono O" fo:font-size="22pt" fo:text-shadow="none" fo:font-weight="normal" style:font-size-asian="22pt" style:font-weight-asian="normal" style:font-size-complex="22pt" style:font-weight-complex="normal"/>
    </style:style>
    <style:style style:name="T70" style:family="text">
      <style:text-properties fo:color="#8d281e" style:font-name="DejaVu Serif" fo:font-size="7pt" style:font-name-asian="Liberation Serif5" style:font-size-asian="7pt" style:font-name-complex="DejaVu Serif"/>
    </style:style>
    <style:style style:name="T71" style:family="text">
      <style:text-properties fo:color="#333333" fo:font-size="6pt" style:font-size-asian="6pt" style:font-size-complex="6pt"/>
    </style:style>
    <style:style style:name="T72" style:family="text">
      <style:text-properties fo:color="#333333" style:font-name="Linux Biolinum O1" fo:font-size="13pt" fo:font-style="italic" fo:font-weight="normal" style:font-size-asian="13pt" style:font-style-asian="italic" style:font-weight-asian="normal" style:font-size-complex="13pt" style:font-style-complex="italic" style:font-weight-complex="normal"/>
    </style:style>
    <style:style style:name="T73" style:family="text">
      <style:text-properties fo:color="#333333" fo:font-size="7pt" style:font-size-asian="7pt" style:font-size-complex="7pt"/>
    </style:style>
    <style:style style:name="T74" style:family="text">
      <style:text-properties fo:color="#8d281e" style:font-name="DejaVu Serif" fo:font-size="7pt" style:font-size-asian="7pt" style:font-size-complex="7pt"/>
    </style:style>
    <style:style style:name="T75" style:family="text">
      <style:text-properties fo:color="#8d281e" style:text-outline="false" style:font-name="Linux Libertine Display O" fo:font-size="40pt" fo:font-style="normal" fo:text-shadow="1pt 1pt" fo:font-weight="bold" style:font-size-asian="40pt" style:font-style-asian="normal" style:font-weight-asian="bold" style:font-size-complex="40pt" style:font-style-complex="normal" style:font-weight-complex="bold"/>
    </style:style>
    <style:style style:name="T76" style:family="text">
      <style:text-properties fo:color="#333333" fo:font-size="9pt" fo:font-style="italic" style:font-size-asian="9pt" style:font-style-asian="italic" style:font-size-complex="9pt" style:font-style-complex="italic"/>
    </style:style>
    <style:style style:name="T77" style:family="text">
      <style:text-properties fo:color="#333333" style:text-position="super 58%" style:font-name="MathJax_Typewriter" fo:font-size="7pt" fo:font-weight="bold" style:font-size-asian="7pt" style:font-weight-asian="bold" style:font-size-complex="7pt" style:font-weight-complex="bold"/>
    </style:style>
    <style:style style:name="T78" style:family="text">
      <style:text-properties fo:color="#333333" style:font-name="MathJax_Math" fo:font-size="7pt" fo:font-weight="bold" style:font-size-asian="7pt" style:font-weight-asian="bold" style:font-size-complex="7pt" style:font-weight-complex="bold"/>
    </style:style>
    <style:style style:name="T79" style:family="text">
      <style:text-properties fo:color="#ff0000" style:font-name="MathJax_Typewriter" fo:font-size="7pt" fo:font-weight="bold" style:font-size-asian="7pt" style:font-weight-asian="bold" style:font-size-complex="7pt" style:font-weight-complex="bold"/>
    </style:style>
    <style:style style:name="T80" style:family="text">
      <style:text-properties fo:color="#333333" style:font-name="MathJax_Typewriter" fo:font-size="7pt" style:text-underline-style="solid" style:text-underline-width="auto" style:text-underline-color="font-color" fo:font-weight="bold" style:font-size-asian="7pt" style:font-weight-asian="bold" style:font-size-complex="7pt" style:font-weight-complex="bold"/>
    </style:style>
    <style:style style:name="T81" style:family="text">
      <style:text-properties fo:color="#333333" style:font-name="MathJax_Vector" fo:font-size="9pt" style:font-size-asian="9pt" style:font-size-complex="9pt"/>
    </style:style>
    <style:style style:name="T82" style:family="text">
      <style:text-properties fo:color="#8d281e" style:font-name="DejaVu Serif" fo:font-size="6pt" style:font-size-asian="6pt" style:font-size-complex="6pt"/>
    </style:style>
    <style:style style:name="T83" style:family="text">
      <style:text-properties fo:color="#333333" style:font-name="MathJax_Math" fo:font-size="7pt" fo:font-weight="normal" style:font-size-asian="7pt" style:font-weight-asian="normal" style:font-size-complex="7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fo:padding="0in" fo:border="none" draw:ole-draw-aspect="1"/>
    </style:style>
    <style:style style:name="fr3" style:family="graphic" style:parent-style-name="OLE">
      <style:graphic-properties style:vertical-pos="from-top" style:vertical-rel="paragraph" style:horizontal-pos="from-left" style:horizontal-rel="paragraph" draw:ole-draw-aspect="1"/>
    </style:style>
    <style:style style:name="gr1" style:family="graphic">
      <style:graphic-properties svg:stroke-color="#ffffff" draw:fill="bitmap" draw:fill-color="#b2b2b2" draw:fill-image-name="Painted_20_White" draw:textarea-horizontal-align="justify" draw:textarea-vertical-align="middle" draw:auto-grow-height="false" fo:min-height="0.3346in" fo:min-width="5.2016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top" fo:min-height="0.709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color="#000000" draw:fill="gradient" draw:fill-color="#8d281e" draw:fill-gradient-name="Spotted_20_Gray" draw:textarea-horizontal-align="justify" draw:textarea-vertical-align="middle" draw:auto-grow-height="false" fo:min-height="0.1173in" fo:min-width="0.1173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color="#808080" draw:fill="bitmap" draw:fill-image-name="Parchment_20_Paper" draw:textarea-horizontal-align="justify" draw:textarea-vertical-align="middle" draw:auto-grow-height="false" fo:min-height="0.1437in" fo:min-width="0.1437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stroke-dash="Fine_20_Dashed" svg:stroke-color="#000000" draw:fill="gradient" draw:fill-color="#8d281e" draw:fill-gradient-name="Spotted_20_Gray" draw:textarea-horizontal-align="justify" draw:textarea-vertical-align="middle" draw:auto-grow-height="false" fo:min-height="0.1173in" fo:min-width="0.1181in"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999999" draw:fill="solid" draw:fill-color="#999999" draw:textarea-horizontal-align="justify" draw:textarea-vertical-align="middle" draw:auto-grow-height="false" fo:min-height="0.0161in" fo:min-width="0.0547in"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color="#b2b2b2" draw:fill="gradient" draw:fill-color="#b2b2b2" draw:fill-gradient-name="London_20_Mist" draw:textarea-horizontal-align="justify" draw:textarea-vertical-align="middle" draw:auto-grow-height="false" fo:min-height="0.0689in" fo:min-width="1.1874in"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color="#666666" draw:fill-color="#666666" draw:textarea-horizontal-align="justify" draw:textarea-vertical-align="middle" draw:auto-grow-height="false" fo:min-height="0.0201in" fo:min-width="0.878in"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color="#b2b2b2" draw:fill="gradient" draw:fill-color="#b2b2b2" draw:fill-gradient-name="London_20_Mist" draw:textarea-horizontal-align="justify" draw:textarea-vertical-align="middle" draw:auto-grow-height="false" fo:min-height="1.9811in" fo:min-width="0.0902in"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ffd428" draw:fill="gradient" draw:fill-color="#f6f9d4" draw:fill-gradient-name="Sunshine" draw:textarea-horizontal-align="justify" draw:textarea-vertical-align="middle" draw:auto-grow-height="false" fo:min-height="0.2307in" fo:min-width="0.2307in"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color="#b2b2b2" draw:fill="gradient" draw:fill-color="#b2b2b2" draw:fill-gradient-name="London_20_Mist" draw:textarea-horizontal-align="justify" draw:textarea-vertical-align="middle" draw:auto-grow-height="false" fo:min-height="2.1846in" fo:min-width="0.0902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8d281e" draw:fill-color="#8d281e" draw:textarea-horizontal-align="justify" draw:textarea-vertical-align="middle" draw:auto-grow-height="false" fo:min-height="0.0291in" fo:min-width="3.7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cccccc" draw:fill="gradient" draw:fill-color="#b2b2b2" draw:fill-gradient-name="London_20_Mist" draw:textarea-horizontal-align="justify" draw:textarea-vertical-align="middle" draw:auto-grow-height="false" fo:min-height="2.2154in" fo:min-width="0.0902in"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cccccc" draw:fill="gradient" draw:fill-color="#b2b2b2" draw:fill-gradient-name="London_20_Mist" draw:textarea-horizontal-align="justify" draw:textarea-vertical-align="middle" draw:auto-grow-height="false" fo:min-height="2.0138in" fo:min-width="0.0902in"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8d281e" draw:fill-color="#8d281e" draw:textarea-horizontal-align="justify" draw:textarea-vertical-align="middle" draw:auto-grow-height="false" fo:min-height="0.028in" fo:min-width="3.7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8d281e" draw:fill-color="#8d281e" draw:textarea-horizontal-align="justify" draw:textarea-vertical-align="middle" draw:auto-grow-height="false" fo:min-height="0.028in" fo:min-width="2.8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666666" draw:fill="solid" draw:fill-color="#333333" draw:textarea-horizontal-align="justify" draw:textarea-vertical-align="middle" draw:auto-grow-height="false" fo:min-height="0.0736in" fo:min-width="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8d281e" draw:fill-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333333" draw:marker-end="Arrowheads_20_6" draw:fill-color="#333333" draw:textarea-horizontal-align="justify" draw:textarea-vertical-align="middle" draw:auto-grow-height="false" fo:min-height="0.0236in" fo:min-width="0.1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333333" draw:marker-end="Arrowheads_20_6" draw:fill-color="#333333" draw:textarea-horizontal-align="justify" draw:textarea-vertical-align="middle" draw:auto-grow-height="false" fo:min-height="0.0236in" fo:min-width="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8d281e" draw:fill-color="#8d281e" draw:textarea-horizontal-align="justify" draw:textarea-vertical-align="middle" draw:auto-grow-height="false" fo:min-height="0.0882in" fo:min-width="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ffffff" draw:fill-color="#ffffff" draw:textarea-horizontal-align="justify" draw:textarea-vertical-align="middle" draw:auto-grow-height="false" fo:min-height="0.0693in" fo:min-width="0.0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50200c" draw:fill="gradient" draw:fill-color="#333333" draw:fill-gradient-name="Mahagoni" draw:textarea-horizontal-align="justify" draw:textarea-vertical-align="middle" draw:auto-grow-height="false" fo:min-height="0.0736in" fo:min-width="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8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7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5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1.9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5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5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draw:stroke-dash="Line_20_Style_20_9" svg:stroke-color="#8d281e" draw:fill="none" draw:textarea-horizontal-align="justify" draw:textarea-vertical-align="middle" draw:auto-grow-height="false" fo:min-height="0.6827in" fo:min-width="6.8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dash" draw:stroke-dash="Ultrafine_20_Dashed" svg:stroke-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6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2.0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333333" draw:fill="none" draw:textarea-horizontal-align="justify" draw:textarea-vertical-align="middle" draw:auto-grow-height="false" fo:min-height="1.6945in" fo:min-width="2.5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333333" draw:fill="none" draw:textarea-horizontal-align="justify" draw:textarea-vertical-align="middle" draw:auto-grow-height="false" fo:min-height="4.7071in" fo:min-width="6.6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33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1.1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2.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dash" draw:stroke-dash="Ultrafine_20_Dashed" svg:stroke-color="#33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665in"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5811in" style:run-through="foreground" style:vertical-pos="from-top" style:vertical-rel="paragraph" style:horizontal-pos="from-left" style:horizontal-rel="paragraph" draw:wrap-influence-on-position="once-concurrent" style:flow-with-text="false"/>
    </style:style>
    <style:style style:name="gr54" style:family="graphic">
      <style:graphic-properties svg:stroke-color="#8d281e" draw:fill="none" draw:textarea-horizontal-align="justify" draw:textarea-vertical-align="middle" draw:auto-grow-height="false" fo:min-height="0.6091in" fo:min-width="4.9535in"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dash" draw:stroke-dash="Ultrafine_20_Dashed" svg:stroke-color="#8d281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6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1.2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style:run-through="foreground" style:vertical-pos="from-top" style:vertical-rel="paragraph" style:horizontal-pos="from-left" style:horizontal-rel="paragraph" draw:wrap-influence-on-position="once-concurrent" style:flow-with-text="false"/>
    </style:style>
    <style:style style:name="gr60" style:family="graphic">
      <style:graphic-properties svg:stroke-color="#333333" draw:textarea-horizontal-align="center" draw:textarea-vertical-align="middle" style:run-through="foreground"/>
    </style:style>
    <style:style style:name="gr61" style:family="graphic">
      <style:graphic-properties draw:stroke="none" svg:stroke-color="#000000" draw:fill="none" draw:fill-color="#ffffff" fo:min-height="1.4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8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8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1.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9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6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1.7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9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6118in"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0.7543in" style:run-through="foreground" style:vertical-pos="from-top" style:vertical-rel="paragraph" style:horizontal-pos="from-left" style:horizontal-rel="paragraph" draw:wrap-influence-on-position="once-concurrent" style:flow-with-text="false"/>
    </style:style>
    <style:style style:name="gr73" style:family="graphic">
      <style:graphic-properties svg:stroke-color="#8d281e" draw:fill="none" draw:textarea-horizontal-align="justify" draw:textarea-vertical-align="middle" draw:auto-grow-height="false" fo:min-height="1.2409in" fo:min-width="3.0425in"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dash" draw:stroke-dash="Fine_20_Dashed" svg:stroke-color="#8d281e" draw:fill="none" draw:textarea-horizontal-align="justify" draw:textarea-vertical-align="middle" draw:auto-grow-height="false" fo:min-height="0.6327in" fo:min-width="0.9398in" style:run-through="foreground" style:vertical-pos="from-top" style:vertical-rel="paragraph" style:horizontal-pos="from-left" style:horizontal-rel="paragraph" draw:wrap-influence-on-position="once-concurrent" style:flow-with-text="false"/>
    </style:style>
    <style:style style:name="gr75" style:family="graphic">
      <style:graphic-properties svg:stroke-color="#ffffff" draw:fill-color="#ffffff" draw:textarea-horizontal-align="justify" draw:textarea-vertical-align="middle" draw:auto-grow-height="false" fo:min-height="0.7244in" fo:min-width="0.0866in" style:run-through="foreground" style:vertical-pos="from-top" style:vertical-rel="paragraph" style:horizontal-pos="from-left" style:horizontal-rel="paragraph" draw:wrap-influence-on-position="once-concurrent" style:flow-with-text="false"/>
    </style:style>
    <style:style style:name="gr76" style:family="graphic">
      <style:graphic-properties svg:stroke-color="#ffffff" draw:fill-color="#ffffff" draw:textarea-horizontal-align="justify" draw:textarea-vertical-align="middle" draw:auto-grow-height="false" fo:min-height="0.1035in" fo:min-width="1.0634in"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0.8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0.71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3">PROGRAMMING</text:p>
      <text:p text:style-name="P1"/>
      <text:p text:style-name="P4">— FOR THE —</text:p>
      <text:p text:style-name="P28">M<text:span text:style-name="T1">ATHEMATICIAN</text:span></text:p>
      <text:p text:style-name="P2"/>
      <text:p text:style-name="P2"/>
      <text:p text:style-name="P8"/>
      <text:p text:style-name="P8"><draw:custom-shape text:anchor-type="paragraph" draw:z-index="6" draw:name="Shape4" draw:style-name="gr6" draw:text-style-name="P80" svg:width="0.098in" svg:height="0.0287in" svg:x="4.9236in" svg:y="2.4854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7" draw:name="Shape4" draw:style-name="gr6" draw:text-style-name="P80" svg:width="0.098in" svg:height="0.0287in" svg:x="5.5709in" svg:y="2.4854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8" draw:name="Shape5" draw:style-name="gr7" draw:text-style-name="P81" svg:width="1.1949in" svg:height="0.076in" svg:x="4.6953in" svg:y="2.3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6" draw:style-name="gr9" draw:text-style-name="P81" svg:width="0.0906in" svg:height="1.9815in" svg:x="5.2575in" svg:y="0.402in"><text:p/><draw:enhanced-geometry svg:viewBox="0 0 21600 21600" draw:mirror-horizontal="false" draw:mirror-vertical="false" draw:type="rectangle" draw:enhanced-path="M 0 0 L 21600 0 21600 21600 0 21600 0 0 Z N"/></draw:custom-shape><draw:custom-shape text:anchor-type="paragraph" draw:z-index="11" draw:name="Shape7" draw:style-name="gr10" draw:text-style-name="P83" svg:width="0.3252in" svg:height="0.3252in" svg:x="5.1374in" svg:y="0.0827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7" draw:style-name="gr10" draw:text-style-name="P83" svg:width="0.3252in" svg:height="0.3252in" svg:x="1.4335in" svg:y="0.0819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3" draw:style-name="gr5" draw:text-style-name="P78" svg:width="0.1657in" svg:height="0.165in" svg:x="4.8898in" svg:y="2.4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4" draw:style-name="gr4" draw:text-style-name="P79" svg:width="0.2039in" svg:height="0.2039in" svg:x="4.8709in" svg:y="2.3909in"><text:p/><draw:enhanced-geometry svg:viewBox="0 0 21600 21600" draw:glue-points="10800 0 3163 3163 0 10800 3163 18437 10800 21600 18437 18437 21600 10800 18437 3163" draw:text-areas="3163 3163 18437 18437" draw:type="ring" draw:modifiers="2312.1126760563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2" draw:name="Shape3" draw:style-name="gr3" draw:text-style-name="P78" svg:width="0.1661in" svg:height="0.165in" svg:x="5.5362in" svg:y="2.4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4" draw:style-name="gr4" draw:text-style-name="P79" svg:width="0.2039in" svg:height="0.2039in" svg:x="5.5173in" svg:y="2.3909in"><text:p/><draw:enhanced-geometry svg:viewBox="0 0 21600 21600" draw:glue-points="10800 0 3163 3163 0 10800 3163 18437 10800 21600 18437 18437 21600 10800 18437 3163" draw:text-areas="3163 3163 18437 18437" draw:type="ring" draw:modifiers="2312.1126760563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19" draw:name="Shape7" draw:style-name="gr10" draw:text-style-name="P83" svg:width="0.3252in" svg:height="0.3252in" svg:x="1.4335in" svg:y="0.0819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7" draw:style-name="gr10" draw:text-style-name="P83" svg:width="0.3252in" svg:height="0.3252in" svg:x="5.1374in" svg:y="0.0827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12" draw:name="Shape6" draw:style-name="gr11" draw:text-style-name="P81" svg:width="0.0906in" svg:height="2.185in" svg:x="1.552in" svg:y="0.0453in"><text:p/><draw:enhanced-geometry svg:viewBox="0 0 21600 21600" draw:mirror-horizontal="false" draw:mirror-vertical="false" draw:type="rectangle" draw:enhanced-path="M 0 0 L 21600 0 21600 21600 0 21600 0 0 Z N"/></draw:custom-shape><draw:custom-shape text:anchor-type="paragraph" draw:z-index="17" draw:name="Shape6" draw:style-name="gr15" draw:text-style-name="P81" svg:width="0.0906in" svg:height="2.2157in" svg:x="1.552in" svg:y="0.0146in"><text:p/><draw:enhanced-geometry svg:viewBox="0 0 21600 21600" draw:mirror-horizontal="false" draw:mirror-vertical="false" draw:type="rectangle" draw:enhanced-path="M 0 0 L 21600 0 21600 21600 0 21600 0 0 Z N"/></draw:custom-shape><draw:custom-shape text:anchor-type="paragraph" draw:z-index="18" draw:name="Shape6" draw:style-name="gr16" draw:text-style-name="P81" svg:width="0.0906in" svg:height="2.0142in" svg:x="5.2575in" svg:y="0.0209in"><text:p/><draw:enhanced-geometry svg:viewBox="0 0 21600 21600" draw:mirror-horizontal="false" draw:mirror-vertical="false" draw:type="rectangle" draw:enhanced-path="M 0 0 L 21600 0 21600 21600 0 21600 0 0 Z N"/></draw:custom-shape></text:p>
      <text:p text:style-name="P8"/>
      <text:p text:style-name="P8"/>
      <text:p text:style-name="P8"><draw:custom-shape text:anchor-type="paragraph" draw:z-index="22" draw:name="Shape16" draw:style-name="gr18" draw:text-style-name="P85" svg:width="2.8689in" svg:height="0.0307in" draw:transform="rotate (0.0616101225953998) translate (1.54097222222222in 0.3381944444444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24" draw:name="Shape12" draw:style-name="gr20" draw:text-style-name="P87" svg:width="0.0677in" svg:height="0.0732in" svg:x="1.5181in" svg:y="0.3366in" draw:kind="cut" draw:start-angle="89.7" draw:end-angle="270.31"><text:p/></draw:ellipse><draw:custom-shape text:anchor-type="paragraph" draw:z-index="28" draw:name="Shape14" draw:style-name="gr23" draw:text-style-name="P85" svg:width="0.098in" svg:height="0.0886in" draw:transform="rotate (0.751538775908758) translate (1.51041666666667in 0.39375in)"><text:p/><draw:enhanced-geometry svg:viewBox="0 0 21600 21600" draw:type="block-arc" draw:modifiers="-124.93347367229 6286.83770746189"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text:anchor-type="paragraph" draw:z-index="30" draw:name="Shape11" draw:style-name="gr24" draw:text-style-name="P89" svg:width="0.115in" svg:height="0.1394in" svg:x="4.35in" svg:y="0.1693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6" draw:name="Shape13" draw:style-name="gr21" draw:text-style-name="P88" svg:width="0.1551in" svg:height="0.0421in" draw:transform="rotate (0.0684169066781777) translate (4.46458333333333in 0.148611111111111in)"><text:p/><draw:enhanced-geometry svg:viewBox="0 0 21600 21600" draw:text-areas="0 ?f0 ?f5 ?f2" draw:type="right-arrow" draw:modifiers="14367.8571428571 4603.278688524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Shape11" draw:style-name="gr24" draw:text-style-name="P89" svg:width="0.115in" svg:height="0.1394in" svg:x="4.3591in" svg:y="0.0516in"><text:p/><draw:enhanced-geometry svg:viewBox="0 0 21600 21600" draw:glue-points="10800 0 0 10800 10800 21600 21600 10800" draw:text-areas="5400 5400 16200 16200" draw:type="diamond" draw:enhanced-path="M 10800 0 L 21600 10800 10800 21600 0 10800 10800 0 Z N"/></draw:custom-shape></text:p>
      <text:p text:style-name="P8"><draw:custom-shape text:anchor-type="paragraph" draw:z-index="16" draw:name="Shape16" draw:style-name="gr14" draw:text-style-name="P85" svg:width="3.7197in" svg:height="0.0323in" draw:transform="rotate (-0.069987703004973) translate (1.59513888888889in 0.0333333333333333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16" draw:style-name="gr17" draw:text-style-name="P85" svg:width="3.7217in" svg:height="0.0307in" draw:transform="rotate (0.0616101225953998) translate (1.64236111111111in 0.5701388888888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25" draw:name="Shape12" draw:style-name="gr20" draw:text-style-name="P87" svg:width="0.0677in" svg:height="0.0732in" draw:transform="rotate (-3.14159265358979) translate (5.38194444444444in 0.372916666666667in)" draw:kind="cut" draw:start-angle="89.7" draw:end-angle="270.31"><text:p/></draw:ellipse><draw:custom-shape text:anchor-type="paragraph" draw:z-index="29" draw:name="Shape14" draw:style-name="gr23" draw:text-style-name="P85" svg:width="0.098in" svg:height="0.0886in" draw:transform="rotate (-2.39005387768103) translate (5.38958333333333in 0.314583333333333in)"><text:p/><draw:enhanced-geometry svg:viewBox="0 0 21600 21600" draw:type="block-arc" draw:modifiers="-124.93347367229 6286.83770746189"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text:p>
      <text:p text:style-name="P8"><draw:custom-shape text:anchor-type="paragraph" draw:z-index="23" draw:name="Shape8" draw:style-name="gr19" draw:text-style-name="P86" svg:width="0.1913in" svg:height="0.1043in" svg:x="1.4992in" svg:y="0.1835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Shape13" draw:style-name="gr22" draw:text-style-name="P88" svg:width="0.1551in" svg:height="0.0421in" draw:transform="rotate (-3.14159265358979) translate (4.61944444444444in 0.353472222222222in)"><text:p/><draw:enhanced-geometry svg:viewBox="0 0 21600 21600" draw:text-areas="0 ?f0 ?f5 ?f2" draw:type="right-arrow" draw:modifiers="14367.8571428571 4603.278688524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name="Shape8" draw:style-name="gr25" draw:text-style-name="P90" svg:width="0.1913in" svg:height="0.1043in" svg:x="1.4992in" svg:y="0.1835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9" draw:name="Shape3" draw:style-name="gr8" draw:text-style-name="P82" svg:width="1.1724in" svg:height="0.026in" svg:x="4.7047in" svg:y="0.0189in"><text:p/><draw:enhanced-geometry svg:viewBox="0 0 21600 21600" draw:glue-points="?f6 10800 10800 21600 ?f5 10800 10800 0" draw:text-areas="?f3 ?f3 ?f4 ?f4" draw:type="trapezoid" draw:modifiers="1745.45454545455"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0" draw:name="Shape1" draw:style-name="gr1" draw:text-style-name="P75" svg:width="5.313in" svg:height="0.4461in" svg:x="0.8028in" svg:y="0.1382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2" draw:style-name="gr2" draw:text-style-name="P77" svg:width="5.613in" svg:height="0.7098in" svg:x="0.978in" svg:y="0.2591in"><draw:text-box><text:p text:style-name="P76"><text:span text:style-name="T49"><text:s text:c="3"/></text:span><text:span text:style-name="T50"><text:s/></text:span><text:span text:style-name="T51">× ½ </text:span><text:span text:style-name="T52">× ⅔ × </text:span><text:span text:style-name="T51">¾ </text:span><text:span text:style-name="T52">× ⅘ × ⅚ × ··· </text:span><text:span text:style-name="T53">→</text:span></text:p></draw:text-box></draw:frame><draw:frame text:anchor-type="paragraph" draw:z-index="14" draw:name="Shape9" draw:style-name="gr12" draw:text-style-name="P84" svg:width="0.4823in" svg:height="0.4823in" svg:x="0.9425in" svg:y="0.2319in"><draw:text-box><text:p><text:span text:style-name="T54">pq</text:span></text:p></draw:text-box></draw:frame><draw:frame text:anchor-type="paragraph" draw:z-index="15" draw:name="Shape10" draw:style-name="gr13" draw:text-style-name="P84" svg:width="1.0217in" svg:height="0.476in" svg:x="5.5339in" svg:y="0.2264in"><draw:text-box><text:p><text:span text:style-name="T54">p, q</text:span></text:p></draw:text-box></draw:frame></text:p>
      <text:p text:style-name="P8"/>
      <text:p text:style-name="P9"/>
      <text:p text:style-name="P9"/>
      <text:p text:style-name="P32"/>
      <text:p text:style-name="P6">BUILD ADVANCED CRYPTOGRAPHIC TOOLS IN <text:span text:style-name="T43">FIVE PAGES</text:span></text:p>
      <text:p text:style-name="P5">A MINIMALIST INTRODUCTION TO CORE C++ AND HOW TO WORK WITH NUMBERS OF ARBITRARY SIZE <text:span text:style-name="T28">&amp;</text:span> PRECISION</text:p>
      <text:p text:style-name="P10"/>
      <text:p text:style-name="P10"/>
      <text:p text:style-name="P10"/>
      <text:p text:style-name="P10"/>
      <text:p text:style-name="P10"/>
      <text:p text:style-name="P10"/>
      <text:p text:style-name="P10"/>
      <text:p text:style-name="P10"/>
      <text:p text:style-name="P73">License: WTFPLv2+ (wtfpl.net)</text:p>
      <text:p text:style-name="P74">Ukraine 2020</text:p>
      <text:p text:style-name="P13"><draw:frame text:anchor-type="paragraph" draw:z-index="37" draw:name="Shape23" draw:style-name="gr28" draw:text-style-name="P93" svg:width="0.3996in" svg:height="0.8087in" svg:x="2.4327in" svg:y="-0.1134in"><draw:text-box><text:p><text:span text:style-name="T57">&amp;</text:span></text:p></draw:text-box></draw:frame><draw:frame text:anchor-type="paragraph" draw:z-index="38" draw:name="Shape24" draw:style-name="gr29" draw:text-style-name="P95" svg:width="2.1043in" svg:height="0.5331in" svg:x="2.9547in" svg:y="0.2126in"><draw:text-box><text:p text:style-name="P94"><text:span text:style-name="T58">motivations</text:span></text:p></draw:text-box></draw:frame><text:soft-page-break/><text:span text:style-name="T29"><text:s/></text:span><text:span text:style-name="T31">Number theory</text:span></text:p>
      <text:p text:style-name="P12"/>
      <text:p text:style-name="P12"/>
      <text:p text:style-name="P12"/>
      <text:p text:style-name="P67">UNSTOPPABLE FUNCTIONALITY</text:p>
      <text:p text:style-name="P68"><text:s text:c="8"/>Data transmission is never limited to equipment boundaries just like energy is transformed, never destroyed. Some tools are engineered to take advantage of equipment with poor computation isolation while other tools intercept and remember the endless signals born in the palm of your hand and broadcast beyond the solar system. Information security gives you the confidence that no entity can make sense of your data without the key, no matter how far your message has gone or how many devices attempted to break it.</text:p>
      <text:p text:style-name="P68"><text:s text:c="8"/>Modern cryptography has made guesswork so impractical, the adversary must resort to some human weakness that leads directly to the key. Modern encryption keys may not exceed the length of short stories yet the number of guess possibilities for such a length is not comprehensible. And unlike the scientific equipment that is limited to the physical world, mathematics—being the language of the universe—opens a playground to the numerous entities analyzing the protocol in question. “May have cryptographic implications” has become the phrase of panic behind the conference room doors of the NSA—the agency whose approval determines number theory publication rights.</text:p>
      <text:p text:style-name="P68"><text:s text:c="8"/>Algorithms are forever, no rusting parts, no lubrication required. Just as the world of mathematics is accessible to any entity, classified functions can always be discovered and duplicated no matter the guarding procedure. And just as algorithms exist in a perfect world, some functions pose incredible difficulties while others remain truly unbreakable.</text:p>
      <text:p text:style-name="P71"/>
      <text:p text:style-name="P71"/>
      <text:p text:style-name="P71"/>
      <text:p text:style-name="P67">TIMELESS FAME</text:p>
      <text:p text:style-name="P69"><text:s text:c="8"/>Given that mathematics can never be irrelevant, mathematicians will always be remembered for their impressive work. Currently, there are a handful of unsolved mathematical challenges each holding a million-dollar prize and anyone with pencil and paper are entered to win. These kind of solutions would help us further understand the possibilities and impossibilities of reality, while smaller challenges attempt to measure the current state of cryptography. <text:span text:style-name="T45">See </text:span>claymath.org <text:span text:style-name="T45">for the millions</text:span>, <text:span text:style-name="T45">EFF primes, rule 30 prize of $30,000 (cellular automata,) and the last-standing</text:span> RSA <text:span text:style-name="T45">numbers—progress for which halted as only the long semiprimes remain.</text:span></text:p>
      <text:p text:style-name="P72"/>
      <text:p text:style-name="P72"/>
      <text:p text:style-name="P72"/>
      <text:p text:style-name="P67">ULTIMATE TRUTH</text:p>
      <text:p text:style-name="P69"><text:s text:c="8"/>Mathematical proofs are considered the most important part of integer manipulation and building new ideas. Scientific measurement can only be so accurate, but mathematical “aha” moments—as addicting as they are—give you the confidence to build and describe reality without fail. Mathematical truth being the result of logical deduction, anyone willing to consider your proof will be convinced of its truth regardless of the reader’s background. They need not rely on witnesses or systems of belief, and the numbers <text:span text:style-name="T4">you have them consider</text:span> will neve<text:span text:style-name="T48">r</text:span> lie <text:span text:style-name="T48">or turn away</text:span>.</text:p>
      <text:p text:style-name="P72"/>
      <text:p text:style-name="P72"/>
      <text:p text:style-name="P72"/>
      <text:p text:style-name="P67">UNLIMITED ENGINEERING</text:p>
      <text:p text:style-name="P70"><text:s text:c="8"/>Like the brave problem-solvers who climb rope-free, analyzing every rock surface and applying the right grip technique, mathematicians can be compared to those who crave that most rewarding rush. A rigorous dig for discoveries—<text:span text:style-name="T2">from anywhere, at any time. N</text:span>o expense for tools and not a single noise complaint. It’s the combination of these motivations that drive mathematicians to the outer reaches of infinity as they remain silent and undisturbed.</text:p>
      <text:p text:style-name="P14"/>
      <text:p text:style-name="P15"/>
      <text:p text:style-name="P33"><text:soft-page-break/>Flipping the sign</text:p>
      <text:p text:style-name="P11"/>
      <text:p text:style-name="P34"><text:s text:c="8"/>C++ is a language of beauty and speed. You will learn how to build and run algorithms for the exhaustive crunching of any and all numbers beginning with variables of limited size constraints. From there, you will have the skills to string together and manipulate individual string digits so as to represent values of arbitrary size or decimal expansion precision with total control and plenty of room for interjecting code—all as simple as dealing explicitly with our familiar ten counting symbols—zero through nine.</text:p>
      <text:p text:style-name="P34"><text:s text:c="8"/>Whatever your numerical engine requirements, this book alone gives you everything you need to build advanced cryptographic tools with Command Line Interface, advanced cryptographic engines for networking and messaging apps, machine learning algorithms, basic game simulations, random number generators, hash functions, lossy &amp; lossless compression, search &amp; sorting, character &amp; base conversion, and of course—the complex testing for counter-examples up to some limit—giving you the statistical confidence to p<text:span text:style-name="T3">u</text:span>rsue mathematical proof. <text:span text:style-name="T3">The following shows you how to run your first few lines of code where you will be multiplying by negative-one. This operation turns negatives into positives and positives into negatives. Next, you will force two variables to swap values, without using temporary copies of those values.</text:span></text:p>
      <text:p text:style-name="P35"><text:span text:style-name="T24"><text:s text:c="8"/>Software package repositories for GNU+Linux operating systems have all the </text:span><text:span text:style-name="T25">developer</text:span><text:span text:style-name="T24"> tool</text:span><text:span text:style-name="T26">s</text:span><text:span text:style-name="T24"> you need. </text:span><text:span text:style-name="T27">Open a terminal and use the following command as root</text:span><text:span text:style-name="T24"> to install Geany and g++ on your computer.</text:span></text:p>
      <text:p text:style-name="P61"/>
      <text:p text:style-name="P36">apt install geany g++</text:p>
      <text:p text:style-name="P62"/>
      <text:p text:style-name="P58"><text:span text:style-name="T9">Geany is a fast and lightweight text editor and Integrated Development Environment </text:span><text:span text:style-name="T8">(IDE) in which you </text:span><text:span text:style-name="T10">can write and run code.</text:span><text:span text:style-name="T8"> </text:span><text:span text:style-name="T9">g++ is the GNU compiler for C++ </text:span><text:span text:style-name="T10">which allows written code to run. The compiler operates in the background automatically and displays errors </text:span><text:span text:style-name="T11">i</text:span><text:span text:style-name="T10">n your code as you will see in the lower box in Geany. </text:span><text:span text:style-name="T20">Create a folder somewhere on your machine.</text:span><text:span text:style-name="T12"> </text:span><text:span text:style-name="T13">Open Geany and </text:span><text:span text:style-name="T16">reproduce the following code by </text:span><text:span text:style-name="T21">typing it </text:span><text:span text:style-name="T19">into the blank Geany page.</text:span><text:span text:style-name="T13"> </text:span><text:span text:style-name="T16">This is how all your projects will begin.</text:span></text:p>
      <text:p text:style-name="P31"/>
      <text:p text:style-name="P23"/>
      <text:p text:style-name="P23"><draw:frame draw:style-name="fr1" draw:name="Image1" text:anchor-type="paragraph" svg:x="0.1909in" svg:y="0.098in" svg:width="6.5339in" svg:height="3.8425in" draw:z-index="35"><draw:image xlink:href="Pictures/10000201000005A00000038434E2E50D1151FE41.png" xlink:type="simple" xlink:show="embed" xlink:actuate="onLoad" loext:mime-type="image/png"/></draw:frame></text:p>
      <text:p text:style-name="P23"/>
      <text:p text:style-name="P23"/>
      <text:p text:style-name="P57"><text:span text:style-name="T5">(</text:span><text:span text:style-name="T13">T</text:span><text:span text:style-name="T5">o zoom in or enlarge the code </text:span><text:span text:style-name="T17">within Geany</text:span><text:span text:style-name="T5"> as shown in the sample, hold Control and scroll your mouse.) </text:span><text:span text:style-name="T13">Now you can </text:span><text:span text:style-name="T14">get code-</text:span><text:span text:style-name="T13">highlight</text:span><text:span text:style-name="T14">ing</text:span><text:span text:style-name="T13"> </text:span><text:span text:style-name="T6">and set </text:span><text:span text:style-name="T15">this document</text:span><text:span text:style-name="T6"> as a C++ source file</text:span><text:span text:style-name="T13">. Go to </text:span><text:span text:style-name="T19">Doc</text:span><text:span text:style-name="T22">u</text:span><text:span text:style-name="T19">ment &gt;&gt; Set Filetype &gt;&gt; Programming Languages &gt;&gt; C++ source file.</text:span><text:span text:style-name="T13"> </text:span><text:span text:style-name="T5">And finally, </text:span><text:span text:style-name="T18">s</text:span><text:span text:style-name="T23">ave the file as anything.cpp</text:span><text:span text:style-name="T6"> within the newly created folder </text:span><text:span text:style-name="T7">(Geany will automatically suggest the .cpp extension.) This folder is now the home directory of </text:span><text:span text:style-name="T5">your coding project</text:span><text:span text:style-name="T7">—which </text:span><text:span text:style-name="T5">can</text:span><text:span text:style-name="T7"> create, write to, and read from files within this folder. </text:span><text:span text:style-name="T5">You may now b</text:span><text:span text:style-name="T7">uild then run the program. Use the following </text:span><text:span text:style-name="T5">keyboard</text:span><text:span text:style-name="T7"> shortcuts </text:span><text:span text:style-name="T5">and</text:span><text:span text:style-name="T7"> in order.</text:span></text:p>
      <text:p text:style-name="P16"/>
      <text:p text:style-name="P16"/>
      <text:p text:style-name="P16"><draw:frame text:anchor-type="paragraph" draw:z-index="33" draw:name="Shape15" draw:style-name="gr26" draw:text-style-name="P91" svg:width="0.5598in" svg:height="0.2933in" svg:x="2.8736in" svg:y="0.0752in"><draw:text-box><text:p><text:span text:style-name="T55">build</text:span></text:p></draw:text-box></draw:frame><draw:frame text:anchor-type="paragraph" draw:z-index="34" draw:name="Shape17" draw:style-name="gr26" draw:text-style-name="P91" svg:width="0.528in" svg:height="0.2933in" svg:x="3.7252in" svg:y="0.0752in"><draw:text-box><text:p><text:span text:style-name="T55">run</text:span></text:p></draw:text-box></draw:frame></text:p>
      <text:p text:style-name="P29"><draw:frame text:anchor-type="paragraph" draw:z-index="39" draw:name="Shape19" draw:style-name="gr30" draw:text-style-name="P97" svg:width="2.5197in" svg:height="0.6969in" svg:x="2.1882in" svg:y="0.0854in"><draw:text-box><text:p text:style-name="P96"><text:span text:style-name="T59">F9 <text:s text:c="4"/>F5</text:span></text:p></draw:text-box></draw:frame></text:p>
      <text:p text:style-name="P30"/>
      <text:p text:style-name="P27"><text:soft-page-break/></text:p>
      <text:p text:style-name="P37"><draw:frame text:anchor-type="paragraph" draw:z-index="36" draw:name="Shape18" draw:style-name="gr27" draw:text-style-name="P92" svg:width="0.5669in" svg:height="1.1362in" svg:x="2.2937in" svg:y="-0.4866in"><draw:text-box><text:p><text:span text:style-name="T56">1</text:span></text:p></draw:text-box></draw:frame>Variables</text:p>
      <text:p text:style-name="P26"/>
      <text:p text:style-name="P50">"Keep imagining components <text:span text:style-name="T32">until</text:span> they are permanent memory,</text:p>
      <text:p text:style-name="P50"><text:span text:style-name="T32">only </text:span>then can <text:span text:style-name="T32">you</text:span> effortlessly simulate the larger structures</text:p>
      <text:p text:style-name="P50"><draw:frame text:anchor-type="paragraph" draw:z-index="63" draw:name="Shape32" draw:style-name="gr42" draw:text-style-name="P107" svg:width="0.6843in" svg:height="0.2087in" svg:x="4.6437in" svg:y="0.0075in"><draw:text-box><text:p><text:span text:style-name="T71">-anon</text:span></text:p></draw:text-box></draw:frame><text:span text:style-name="T32">where that</text:span> elegant solution show<text:span text:style-name="T32">s</text:span> right up.”</text:p>
      <text:p text:style-name="P24"/>
      <text:p text:style-name="P24"/>
      <text:p text:style-name="P55"><text:s text:c="8"/><text:span text:style-name="T33">In the sample code, the space between the two curly braces is there for all your code while you need not worry about the surrounding garbage.</text:span> <text:span text:style-name="T33">In that sample program, using a single line of code you multiplied a pre-set value by negative-one. You can try erasing and inserting different values—or you can replace both 1984 and -1 by variables who can be modified by other operations as the program is running. In this next sample, you are declaring or making two variables—the only ones we will use throughout this book. Note the semicolon after the declarations, they are required for lines that strictly do something... we will place semicolons after operations.</text:span></text:p>
      <text:p text:style-name="P17"/>
      <text:p text:style-name="P17"/>
      <text:p text:style-name="P17"><draw:frame draw:style-name="fr1" draw:name="Image2" text:anchor-type="paragraph" svg:x="0.2244in" svg:y="0.0854in" svg:width="3.0272in" svg:height="1.011in" draw:z-index="45"><draw:image xlink:href="Pictures/100000000000025A000000C9696580608C4AF0D3.png" xlink:type="simple" xlink:show="embed" xlink:actuate="onLoad" loext:mime-type="image/png"/></draw:frame><draw:frame text:anchor-type="paragraph" draw:z-index="40" draw:name="Shape20" draw:style-name="gr31" draw:text-style-name="P99" svg:width="3.026in" svg:height="0.4232in" svg:x="3.6953in" svg:y="0.0173in"><draw:text-box><text:p text:style-name="P98"><text:span text:style-name="T60">The first variable is of </text:span><text:span text:style-name="T61">type </text:span><text:span text:style-name="T62">int which stands for integer. It can hold values as high as just over two billion and values as low as their negatives. Here, y</text:span><text:span text:style-name="T60">ou have </text:span><text:span text:style-name="T61">declared</text:span><text:span text:style-name="T60"> “variable_1” which can have just about any random name beginning with a character.</text:span></text:p></draw:text-box></draw:frame></text:p>
      <text:p text:style-name="P17"/>
      <text:p text:style-name="P17"/>
      <text:p text:style-name="P17"/>
      <text:p text:style-name="P17"><draw:frame text:anchor-type="paragraph" draw:z-index="41" draw:name="Shape21" draw:style-name="gr32" draw:text-style-name="P100" svg:width="3.0323in" svg:height="0.7551in" svg:x="3.6953in" svg:y="0.0335in"><draw:text-box><text:p text:style-name="P98"><text:span text:style-name="T60">The second variable is of </text:span><text:span text:style-name="T61">type</text:span><text:span text:style-name="T62"> long—the type with extra capacity. It can hold values as long as eighteen digits, and their negatives. This type takes up more space than int which means it’s impractical when you’re declaring large chunks of RAM. This will become clear in chapter three—declaring variables in bulk. </text:span><text:span text:style-name="T60">Here, you </text:span><text:span text:style-name="T61">declared </text:span><text:span text:style-name="T60">“big_number_SUB2” which can have just about any random name beginning with a character.</text:span></text:p></draw:text-box></draw:frame></text:p>
      <text:p text:style-name="P17"/>
      <text:p text:style-name="P17"/>
      <text:p text:style-name="P17"/>
      <text:p text:style-name="P17"/>
      <text:p text:style-name="P17"/>
      <text:p text:style-name="P17"/>
      <text:p text:style-name="P17"/>
      <text:p text:style-name="P55"><text:s text:c="8"/><text:span text:style-name="T34">You are strongly encouraged to painstakingly reproduce each and every sample block of code, and test the compiler until something breaks. Here, the compiler tells you the two variables are unused. You have not printed them in the terminal and they are left unmodified. Let us assign values to these variables, otherwise they take up space without storing anything useful. In fact right now, these variables contain whatever garbage value was left in memory by other programs. You can initialize these variables manually here and now, or they can be initialized by another operation somewhere in the code.</text:span></text:p>
      <text:p text:style-name="P17"/>
      <text:p text:style-name="P17"><draw:frame draw:style-name="fr1" draw:name="Image3" text:anchor-type="paragraph" svg:x="0.2244in" svg:y="0.1008in" svg:width="3.2071in" svg:height="1.1591in" draw:z-index="46"><draw:image xlink:href="Pictures/100000000000045300000190132EDD86EB5BCA5C.png" xlink:type="simple" xlink:show="embed" xlink:actuate="onLoad" loext:mime-type="image/png"/></draw:frame></text:p>
      <text:p text:style-name="P17"/>
      <text:p text:style-name="P17"/>
      <text:p text:style-name="P17"><draw:frame text:anchor-type="paragraph" draw:z-index="42" draw:name="Shape20" draw:style-name="gr33" draw:text-style-name="P99" svg:width="3.026in" svg:height="0.7071in" svg:x="3.6953in" svg:y="0.0165in"><draw:text-box><text:p text:style-name="P98"><text:span text:style-name="T60">big_number_SUB2 has been </text:span><text:span text:style-name="T61">initialized</text:span><text:span text:style-name="T62">,</text:span><text:span text:style-name="T60"> its value is now a total of eighteen digits long. You may have noticed by now that “cout” means print to screen. You can print variable values as well as some sentence with numbers included—within the quotes that is. This string being printed between the outputs of the two variables makes the formatting clear as there is a separation between the two numbers. Try removing that middle out-stream.</text:span></text:p></draw:text-box></draw:frame></text:p>
      <text:p text:style-name="P17"/>
      <text:p text:style-name="P17"/>
      <text:p text:style-name="P17"/>
      <text:p text:style-name="P17"/>
      <text:p text:style-name="P17"/>
      <text:p text:style-name="P17"/>
      <text:p text:style-name="P17"/>
      <text:p text:style-name="P17"/>
      <text:p text:style-name="P17"/>
      <text:p text:style-name="P55"><text:s text:c="8"/>Code is executed in a procedural fashion meaning the program reads and executes the first line, then the second line, and so on. <text:span text:style-name="T35">It is possible to initialize variables manually, as the program is running. In the following sample, the terminal will ask that you use your keyboard to enter a new value for variable_1 even though it had been set to 343 previously. variable_1 will simply be overwritten. Notice the operator &lt;&lt; has been swapped to &gt;&gt; for the “cin &gt;&gt;” command.</text:span></text:p>
      <text:p text:style-name="P17"/>
      <text:p text:style-name="P17"><draw:frame draw:style-name="fr1" draw:name="Image4" text:anchor-type="paragraph" svg:x="0.2244in" svg:y="0.1102in" svg:width="3.1799in" svg:height="1.0165in" draw:z-index="47"><draw:image xlink:href="Pictures/10000000000004530000016239552AF24C60C4F2.png" xlink:type="simple" xlink:show="embed" xlink:actuate="onLoad" loext:mime-type="image/png"/></draw:frame></text:p>
      <text:p text:style-name="P17"><draw:frame text:anchor-type="paragraph" draw:z-index="43" draw:name="Shape20" draw:style-name="gr34" draw:text-style-name="P99" svg:width="3.026in" svg:height="0.726in" svg:x="3.6953in" svg:y="0.0945in"><draw:text-box><text:p text:style-name="P98"><text:span text:style-name="T60">variable_1 could have been left uninitialized as it was being declared. This is because </text:span><text:span text:style-name="T61">you are asked to modify variable_1</text:span><text:span text:style-name="T60"> anyway. Here, it gains value no matter what happens. The program then prints one value: </text:span><text:span text:style-name="T61">(variable_1 + big_number_SUB6)</text:span><text:span text:style-name="T62">.</text:span><text:span text:style-name="T60"> Note that only variable_1 is being printed… plus something. And C++ automatically and temporarily converts variable_1 to type long since int cannot hold eighteen-digit numbers.</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5" text:anchor-type="paragraph" svg:x="0.2244in" svg:y="0.1071in" svg:width="3.1752in" svg:height="1.1409in" draw:z-index="48"><draw:image xlink:href="Pictures/10000000000004510000018D07503E024B403958.png" xlink:type="simple" xlink:show="embed" xlink:actuate="onLoad" loext:mime-type="image/png"/></draw:frame></text:p>
      <text:p text:style-name="P17"/>
      <text:p text:style-name="P17"><draw:frame text:anchor-type="paragraph" draw:z-index="44" draw:name="Shape20" draw:style-name="gr34" draw:text-style-name="P99" svg:width="3.0232in" svg:height="0.726in" svg:x="3.6953in" svg:y="0.011in"><draw:text-box><text:p text:style-name="P98"><text:span text:style-name="T60">+= means big_number_SUB2 </text:span><text:span text:style-name="T61">is now equal to</text:span><text:span text:style-name="T60"> itself plus something. This modifies big_number_SUB2 right then and there, it gets a new value which is the sum of the two variables after you have given your keyboard-input. Since the summing operation here is saved in memory before being printed, only big_number_SUB2 can hold such a large value and so it is written on the left side of the operation.</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49">Page 1 of <text:span text:style-name="T43">5</text:span></text:p>
      <text:p text:style-name="P18"><draw:frame draw:style-name="fr2" draw:name="Object1" text:anchor-type="paragraph" svg:width="7.0728in" svg:height="2.0709in" draw:z-index="49"><draw:object xlink:href="./Object 1" xlink:type="simple" xlink:show="embed" xlink:actuate="onLoad"/><draw:image xlink:href="./ObjectReplacements/Object 1" xlink:type="simple" xlink:show="embed" xlink:actuate="onLoad"/></draw:frame><draw:frame text:anchor-type="paragraph" draw:z-index="50" draw:name="Shape22" draw:style-name="gr35" draw:text-style-name="P101" svg:width="1.3677in" svg:height="0.5469in" svg:x="0.0874in" svg:y="2.0201in"><draw:text-box><text:p><text:span text:style-name="T63">a &amp; b are NOT modified</text:span></text:p></draw:text-box></draw:frame><draw:frame text:anchor-type="paragraph" draw:z-index="51" draw:name="Shape25" draw:style-name="gr36" draw:text-style-name="P102" svg:width="1.6803in" svg:height="0.5213in" svg:x="2.3138in" svg:y="2.0201in"><draw:text-box><text:p><text:span text:style-name="T64">Only a is modified</text:span></text:p></draw:text-box></draw:frame><draw:frame text:anchor-type="paragraph" draw:z-index="52" draw:name="Shape25" draw:style-name="gr36" draw:text-style-name="P102" svg:width="1.6803in" svg:height="0.5213in" svg:x="5.022in" svg:y="2.0201in"><draw:text-box><text:p><text:span text:style-name="T64">Only a is modified</text:span></text:p></draw:text-box></draw:frame><draw:frame text:anchor-type="paragraph" draw:z-index="53" draw:name="Shape26" draw:style-name="gr37" draw:text-style-name="P103" svg:width="0.4276in" svg:height="1.9921in" svg:x="-0.1126in" svg:y="0.9409in"><draw:text-box><text:p><text:span text:style-name="T65">+</text:span></text:p><text:p><text:span text:style-name="T65">-</text:span></text:p><text:p><text:span text:style-name="T65">*</text:span></text:p><text:p><text:span text:style-name="T66">/</text:span></text:p><text:p><text:span text:style-name="T67">%</text:span></text:p></draw:text-box></draw:frame><text:soft-page-break/></text:p>
      <text:p text:style-name="P18"/>
      <text:p text:style-name="P18"/>
      <text:p text:style-name="P56"><text:s text:c="8"/><text:span text:style-name="T37">Eight</text:span> mathematical operation <text:span text:style-name="T37">types</text:span> <text:span text:style-name="T37">are shown in the table</text:span>. Parentheses help the compiler identify what operation to perform first. Although parentheses are usually unnecessary for small operations, we will always include them for clarity. Division operations are treated slightly differently since both int and long don’t have decimal expansions. Any such digits are stripped away from some resulting value. If we declare a variable of type int then initialize it to equal 100, a can still be divided by three or other numbers. The result would be exactly 33. And dividing by ten simply strips the last digit of a whether it’s 100 or 123. If a is initialized to 123, a /= 10; yields exactly 12.</text:p>
      <text:p text:style-name="P56"><text:s text:c="8"/>Let’s say we declare two variables of type int—a and b. Additionally, we initialize our variables so a = 6 and b = 12—twice that of a. Now let’s attempt to swap the values of a and b the traditional way. By the time this program ends, a should be equal to b and b should be equal to a. Here, we must introduce a third temporary variable since the operation a = b; means a and b are equal <text:span text:style-name="T36">hence</text:span> value a is lost.</text:p>
      <text:p text:style-name="P18"/>
      <text:p text:style-name="P18"/>
      <text:p text:style-name="P18"><draw:frame draw:style-name="fr1" draw:name="Image6" text:anchor-type="paragraph" svg:x="0in" svg:y="0.0071in" svg:width="6.9252in" svg:height="1.261in" draw:z-index="54"><draw:image xlink:href="Pictures/100000000000054C000000F7325A799BBA980A6C.png" xlink:type="simple" xlink:show="embed" xlink:actuate="onLoad" loext:mime-type="image/png"/></draw:frame></text:p>
      <text:p text:style-name="P18"/>
      <text:p text:style-name="P18"/>
      <text:p text:style-name="P18"/>
      <text:p text:style-name="P18"/>
      <text:p text:style-name="P18"/>
      <text:p text:style-name="P18"><draw:frame text:anchor-type="paragraph" draw:z-index="58" draw:name="Shape27" draw:style-name="gr28" draw:text-style-name="P99" svg:width="2.3886in" svg:height="0.8087in" svg:x="3.9154in" svg:y="0.0484in"><draw:text-box><text:p text:style-name="P98"><text:span text:style-name="T60">This sample project swaps the individual digits for two-digit values. a is declared and initialized to 29 but its value when printed is 92. </text:span></text:p></draw:text-box></draw:frame><draw:frame text:anchor-type="paragraph" draw:z-index="56" draw:name="Shape27" draw:style-name="gr28" draw:text-style-name="P99" svg:width="2.3106in" svg:height="0.8087in" svg:x="0.6409in" svg:y="0.0484in"><draw:text-box><text:p text:style-name="P98"><text:span text:style-name="T60">This alternate solution avoids the use of an extra variable. a and b are initialized in that order, as well as printed in that order, however, the resulting output is -17 then 57, separated by a few spaces.</text:span></text:p></draw:text-box></draw:frame></text:p>
      <text:p text:style-name="P18"/>
      <text:p text:style-name="P18"/>
      <text:p text:style-name="P18"/>
      <text:p text:style-name="P18"/>
      <text:p text:style-name="P18"><draw:frame draw:style-name="fr1" draw:name="Image8" text:anchor-type="paragraph" svg:x="4.2693in" svg:y="0.0417in" svg:width="1.75in" svg:height="1.7783in" draw:z-index="57"><draw:image xlink:href="Pictures/10000000000001B3000001BA6C521C31C8F1A48C.png" xlink:type="simple" xlink:show="embed" xlink:actuate="onLoad" loext:mime-type="image/png"/></draw:frame><draw:frame draw:style-name="fr1" draw:name="Image7" text:anchor-type="paragraph" svg:x="0.6409in" svg:y="0.0874in" svg:width="2.3839in" svg:height="1.7063in" draw:z-index="55"><draw:image xlink:href="Pictures/10000000000002AA000001E8448D98FFB4389005.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custom-shape text:anchor-type="paragraph" draw:z-index="61" draw:name="Shape30" draw:style-name="gr40" draw:text-style-name="P106" svg:width="6.8953in" svg:height="0.7094in" svg:x="0.0209in" svg:y="0.0764in"><text:p/><draw:enhanced-geometry svg:viewBox="0 0 21600 21600" draw:path-stretchpoint-x="10800" draw:path-stretchpoint-y="10800" draw:text-areas="?f3 ?f4 ?f5 ?f6" draw:type="round-rectangle" draw:modifiers="1394.911937377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2" draw:name="Shape31" draw:style-name="gr41" draw:text-style-name="P96" svg:x1="6.2193in" svg:y1="0.0764in" svg:x2="6.2193in" svg:y2="0.7854in"><text:p/></draw:line></text:p>
      <text:p text:style-name="P18"><draw:frame text:anchor-type="paragraph" draw:z-index="60" draw:name="Shape29" draw:style-name="gr39" draw:text-style-name="P105" svg:width="6.1031in" svg:height="0.5669in" svg:x="0.0728in" svg:y="0.0417in"><draw:text-box><text:p text:style-name="P98"><text:span text:style-name="T70">One day you’ll incorporate file I/O, and one day you’ll write keys to storage. Modern flash and SSD devices come with more memory than is displayed and when written to, do not immediately overwrite data marked for deletion. This increases device life-span while undermining security. “Encrypt &amp; replace file” does not explicitly mean the unencrypted version is overwritten when you completely flood device memory. Encrypt device format beforehand or encrypt data on a separate device whose memory can be demolished effectively without the chance of reverse and recovery.</text:span></text:p></draw:text-box></draw:frame><draw:frame text:anchor-type="paragraph" draw:z-index="59" draw:name="Shape28" draw:style-name="gr38" draw:text-style-name="P104" svg:width="0.6906in" svg:height="0.5807in" svg:x="6.2193in" svg:y="0.0591in"><draw:text-box><text:p text:style-name="P96"><text:span text:style-name="T68">infosec</text:span></text:p><text:p text:style-name="P96"><text:span text:style-name="T69">tip</text:span></text:p></draw:text-box></draw:frame></text:p>
      <text:p text:style-name="P18"/>
      <text:p text:style-name="P18"/>
      <text:p text:style-name="P18"/>
      <text:p text:style-name="P18"/>
      <text:p text:style-name="P25"/>
      <text:p text:style-name="P25"/>
      <text:p text:style-name="P25"/>
      <text:p text:style-name="P25"/>
      <text:p text:style-name="P48">Page 2 of <text:span text:style-name="T43">5</text:span></text:p>
      <text:p text:style-name="P25"><draw:frame draw:style-name="fr1" draw:name="Image9" text:anchor-type="paragraph" svg:x="0.1807in" svg:y="0.0217in" svg:width="3.8528in" svg:height="1.6984in" draw:z-index="64"><draw:image xlink:href="Pictures/1000000000000487000001FF68DA0D56C4B4968D.png" xlink:type="simple" xlink:show="embed" xlink:actuate="onLoad" loext:mime-type="image/png"/></draw:frame><draw:frame text:anchor-type="paragraph" draw:z-index="66" draw:name="Shape33" draw:style-name="gr44" draw:text-style-name="P108" svg:width="2.4488in" svg:height="2.0449in" svg:x="4.4091in" svg:y="0.0138in"><draw:text-box><text:p><text:span text:style-name="T72">==</text:span><text:span text:style-name="T72"><text:tab/></text:span><text:span text:style-name="T72">equal to</text:span></text:p><text:p><text:span text:style-name="T72">!=</text:span><text:span text:style-name="T72"><text:tab/></text:span><text:span text:style-name="T72">not equal to</text:span></text:p><text:p><text:span text:style-name="T72"/></text:p><text:p><text:span text:style-name="T72">&gt;</text:span><text:span text:style-name="T72"><text:tab/></text:span><text:span text:style-name="T72">greater than</text:span></text:p><text:p><text:span text:style-name="T72">&gt;=</text:span><text:span text:style-name="T72"><text:tab/></text:span><text:span text:style-name="T72">greater than or equal to</text:span></text:p><text:p><text:span text:style-name="T72"/></text:p><text:p><text:span text:style-name="T72">&lt;</text:span><text:span text:style-name="T72"><text:tab/></text:span><text:span text:style-name="T72">less than</text:span></text:p><text:p><text:span text:style-name="T72">&lt;=</text:span><text:span text:style-name="T72"><text:tab/></text:span><text:span text:style-name="T72">less than or equal to</text:span></text:p></draw:text-box></draw:frame><draw:custom-shape text:anchor-type="paragraph" draw:z-index="67" draw:name="Shape34" draw:style-name="gr45" draw:text-style-name="P109" svg:width="2.5016in" svg:height="1.6949in" svg:x="4.2146in" svg:y="0.0138in"><text:p/><draw:enhanced-geometry svg:viewBox="0 0 21600 21600" draw:type="rectangle" draw:enhanced-path="M 0 0 L 21600 0 21600 21600 0 21600 0 0 Z N"/></draw:custom-shape><draw:frame text:anchor-type="paragraph" draw:z-index="65" draw:name="Shape27" draw:style-name="gr43" draw:text-style-name="P99" svg:width="1.5421in" svg:height="1.6071in" svg:x="2.452in" svg:y="0.0217in"><draw:text-box><text:p text:style-name="P98"><text:span text:style-name="T60">This sample demonstrates the </text:span><text:span text:style-name="T61">if statement</text:span><text:span text:style-name="T60">. It has curly braces of its own which make up its body. Here, this body of code is executed only if volts are equal to amps. And since the execution is a short and simple cout, the curly braces reside on the same line. Please enable indentation guides for extra clarity as out code from were will contain multiple blocks. Go to </text:span><text:span text:style-name="T61">View &gt;&gt; Show Indentation Guides.</text:span></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custom-shape text:anchor-type="paragraph" draw:z-index="69" draw:name="Shape35" draw:style-name="gr46" draw:text-style-name="P106" svg:width="6.6016in" svg:height="4.7071in" svg:x="0.1193in" svg:y="0.0528in"><text:p/><draw:enhanced-geometry svg:viewBox="0 0 21600 21600" draw:type="rectangle" draw:enhanced-path="M 0 0 L 21600 0 21600 21600 0 21600 0 0 Z N"/></draw:custom-shape><draw:frame text:anchor-type="paragraph" draw:z-index="72" draw:name="Shape38" draw:style-name="gr48" draw:text-style-name="P110" svg:width="0.8598in" svg:height="1.1189in" svg:x="5.7764in" svg:y="0.0846in"><draw:text-box><text:p><text:span text:style-name="T73">If statements are always evaluated by the program. The block of code in their bodies, however, is executed only if some condition is true.</text:span></text:p><text:p><text:span text:style-name="T73">The program then continues onto other lines of code.</text:span></text:p></draw:text-box></draw:frame><draw:line text:anchor-type="paragraph" draw:z-index="82" draw:name="Shape41" draw:style-name="gr51" draw:text-style-name="P96" svg:x1="0.7717in" svg:y1="1.2189in" svg:x2="0.7717in" svg:y2="0.0528in"><text:p/></draw:line></text:p>
      <text:p text:style-name="P25"><draw:frame draw:style-name="fr1" draw:name="Image12" text:anchor-type="paragraph" svg:x="3.4244in" svg:y="0.0055in" svg:width="2.2764in" svg:height="1.0661in" draw:z-index="76"><draw:image xlink:href="Pictures/10000000000003540000018FFC852FAAF954F524.png" xlink:type="simple" xlink:show="embed" xlink:actuate="onLoad" loext:mime-type="image/png"/></draw:frame></text:p>
      <text:p text:style-name="P25"><draw:frame draw:style-name="fr1" draw:name="Image11" text:anchor-type="paragraph" svg:x="0.8953in" svg:y="0.0835in" svg:width="2.1272in" svg:height="0.6917in" draw:z-index="75"><draw:image xlink:href="Pictures/100000000000030A000000FD28E604758F391ED4.png" xlink:type="simple" xlink:show="embed" xlink:actuate="onLoad" loext:mime-type="image/png"/></draw:frame></text:p>
      <text:p text:style-name="P25"><draw:frame draw:style-name="fr1" draw:name="Image10" text:anchor-type="paragraph" svg:x="0.1807in" svg:y="0.0028in" svg:width="1.1728in" svg:height="4.1709in" draw:z-index="68"><draw:image xlink:href="Pictures/10000000000000C6000002C068873FCA84B80DC3.png" xlink:type="simple" xlink:show="embed" xlink:actuate="onLoad" loext:mime-type="image/png"/></draw:frame></text:p>
      <text:p text:style-name="P19"/>
      <text:p text:style-name="P19"/>
      <text:p text:style-name="P19"/>
      <text:p text:style-name="P19"/>
      <text:p text:style-name="P19"/>
      <text:p text:style-name="P19"/>
      <text:p text:style-name="P19"><draw:line text:anchor-type="paragraph" draw:z-index="70" draw:name="Shape36" draw:style-name="gr47" draw:text-style-name="P96" svg:x1="0.1193in" svg:y1="0.0866in" svg:x2="6.7209in" svg:y2="0.0866in"><text:p/></draw:line><draw:frame text:anchor-type="paragraph" draw:z-index="73" draw:name="Shape38" draw:style-name="gr49" draw:text-style-name="P110" svg:width="0.9185in" svg:height="1.4543in" svg:x="5.7764in" svg:y="0.1063in"><draw:text-box><text:p><text:span text:style-name="T73">The if statement here has an else statement to go along with it. A satisfied if statement means its body is executed normally, otherwise the body of the else statement is executed. And the else statement has nothing to check or compare in order to be executed.</text:span></text:p></draw:text-box></draw:frame><draw:line text:anchor-type="paragraph" draw:z-index="81" draw:name="Shape40" draw:style-name="gr51" draw:text-style-name="P96" svg:x1="0.952in" svg:y1="1.4594in" svg:x2="0.952in" svg:y2="0.0866in"><text:p/></draw:line></text:p>
      <text:p text:style-name="P19"/>
      <text:p text:style-name="P19"><draw:frame draw:style-name="fr1" draw:name="Image13" text:anchor-type="paragraph" svg:x="1.0681in" svg:y="0.1in" svg:width="2.2598in" svg:height="0.9366in" draw:z-index="77"><draw:image xlink:href="Pictures/100000000000035600000162F5F76F012BE2C1F5.png" xlink:type="simple" xlink:show="embed" xlink:actuate="onLoad" loext:mime-type="image/png"/></draw:frame></text:p>
      <text:p text:style-name="P19"><draw:frame draw:style-name="fr1" draw:name="Image14" text:anchor-type="paragraph" svg:x="3.6075in" svg:y="0.0016in" svg:width="2.1146in" svg:height="0.9083in" draw:z-index="78"><draw:image xlink:href="Pictures/100000000000033600000161379B8C3CD60E800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draw:line text:anchor-type="paragraph" draw:z-index="71" draw:name="Shape37" draw:style-name="gr47" draw:text-style-name="P96" svg:x1="0.1193in" svg:y1="0.1016in" svg:x2="6.7209in" svg:y2="0.1016in"><text:p/></draw:line><draw:line text:anchor-type="paragraph" draw:z-index="80" draw:name="Shape39" draw:style-name="gr51" draw:text-style-name="P96" svg:x1="1.3528in" svg:y1="0.1016in" svg:x2="1.3528in" svg:y2="2.2697in"><text:p/></draw:line></text:p>
      <text:p text:style-name="P19"><draw:frame text:anchor-type="paragraph" draw:z-index="74" draw:name="Shape38" draw:style-name="gr50" draw:text-style-name="P110" svg:width="0.9185in" svg:height="2.1252in" svg:x="5.7764in" svg:y="0.0209in"><draw:text-box><text:p><text:span text:style-name="T73">This is just another if else. In between however, there exist additional possibilities of whatever values a list of variables gain. If one of those statements are satisfied, its body is executed and the program continues to the next line after this array of comparison statements—without testing the rest of the else if statements. And of course, if no statements are satisfied then only the body of the else is executed.</text:span></text:p></draw:text-box></draw:frame></text:p>
      <text:p text:style-name="P19"/>
      <text:p text:style-name="P19"/>
      <text:p text:style-name="P19"><draw:frame draw:style-name="fr1" draw:name="Image15" text:anchor-type="paragraph" svg:x="1.4409in" svg:y="0.0402in" svg:width="4.2535in" svg:height="1.4465in" draw:z-index="79"><draw:image xlink:href="Pictures/10000000000004BE0000019D7C8B380E3715480E.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4"><text:s text:c="8"/><text:span text:style-name="T38">In the last sample above, the if has been moved to the right for clarity, we can always space out parentheses, statements, and operations if it makes it easier to read. The following two items conclude chapter 1. And, or. These are symbolized using &amp;&amp; for and, and || for or—two Unix pipes. The Unix pipe is on (Shift + backslash.) if((a == 6) &amp;&amp; (b == 12)) executes the if body only if a = 6 </text:span><text:span text:style-name="T39">and</text:span><text:span text:style-name="T38"> b = 12.</text:span></text:p>
      <text:p text:style-name="P19"><draw:frame draw:style-name="fr1" draw:name="Image17" text:anchor-type="paragraph" svg:x="5.3472in" svg:y="0.0736in" svg:width="1.3945in" svg:height="1.5319in" draw:z-index="87"><draw:image xlink:href="Pictures/10000000000001FB0000022D9FD87DD5458C90C7.png" xlink:type="simple" xlink:show="embed" xlink:actuate="onLoad" loext:mime-type="image/png"/></draw:frame><draw:frame draw:style-name="fr1" draw:name="Image16" text:anchor-type="paragraph" svg:x="2.0346in" svg:y="0.0717in" svg:width="2.5453in" svg:height="0.7028in" draw:z-index="88"><draw:image xlink:href="Pictures/10000000000004460000012E38DF24171994B64B.png" xlink:type="simple" xlink:show="embed" xlink:actuate="onLoad" loext:mime-type="image/png"/></draw:frame></text:p>
      <text:p text:style-name="P20"><draw:frame text:anchor-type="paragraph" draw:z-index="89" draw:name="Shape45" draw:style-name="gr56" draw:text-style-name="P113" svg:width="1.5886in" svg:height="0.6906in" svg:x="0.2764in" svg:y="0.0417in"><draw:text-box><text:p><text:span text:style-name="T75">&amp;&amp; <text:s/>||</text:span></text:p></draw:text-box></draw:frame></text:p>
      <text:p text:style-name="P20"/>
      <text:p text:style-name="P20"/>
      <text:p text:style-name="P22"/>
      <text:p text:style-name="P20"/>
      <text:p text:style-name="P20"/>
      <text:p text:style-name="P20"/>
      <text:p text:style-name="P20"><draw:frame text:anchor-type="paragraph" draw:z-index="84" draw:name="Shape28" draw:style-name="gr53" draw:text-style-name="P104" svg:width="0.6906in" svg:height="0.5815in" svg:x="4.2835in" svg:y="0.0965in"><draw:text-box><text:p text:style-name="P96"><text:span text:style-name="T68">infosec</text:span></text:p><text:p text:style-name="P96"><text:span text:style-name="T69">tip</text:span></text:p></draw:text-box></draw:frame><draw:custom-shape text:anchor-type="paragraph" draw:z-index="85" draw:name="Shape43" draw:style-name="gr54" draw:text-style-name="P109" svg:width="4.976in" svg:height="0.6315in" svg:x="-0.002in" svg:y="0.0472in"><text:p/><draw:enhanced-geometry svg:viewBox="0 0 21600 21600" draw:path-stretchpoint-x="10800" draw:path-stretchpoint-y="10800" draw:text-areas="?f3 ?f4 ?f5 ?f6" draw:type="round-rectangle" draw:modifiers="1355.9471365638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6" draw:name="Shape44" draw:style-name="gr55" draw:text-style-name="P112" svg:x1="4.2835in" svg:y1="0.0476in" svg:x2="4.2835in" svg:y2="0.6783in"><text:p/></draw:line></text:p>
      <text:p text:style-name="P20"><draw:frame text:anchor-type="paragraph" draw:z-index="83" draw:name="Shape42" draw:style-name="gr52" draw:text-style-name="P111" svg:width="4.1886in" svg:height="0.5669in" svg:x="0.0591in" svg:y="0.0118in"><draw:text-box><text:p><text:span text:style-name="T74">Do not underestimate your government! You should always backup and cache your data especially if sensitive. This allows for contingency plans and action on your behalf. Give your storage devices common sealed containers and place or bury them guardedly in public infrastructure while under adequate cover from aerial view.</text:span></text:p></draw:text-box></draw:frame></text:p>
      <text:p text:style-name="P21"/>
      <text:p text:style-name="P21"/>
      <text:p text:style-name="P21"/>
      <text:p text:style-name="P21"/>
      <text:p text:style-name="P21"/>
      <text:p text:style-name="P21"/>
      <text:p text:style-name="P47">Page 3 of <text:span text:style-name="T43">5</text:span></text:p>
      <text:p text:style-name="P38"><draw:frame text:anchor-type="paragraph" draw:z-index="90" draw:name="Shape18" draw:style-name="gr27" draw:text-style-name="P92" svg:width="0.5669in" svg:height="1.1362in" svg:x="2.4634in" svg:y="-0.1602in"><draw:text-box><text:p><text:span text:style-name="T56">2</text:span></text:p></draw:text-box></draw:frame><text:soft-page-break/></text:p>
      <text:p text:style-name="P39">Loops</text:p>
      <text:p text:style-name="P39"/>
      <text:p text:style-name="P42">“It’s like a dog chasing its tail. Observers are helplessly consumed by it</text:p>
      <text:p text:style-name="P42"><draw:frame text:anchor-type="paragraph" draw:z-index="91" draw:name="Shape32" draw:style-name="gr42" draw:text-style-name="P107" svg:width="0.6843in" svg:height="0.2087in" svg:x="4.5591in" svg:y="0.0075in"><draw:text-box><text:p><text:span text:style-name="T71">-anon</text:span></text:p></draw:text-box></draw:frame>until the dog has counted down to zero.”</text:p>
      <text:p text:style-name="P42"/>
      <text:p text:style-name="P42"/>
      <text:p text:style-name="P43"><text:s text:c="8"/><text:span text:style-name="T40">Chapter 1 had just covered 99% of the material in this book, however, you need not worry if you feel unprepared to continue. The remaining two chapters </text:span><text:span text:style-name="T42">and the remainder of this book</text:span><text:span text:style-name="T40"> </text:span><text:span text:style-name="T41">heavily</text:span><text:span text:style-name="T40"> reiterate chapter 1. Chapter 2 only gives us the ability to repeat <text:s/>commands n times, or until some condition of your choice becomes true. And chapter 3 gives us the ability to declare variables in bulk, where each variable name is simply zero through n. This gives us a convenient numerical way of accessing the value behind each variable.</text:span></text:p>
      <text:p text:style-name="P51"/>
      <text:p text:style-name="P51"><draw:frame text:anchor-type="paragraph" draw:z-index="93" draw:name="Shape46" draw:style-name="gr57" draw:text-style-name="P99" svg:width="2.878in" svg:height="1.2551in" svg:x="3.5571in" svg:y="0.0752in"><draw:text-box><text:p text:style-name="P98"><text:span text:style-name="T60">This loop runs the if statement without end. And the if statement checks if </text:span><text:span text:style-name="T61">2 + 2</text:span><text:span text:style-name="T60"> is equal to </text:span><text:span text:style-name="T61">4</text:span><text:span text:style-name="T60">. This happens millions of times per second. When </text:span><text:span text:style-name="T61">2 + 2 ≠ 4</text:span><text:span text:style-name="T60">, the value of </text:span><text:span text:style-name="T61">2 + 2</text:span><text:span text:style-name="T60"> (whatever it may be at that moment) is printed to the terminal and so we get a log of the peaks and troughs for some high-energy event. Additionally, we get an alert sounded for every time </text:span><text:span text:style-name="T61">2 + 2</text:span><text:span text:style-name="T60"> deviates from </text:span><text:span text:style-name="T61">4</text:span><text:span text:style-name="T60">. This is due to the </text:span><text:span text:style-name="T61">\a</text:span><text:span text:style-name="T60"> escape sequence placed before the </text:span><text:span text:style-name="T61">\n</text:span><text:span text:style-name="T60"> or new line. Older hardware will sound the cylindrical <text:s/>speaker soldered to the motherboard to execute this </text:span><text:span text:style-name="T61">\a</text:span><text:span text:style-name="T60"> alert. Perhaps such a detector would be functional if we just add a sensitivity knob which swaps </text:span><text:span text:style-name="T61">2 + 2</text:span><text:span text:style-name="T60"> with operations of increasing complexity. Or perhaps it might be the timing of value return for stretched semiconductor circuits that interfere with computation.</text:span></text:p></draw:text-box></draw:frame></text:p>
      <text:p text:style-name="P52"><draw:frame draw:style-name="fr1" draw:name="Image18" text:anchor-type="paragraph" svg:x="0.3256in" svg:y="0in" svg:width="2.7689in" svg:height="0.9909in" draw:z-index="92"><draw:image xlink:href="Pictures/10000000000004D3000001BAD2F8C9376DA018E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95" draw:name="Shape47" draw:style-name="gr58" draw:text-style-name="P114" svg:width="1.5768in" svg:height="0.1815in" svg:x="1.1992in" svg:y="0.0398in"><draw:text-box><text:p><text:span text:style-name="T76">Create <text:s text:c="2"/>Compare <text:s text:c="2"/>Control</text:span></text:p></draw:text-box></draw:frame><draw:frame text:anchor-type="paragraph" draw:z-index="97" draw:name="Shape46" draw:style-name="gr61" draw:text-style-name="P99" svg:width="2.878in" svg:height="1.4343in" svg:x="3.5571in" svg:y="0.0327in"><draw:text-box><text:p text:style-name="P98"><text:span text:style-name="T60">Imagine the for loop symbols are just a friendly little spider, its brain in the center will do all the work of numerical comparison. We can fit “</text:span><text:span text:style-name="T61">a &lt; b</text:span><text:span text:style-name="T60">” right between the semicolons, this tells the spider to execute the loop body while </text:span><text:span text:style-name="T61">a</text:span><text:span text:style-name="T60"> is less than </text:span><text:span text:style-name="T61">b</text:span><text:span text:style-name="T60">. And the spider keeps checking if </text:span><text:span text:style-name="T61">a</text:span><text:span text:style-name="T60"> really is less than </text:span><text:span text:style-name="T61">b</text:span><text:span text:style-name="T60"> in order to execute the block of code again. Then </text:span><text:span text:style-name="T61">a</text:span><text:span text:style-name="T60"> or </text:span><text:span text:style-name="T61">b</text:span><text:span text:style-name="T60"> can be incremented or decremented somewhere in the loop body so that the program can break out. We could leave it at that note as this gives us all we need to know about loops, however, we can write elegant for loops using its remaining two properties. Recall that we can choose to include or exclude spaces and tabs anywhere in our code in order to clarify our “translation of ideas to computation.” Additionally, we can print any variable, anywhere to see what the program is doing, this can help find code errors—what programmers call bugs, this helps us debug our code.</text:span></text:p></draw:text-box></draw:frame></text:p>
      <text:p text:style-name="P51"><draw:g text:anchor-type="paragraph" draw:z-index="96" draw:style-name="gr59"><draw:line draw:name="Shape48" draw:style-name="gr60" draw:text-style-name="P96" svg:x1="1.9618in" svg:y1="0.3508in" svg:x2="1.9618in" svg:y2="0.2764in"><text:p/></draw:line><draw:line draw:name="Shape49" draw:style-name="gr60" draw:text-style-name="P96" svg:x1="1.9618in" svg:y1="0.2772in" svg:x2="2.2583in" svg:y2="0.1079in"><text:p/></draw:line><draw:line draw:name="Shape49" draw:style-name="gr60" draw:text-style-name="P96" svg:x1="1.4618in" svg:y1="0.1079in" svg:x2="1.7583in" svg:y2="0.2772in"><text:p/></draw:line><draw:line draw:name="Shape48" draw:style-name="gr60" draw:text-style-name="P96" svg:x1="1.7583in" svg:y1="0.3508in" svg:x2="1.7583in" svg:y2="0.2764in"><text:p/></draw:line><draw:line draw:name="Shape50" draw:style-name="gr60" draw:text-style-name="P96" svg:x1="1.8583in" svg:y1="0.3516in" svg:x2="1.8583in" svg:y2="0.1354in"><text:p/></draw:line></draw:g></text:p>
      <text:p text:style-name="P51"/>
      <text:p text:style-name="P51"><draw:frame draw:style-name="fr1" draw:name="Image19" text:anchor-type="paragraph" svg:x="1.0709in" svg:y="0.0772in" svg:width="1.1583in" svg:height="0.9909in" draw:z-index="94"><draw:image xlink:href="Pictures/10000000000000C2000000A6E1A22C9A2208A2D0.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100" draw:name="Shape46" draw:style-name="gr62" draw:text-style-name="P99" svg:width="2.878in" svg:height="1.9835in" svg:x="3.5571in" svg:y="0.028in"><draw:text-box><text:p text:style-name="P98"><text:span text:style-name="T60">The two loops here accomplish the same thing. Both loops print something ten times. </text:span><text:span text:style-name="T61">a</text:span><text:span text:style-name="T60"> is incremented by one after being compared to </text:span><text:span text:style-name="T61">10</text:span><text:span text:style-name="T60">. Once the loop body has been executed once, </text:span><text:span text:style-name="T61">a</text:span><text:span text:style-name="T60"> is compared to </text:span><text:span text:style-name="T61">10</text:span><text:span text:style-name="T60"> again, if it’s less than </text:span><text:span text:style-name="T61">10</text:span><text:span text:style-name="T60">, the loop body is executed again and so on. As soon as </text:span><text:span text:style-name="T61">a</text:span><text:span text:style-name="T60"> is equal to </text:span><text:span text:style-name="T61">10</text:span><text:span text:style-name="T60">, the program breaks out of the loop and continues running whatever lines are next. In the first sample, </text:span><text:span text:style-name="T61">a</text:span><text:span text:style-name="T60"> being declared outside of the loop means </text:span><text:span text:style-name="T61">a</text:span><text:span text:style-name="T60"> can be later used by other lines of code or other loops. Its value will be whatever this loop left it with, however, it can be reset to zero at any time by saying </text:span><text:span text:style-name="T61">a = 0;</text:span><text:span text:style-name="T62"> somewhere after this loop.</text:span></text:p><text:p text:style-name="P98"><text:span text:style-name="T62"/></text:p><text:p text:style-name="P98"><text:span text:style-name="T60">The second of the two samples is the one we’ll be using for most iterative operations since beginning with </text:span><text:span text:style-name="T61">0</text:span><text:span text:style-name="T60"> gives us a convenient way to call upon the </text:span><text:span text:style-name="T61">0</text:span><text:span text:style-name="T77">th</text:span><text:span text:style-name="T60"> variable and so on—this will make sense in chapter three. This loop declares or creates variable</text:span><text:span text:style-name="T61"> a</text:span><text:span text:style-name="T60"> inside the for loop declaration which saves on space and ensures that </text:span><text:span text:style-name="T61">a</text:span><text:span text:style-name="T60"> is destroyed after this loop ends. Here, </text:span><text:span text:style-name="T61">a</text:span><text:span text:style-name="T60"> is local to the loop, once it’s utilized by the loop, it can no longer be called upon as it does not exist. </text:span><text:span text:style-name="T61">a</text:span><text:span text:style-name="T60"> is local to this loop. It is said that </text:span><text:span text:style-name="T61">a</text:span><text:span text:style-name="T60">’s domain or </text:span><text:span text:style-name="T61">scope</text:span><text:span text:style-name="T60"> is this loop, rather than </text:span><text:span text:style-name="T61">global.</text:span></text:p></draw:text-box></draw:frame></text:p>
      <text:p text:style-name="P51"/>
      <text:p text:style-name="P51"><draw:frame draw:style-name="fr1" draw:name="Image21" text:anchor-type="paragraph" svg:x="0.3484in" svg:y="0.0256in" svg:width="2.9291in" svg:height="0.5571in" draw:z-index="99"><draw:image xlink:href="Pictures/1000000000000460000000D54DFF30163152804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draw:frame draw:style-name="fr1" draw:name="Image20" text:anchor-type="paragraph" svg:x="0.3484in" svg:y="0.0193in" svg:width="2.9602in" svg:height="0.4327in" draw:z-index="98"><draw:image xlink:href="Pictures/100000000000046A000000A54B6DE75E79FD349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draw:frame draw:style-name="fr1" draw:name="Image22" text:anchor-type="paragraph" svg:x="0.6209in" svg:y="0.0244in" svg:width="0.9055in" svg:height="0.3209in" draw:z-index="104"><draw:image xlink:href="Pictures/100000000000009E0000003849A423A39F205A2C.png" xlink:type="simple" xlink:show="embed" xlink:actuate="onLoad" loext:mime-type="image/png"/></draw:frame><draw:frame draw:style-name="fr1" draw:name="Image24" text:anchor-type="paragraph" svg:x="5.1437in" svg:y="0.0161in" svg:width="1.272in" svg:height="0.3283in" draw:z-index="106"><draw:image xlink:href="Pictures/10000000000000DD00000039E90328BBC30D3F53.png" xlink:type="simple" xlink:show="embed" xlink:actuate="onLoad" loext:mime-type="image/png"/></draw:frame><draw:frame draw:style-name="fr1" draw:name="Image23" text:anchor-type="paragraph" svg:x="2.7862in" svg:y="0.0209in" svg:width="1.2925in" svg:height="0.3272in" draw:z-index="105"><draw:image xlink:href="Pictures/10000000000000DD0000003842652CFBC1B1C75E.png" xlink:type="simple" xlink:show="embed" xlink:actuate="onLoad" loext:mime-type="image/png"/></draw:frame></text:p>
      <text:p text:style-name="P51"/>
      <text:p text:style-name="P51"/>
      <text:p text:style-name="P51"/>
      <text:p text:style-name="P51"><draw:frame text:anchor-type="paragraph" draw:z-index="102" draw:name="Shape48" draw:style-name="gr64" draw:text-style-name="P99" svg:width="1.6732in" svg:height="0.8016in" svg:x="2.6193in" svg:y="0.0555in"><draw:text-box><text:p text:style-name="P98"><text:span text:style-name="T60">continue; tells the program to jump to the beginning of a loop as soon as this command is encountered, forcing the spider to make another comparison . The loop then iterates again if the comparison is true. And continue; can exist within an if statement—within that loop.</text:span></text:p></draw:text-box></draw:frame><draw:frame text:anchor-type="paragraph" draw:z-index="101" draw:name="Shape48" draw:style-name="gr63" draw:text-style-name="P99" svg:width="1.3669in" svg:height="0.8071in" svg:x="0.4063in" svg:y="0.0555in"><draw:text-box><text:p text:style-name="P98"><text:span text:style-name="T60">break; tells the program to break out of a loop as soon as this command is encountered. We can even have an if statement in the loop which breaks out of the loop on some condition, break; being inside the if body.</text:span></text:p></draw:text-box></draw:frame><draw:frame text:anchor-type="paragraph" draw:z-index="103" draw:name="Shape48" draw:style-name="gr63" draw:text-style-name="P99" svg:width="1.4343in" svg:height="0.8071in" svg:x="5.0937in" svg:y="0.0555in"><draw:text-box><text:p text:style-name="P98"><text:span text:style-name="T60">return 0; tells the program to terminate or halt as soon as this command is encountered. return 0; has no placement constraints, it can be placed anywhere in the program. These three commands are useful but rarely used.</text:span></text:p></draw:text-box></draw:frame></text:p>
      <text:p text:style-name="P51"/>
      <text:p text:style-name="P51"/>
      <text:p text:style-name="P51"/>
      <text:p text:style-name="P51"/>
      <text:p text:style-name="P51"/>
      <text:p text:style-name="P51"/>
      <text:p text:style-name="P51"/>
      <text:p text:style-name="P51"/>
      <text:p text:style-name="P51"/>
      <text:p text:style-name="P44">Page 4 of 5</text:p>
      <text:p text:style-name="P40"><draw:frame text:anchor-type="paragraph" draw:z-index="107" draw:name="Shape18" draw:style-name="gr27" draw:text-style-name="P92" svg:width="0.5669in" svg:height="1.1362in" svg:x="2.45in" svg:y="-0.1335in"><draw:text-box><text:p><text:span text:style-name="T56">3</text:span></text:p></draw:text-box></draw:frame><text:soft-page-break/></text:p>
      <text:p text:style-name="P41">Arrays</text:p>
      <text:p text:style-name="P41"/>
      <text:p text:style-name="P45">"Every once in a while, you can escape the trade-off between time, complexity, and space.</text:p>
      <text:p text:style-name="P45"><draw:frame text:anchor-type="paragraph" draw:z-index="108" draw:name="Shape32" draw:style-name="gr42" draw:text-style-name="P107" svg:width="0.6843in" svg:height="0.2087in" svg:x="6.0626in" svg:y="0.0209in"><draw:text-box><text:p><text:span text:style-name="T71">-anon</text:span></text:p></draw:text-box></draw:frame>Computational imagination is where you hover symbols closely together and look for new meaning."</text:p>
      <text:p text:style-name="P45"/>
      <text:p text:style-name="P45"/>
      <text:p text:style-name="P53"><text:s text:c="8"/>Arrays are no different than int or long, an array simply consists of numerous variables of type long or int. And each variable name is just an automatic enumeration from zero to (n – 1.) That’s because variable zero is one of the variables. We can have for example, <text:span text:style-name="T44">an array of size </text:span>ten, <text:span text:style-name="T44">which holds ten</text:span> variable<text:span text:style-name="T44">s</text:span> whose names are 0, 1, 2, 3, 4, 5, 6, 7, 8, and 9. Here, variable 0 is the first while variable 9 is the tenth. The value of any one of these variables can be just over two billion if type int, and eighteen digits in length if type long. <text:span text:style-name="T44">And</text:span> <text:span text:style-name="T44">variable names being numerical rather than alphabetical means we can move about the array and access each variable value arithmetically.</text:span></text:p>
      <text:p text:style-name="P53"/>
      <text:p text:style-name="P53"><draw:frame text:anchor-type="paragraph" draw:z-index="110" draw:name="Shape46" draw:style-name="gr65" draw:text-style-name="P99" svg:width="2.878in" svg:height="1.6831in" svg:x="3.8102in" svg:y="0.1118in"><draw:text-box><text:p text:style-name="P98"><text:span text:style-name="T60">The array </text:span><text:span text:style-name="T61">plaintext</text:span><text:span text:style-name="T78">[]</text:span><text:span text:style-name="T61"> </text:span><text:span text:style-name="T60">is essentially a group of 600 variables of type int. We can print the value of its first </text:span><text:span text:style-name="T61">element</text:span><text:span text:style-name="T60"> by saying </text:span><text:span text:style-name="T61">cout &lt;&lt; plaintext</text:span><text:span text:style-name="T78">[</text:span><text:span text:style-name="T61">0</text:span><text:span text:style-name="T78">]</text:span><text:span text:style-name="T61">;</text:span><text:span text:style-name="T60"> and we can add to it by saying </text:span><text:span text:style-name="T61">cout &lt;&lt; plaintext</text:span><text:span text:style-name="T78">[</text:span><text:span text:style-name="T61">0</text:span><text:span text:style-name="T78">]</text:span><text:span text:style-name="T61"> + 2;</text:span><text:span text:style-name="T62"> however, we would be dealing with a garbage value since </text:span><text:span text:style-name="T61">element 0</text:span><text:span text:style-name="T62"> was not initialized. This means the current value of </text:span><text:span text:style-name="T61">element 0</text:span><text:span text:style-name="T62"> is whatever was left in its RAM location by a previously ran program using the same memory.</text:span></text:p><text:p text:style-name="P98"><text:span text:style-name="T62"/></text:p><text:p text:style-name="P98"><text:span text:style-name="T62">The remaining two sample arrays are initialized upon declaration, which is not always necessary as our program may later fill some array with genuine values. </text:span><text:span text:style-name="T61">table</text:span><text:span text:style-name="T78">[</text:span><text:span text:style-name="T61">0</text:span><text:span text:style-name="T78">]</text:span><text:span text:style-name="T62"> is set to <text:s/>the value </text:span><text:span text:style-name="T61">0</text:span><text:span text:style-name="T62"> and C++ automatically assignes </text:span><text:span text:style-name="T61">0</text:span><text:span text:style-name="T62"> to its remaining elements, all the way down to </text:span><text:span text:style-name="T61">element 599</text:span><text:span text:style-name="T62">. C++ does this only if we initialize one or more array elements upon declaration.</text:span></text:p><text:p text:style-name="P115"><text:span text:style-name="T61">table_snapshot</text:span><text:span text:style-name="T78">[</text:span><text:span text:style-name="T61">0</text:span><text:span text:style-name="T78">]</text:span><text:span text:style-name="T62"> is set to </text:span><text:span text:style-name="T61">122</text:span><text:span text:style-name="T62">.</text:span></text:p><text:p text:style-name="P115"><text:span text:style-name="T61">table_snapshot</text:span><text:span text:style-name="T78">[</text:span><text:span text:style-name="T61">1</text:span><text:span text:style-name="T78">]</text:span><text:span text:style-name="T62"> is set to </text:span><text:span text:style-name="T61">9009</text:span><text:span text:style-name="T62">.</text:span></text:p><text:p text:style-name="P115"><text:span text:style-name="T61">table_snapshot</text:span><text:span text:style-name="T78">[</text:span><text:span text:style-name="T61">2</text:span><text:span text:style-name="T78">]</text:span><text:span text:style-name="T62"> is set to </text:span><text:span text:style-name="T61">3</text:span><text:span text:style-name="T62">.</text:span></text:p><text:p text:style-name="P98"><text:span text:style-name="T62">And all remaining </text:span><text:span text:style-name="T61">table_snapshot</text:span><text:span text:style-name="T78">[]</text:span><text:span text:style-name="T62"> elements are set to </text:span><text:span text:style-name="T61">0</text:span><text:span text:style-name="T62">.</text:span></text:p></draw:text-box></draw:frame></text:p>
      <text:p text:style-name="P53"><draw:frame draw:style-name="fr1" draw:name="Image25" text:anchor-type="paragraph" svg:x="0.1382in" svg:y="0.0508in" svg:width="3.3492in" svg:height="0.8791in" draw:z-index="109"><draw:image xlink:href="Pictures/10000000000003E600000106617181CC269E377C.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draw:frame draw:style-name="fr3" draw:name="Object2" text:anchor-type="paragraph" svg:x="0.5882in" svg:y="0.0661in" svg:width="3.1047in" svg:height="0.5339in" draw:z-index="119"><draw:object xlink:href="./Object 2" xlink:type="simple" xlink:show="embed" xlink:actuate="onLoad"/><draw:image xlink:href="./ObjectReplacements/Object 2" xlink:type="simple" xlink:show="embed" xlink:actuate="onLoad"/></draw:frame></text:p>
      <text:p text:style-name="P53"/>
      <text:p text:style-name="P53"><draw:frame text:anchor-type="paragraph" draw:z-index="120" draw:name="Shape49" draw:style-name="gr69" draw:text-style-name="P116" svg:width="0.8142in" svg:height="0.2606in" svg:x="0.178in" svg:y="0.0626in"><draw:text-box><text:p><text:span text:style-name="T81">plaintext</text:span></text:p></draw:text-box></draw:frame></text:p>
      <text:p text:style-name="P53"/>
      <text:p text:style-name="P53"/>
      <text:p text:style-name="P53"/>
      <text:p text:style-name="P53"/>
      <text:p text:style-name="P53"/>
      <text:p text:style-name="P53"/>
      <text:p text:style-name="P53"><draw:frame draw:style-name="fr1" draw:name="Image26" text:anchor-type="paragraph" svg:x="0.1575in" svg:y="0.0165in" svg:width="3.3299in" svg:height="0.802in" draw:z-index="111"><draw:image xlink:href="Pictures/100000000000053900000142841201BE55EE29CE.png" xlink:type="simple" xlink:show="embed" xlink:actuate="onLoad" loext:mime-type="image/png"/></draw:frame><draw:frame text:anchor-type="paragraph" draw:z-index="113" draw:name="Shape46" draw:style-name="gr65" draw:text-style-name="P99" svg:width="2.878in" svg:height="1.6831in" svg:x="3.8102in" svg:y="0.0236in"><draw:text-box><text:p text:style-name="P98"><text:span text:style-name="T61">sieve</text:span><text:span text:style-name="T78">[]</text:span><text:span text:style-name="T60"> is declared and its first two elements are initialized to </text:span><text:span text:style-name="T61">1</text:span><text:span text:style-name="T60"> and </text:span><text:span text:style-name="T61">1</text:span><text:span text:style-name="T60">. The for loop immediately after contains another for loop inside. This inner for loop <text:s/>is said to be nested in the first. Once the loops are finished processing </text:span><text:span text:style-name="T61">sieve</text:span><text:span text:style-name="T78">[]</text:span><text:span text:style-name="T60">, the last loop prints the value of each and every variable or element of the </text:span><text:span text:style-name="T61">sieve</text:span><text:span text:style-name="T78">[]</text:span><text:span text:style-name="T60"> array. If we run the program, we will see quite a few ones and zeros who are scattered throughout this output. Those processing loops had computed the sieve of Eratosthenes on an interval of 0 to 100,000. Zeros represent primes and ones represent composites, except for the first two since 0 and 1 are neither prime nor composite. We can later use this sieve table as-is to check if some number is prime by saying</text:span></text:p><text:p text:style-name="P98"><text:span text:style-name="T61">if(sieve</text:span><text:span text:style-name="T78">[</text:span><text:span text:style-name="T61">777</text:span><text:span text:style-name="T78">]</text:span><text:span text:style-name="T61"> == 0) </text:span><text:span text:style-name="T78">{</text:span><text:span text:style-name="T61">cout &lt;&lt; “yes”;</text:span><text:span text:style-name="T78">}</text:span></text:p><text:p text:style-name="P98"><text:span text:style-name="T60">This is possible because the first zero in the sieve is element 2 therefore zeros are conveniently mapped to actual prime values.</text:span></text:p></draw:text-box></draw:frame></text:p>
      <text:p text:style-name="P53"/>
      <text:p text:style-name="P53"/>
      <text:p text:style-name="P53"/>
      <text:p text:style-name="P53"/>
      <text:p text:style-name="P53"><draw:frame text:anchor-type="paragraph" draw:z-index="114" draw:name="Shape46" draw:style-name="gr66" draw:text-style-name="P99" svg:width="1.7579in" svg:height="0.9496in" svg:x="1.9417in" svg:y="0.0382in"><draw:text-box><text:p text:style-name="P98"><text:span text:style-name="T61">sieve</text:span><text:span text:style-name="T78">[</text:span><text:span text:style-name="T61">0</text:span><text:span text:style-name="T78">]</text:span><text:span text:style-name="T60"> is equal to </text:span><text:span text:style-name="T61">1</text:span><text:span text:style-name="T60">.</text:span></text:p><text:p text:style-name="P115"><text:span text:style-name="T61">sieve</text:span><text:span text:style-name="T78">[</text:span><text:span text:style-name="T61">1</text:span><text:span text:style-name="T78">]</text:span><text:span text:style-name="T60"> is equal to </text:span><text:span text:style-name="T61">1</text:span><text:span text:style-name="T60">.</text:span></text:p><text:p text:style-name="P115"><text:span text:style-name="T61">sieve</text:span><text:span text:style-name="T78">[</text:span><text:span text:style-name="T79">2</text:span><text:span text:style-name="T78">]</text:span><text:span text:style-name="T60"> is equal to </text:span><text:span text:style-name="T61">0</text:span><text:span text:style-name="T60">. (prime)</text:span></text:p><text:p text:style-name="P115"><text:span text:style-name="T61">sieve</text:span><text:span text:style-name="T78">[</text:span><text:span text:style-name="T79">3</text:span><text:span text:style-name="T78">]</text:span><text:span text:style-name="T60"> is equal to </text:span><text:span text:style-name="T61">0</text:span><text:span text:style-name="T60">. (prime)</text:span></text:p><text:p text:style-name="P115"><text:span text:style-name="T61">sieve</text:span><text:span text:style-name="T78">[</text:span><text:span text:style-name="T61">4</text:span><text:span text:style-name="T78">]</text:span><text:span text:style-name="T60"> is equal to </text:span><text:span text:style-name="T61">1</text:span><text:span text:style-name="T60">.</text:span></text:p><text:p text:style-name="P115"><text:span text:style-name="T61">sieve</text:span><text:span text:style-name="T78">[</text:span><text:span text:style-name="T79">5</text:span><text:span text:style-name="T78">]</text:span><text:span text:style-name="T60"> is equal to </text:span><text:span text:style-name="T61">0</text:span><text:span text:style-name="T60">. (prime)</text:span></text:p><text:p text:style-name="P115"><text:span text:style-name="T61">sieve</text:span><text:span text:style-name="T78">[</text:span><text:span text:style-name="T61">6</text:span><text:span text:style-name="T78">]</text:span><text:span text:style-name="T60"> is equal to </text:span><text:span text:style-name="T61">1</text:span><text:span text:style-name="T60">.</text:span></text:p><text:p text:style-name="P115"><text:span text:style-name="T61">sieve</text:span><text:span text:style-name="T78">[</text:span><text:span text:style-name="T79">7</text:span><text:span text:style-name="T78">]</text:span><text:span text:style-name="T60"> is equal to </text:span><text:span text:style-name="T61">0</text:span><text:span text:style-name="T60">. (prime)</text:span></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116" draw:name="Shape46" draw:style-name="gr67" draw:text-style-name="P99" svg:width="2.878in" svg:height="0.628in" svg:x="3.8102in" svg:y="0.1in"><draw:text-box><text:p text:style-name="P98"><text:span text:style-name="T60">If we replace the last for loop with this one (differs only by the body content,) we will get a print-out of actual primes. This is because what’s printed is not the values of each element but the element name itself—if its value is zero.</text:span><text:span text:style-name="T61"> a</text:span><text:span text:style-name="T60"> serves as a simple counter which we increase by one. Whatever </text:span><text:span text:style-name="T61">a</text:span><text:span text:style-name="T60"> is at the moment, if the value of </text:span><text:span text:style-name="T61">element a</text:span><text:span text:style-name="T60"> is zero, </text:span><text:span text:style-name="T80">a</text:span><text:span text:style-name="T60"> is printed.</text:span></text:p></draw:text-box></draw:frame></text:p>
      <text:p text:style-name="P53"/>
      <text:p text:style-name="P53"><draw:frame draw:style-name="fr1" draw:name="Image29" text:anchor-type="paragraph" svg:x="0.1575in" svg:y="0.0161in" svg:width="3.3909in" svg:height="0.5354in" draw:z-index="115"><draw:image xlink:href="Pictures/1000000000000402000000A27826EA5023A7343E.png" xlink:type="simple" xlink:show="embed" xlink:actuate="onLoad" loext:mime-type="image/png"/></draw:frame></text:p>
      <text:p text:style-name="P53"/>
      <text:p text:style-name="P53"/>
      <text:p text:style-name="P53"/>
      <text:p text:style-name="P53"/>
      <text:p text:style-name="P53"/>
      <text:p text:style-name="P53"/>
      <text:p text:style-name="P53"><draw:frame text:anchor-type="paragraph" draw:z-index="117" draw:name="Shape46" draw:style-name="gr68" draw:text-style-name="P99" svg:width="2.878in" svg:height="1.7067in" svg:x="3.8102in" svg:y="0.0091in"><draw:text-box><text:p text:style-name="P98"><text:span text:style-name="T60">We can fill arrays and later read from them, segments at a time—perhaps we’re processing chunks of data rather than as a whole, and arrays can be a handful if there’s exhaustive computation in between the read cycles. For this, we’ll need a way to bookmark which element we are to read from (or write to) next when we’re done storing computed values elsewhere. However many elements we read from an array is the number we add to the read-bookmark immediately after, this way we always come back to an element unread. </text:span><text:span text:style-name="T61">read_bookmark</text:span><text:span text:style-name="T60"> would be the element name which is updated dynamically. We can even read from and write to the same array since it would be inefficient to just declare a second array. These ordinary declarations demonstrate meaningful variable names, good programming practice means naming things based on function or something strongly related. Additionally, larger arrays can be declared using “static.” Depending on RAM size, we can declare large arrays by saying </text:span><text:span text:style-name="T61">static int table</text:span><text:span text:style-name="T78">[</text:span><text:span text:style-name="T61">100000000</text:span><text:span text:style-name="T78">]</text:span><text:span text:style-name="T61">;</text:span><text:span text:style-name="T62"> The last if statement demonstrates element accessibility. We are inquiring about the element one-over to the right of </text:span><text:span text:style-name="T61">a</text:span><text:span text:style-name="T62">.</text:span></text:p></draw:text-box></draw:frame></text:p>
      <text:p text:style-name="P53"/>
      <text:p text:style-name="P53"/>
      <text:p text:style-name="P53"><draw:frame draw:style-name="fr1" draw:name="Image27" text:anchor-type="paragraph" svg:x="0.5102in" svg:y="0.002in" svg:width="2.1819in" svg:height="0.8091in" draw:z-index="112"><draw:image xlink:href="Pictures/10000000000002C600000107EEF3386911A52CA8.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draw:frame draw:style-name="fr1" draw:name="Image28" text:anchor-type="paragraph" svg:x="0.1575in" svg:y="0.0425in" svg:width="3.0827in" svg:height="0.2571in" draw:z-index="118"><draw:image xlink:href="Pictures/1000000000000415000000575E96C21982810838.png" xlink:type="simple" xlink:show="embed" xlink:actuate="onLoad" loext:mime-type="image/png"/></draw:frame></text:p>
      <text:p text:style-name="P53"/>
      <text:p text:style-name="P53"/>
      <text:p text:style-name="P53"/>
      <text:p text:style-name="P53"/>
      <text:p text:style-name="P46">Page 5 of 5</text:p>
      <text:p text:style-name="P60"><text:soft-page-break/>Appendix</text:p>
      <text:p text:style-name="P59"/>
      <text:p text:style-name="P59"/>
      <text:p text:style-name="P65"><text:span text:style-name="T30">Randomness</text:span><text:span text:style-name="T46"> <text:s text:c="48"/></text:span><text:span text:style-name="T30">File <text:s text:c="2"/>I/O <text:s/></text:span><text:s text:c="3"/></text:p>
      <text:p text:style-name="P63"/>
      <text:p text:style-name="P63"><draw:frame text:anchor-type="paragraph" draw:z-index="125" draw:name="Shape46" draw:style-name="gr67" draw:text-style-name="P99" svg:width="2.878in" svg:height="0.628in" svg:x="0.3339in" svg:y="0.1354in"><draw:text-box><text:p text:style-name="P98"><text:span text:style-name="T60">Notice the new necessary #include directives. This loop prints 80 random digits generated by rand() which produces a large integer and so this value undergoes mod 10 in order to utilize the last digit. These digits sprouted from the seed </text:span><text:span text:style-name="T61">time(0)</text:span><text:span text:style-name="T60"> within the </text:span><text:span text:style-name="T61">srand()</text:span><text:span text:style-name="T60"> function. </text:span><text:span text:style-name="T61">time(0)</text:span><text:span text:style-name="T60"> is the Unix time—the number of seconds that have passed since </text:span><text:span text:style-name="T61">Jan 1, 1970.</text:span></text:p></draw:text-box></draw:frame><draw:frame text:anchor-type="paragraph" draw:z-index="134" draw:name="Shape46" draw:style-name="gr77" draw:text-style-name="P99" svg:width="2.878in" svg:height="0.8106in" svg:x="3.711in" svg:y="0.1354in"><draw:text-box><text:p text:style-name="P98"><text:span text:style-name="T60">Notice again, one new necessary #include directive. Once </text:span><text:span text:style-name="T61">ofstream</text:span><text:span text:style-name="T60"> declares the randomly-chosen name </text:span><text:span text:style-name="T61">out_stream</text:span><text:span text:style-name="T60"> then we can replace </text:span><text:span text:style-name="T61">cout</text:span><text:span text:style-name="T60"> with </text:span><text:span text:style-name="T61">out_stream</text:span><text:span text:style-name="T60"> and write 1,000 digits to a file from array </text:span><text:span text:style-name="T61">Table_private</text:span><text:span text:style-name="T78">[]</text:span><text:span text:style-name="T83">.</text:span><text:span text:style-name="T62"> We can replace the file name </text:span><text:span text:style-name="T61">Table.private</text:span><text:span text:style-name="T62"> to our liking. This file is a simple blank or used text file. And C++ will create one for you in the folder of the current </text:span><text:span text:style-name="T61">.cpp</text:span><text:span text:style-name="T62"> file if one does not already exist. Every time the program runs, </text:span><text:span text:style-name="T61">Table.private</text:span><text:span text:style-name="T62"> is overwritten with the same 1,000 digits.</text:span></text:p></draw:text-box></draw:frame></text:p>
      <text:p text:style-name="P63"><draw:line text:anchor-type="paragraph" draw:z-index="123" draw:name="Shape50" draw:style-name="gr51" draw:text-style-name="P96" svg:x1="3.4591in" svg:y1="0.0709in" svg:x2="3.4591in" svg:y2="6.8854in"><text:p/></draw:line></text:p>
      <text:p text:style-name="P64"/>
      <text:p text:style-name="P63"/>
      <text:p text:style-name="P63"><draw:frame draw:style-name="fr1" draw:name="Image30" text:anchor-type="paragraph" svg:x="0.5583in" svg:y="0.0346in" svg:width="2.3673in" svg:height="1.5189in" draw:z-index="121"><draw:image xlink:href="Pictures/1000000000000429000002ABB1D54CB524637CB9.png" xlink:type="simple" xlink:show="embed" xlink:actuate="onLoad" loext:mime-type="image/png"/></draw:frame></text:p>
      <text:p text:style-name="P63"><draw:frame draw:style-name="fr1" draw:name="Image32" text:anchor-type="paragraph" svg:x="4.1016in" svg:y="0.1346in" svg:width="2.3465in" svg:height="1.739in" draw:z-index="124"><draw:image xlink:href="Pictures/100000000000041100000303176DF8D082D361A5.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draw:frame text:anchor-type="paragraph" draw:z-index="126" draw:name="Shape46" draw:style-name="gr70" draw:text-style-name="P99" svg:width="2.878in" svg:height="0.9862in" svg:x="0.3339in" svg:y="0.0756in"><draw:text-box><text:p text:style-name="P98"><text:span text:style-name="T60">This example generates random numbers </text:span><text:span text:style-name="T61">without Unix time.</text:span><text:span text:style-name="T60"> Instead, there are fifty </text:span><text:span text:style-name="T61">user-defined seeds</text:span><text:span text:style-name="T62">,</text:span><text:span text:style-name="T60"> each eight digits long. What the user doesn’t notice is that by the time they’re done with input, they will have entered 400 digits. But that’s not all. Each user-defined seed is used to fill the entire array again, constructively. Essentially, there are fifty random strings of size 1,000 who are combined to form one scrambled string of size 1,000. The combination method makes use of the all-way function used in the One-time pad to achieve unlimited plausible deniability or perfect secrecy. See the Authorship documentation link below to see the proof.</text:span></text:p></draw:text-box></draw:frame></text:p>
      <text:p text:style-name="P63"/>
      <text:p text:style-name="P63"/>
      <text:p text:style-name="P63"><draw:frame text:anchor-type="paragraph" draw:z-index="135" draw:name="Shape46" draw:style-name="gr78" draw:text-style-name="P99" svg:width="2.878in" svg:height="0.7177in" svg:x="3.711in" svg:y="0.0929in"><draw:text-box><text:p text:style-name="P98"><text:span text:style-name="T60">For file input, we must introduce type char, it holds values up to 127 and their negatives. Although type char can handle characters and takes up significantly less space, it’s quite a headache. The use of type char is minimized in this example. Once </text:span><text:span text:style-name="T61">ifstream</text:span><text:span text:style-name="T60"> declares the randomly-chosen name </text:span><text:span text:style-name="T61">in_stream</text:span><text:span text:style-name="T60"> then we can replace cin with in_stream and read 1,000 didits from the file </text:span><text:span text:style-name="T61">Table.private</text:span><text:span text:style-name="T60"> as created or placed in the directory of the current </text:span><text:span text:style-name="T61">.cpp</text:span><text:span text:style-name="T60"> file.</text:span></text:p></draw:text-box></draw:frame></text:p>
      <text:p text:style-name="P63"/>
      <text:p text:style-name="P63"/>
      <text:p text:style-name="P63"><draw:frame draw:style-name="fr1" draw:name="Image31" text:anchor-type="paragraph" svg:x="0.3339in" svg:y="0.0661in" svg:width="2.9236in" svg:height="2.4354in" draw:z-index="122"><draw:image xlink:href="Pictures/1000000000000340000002B56EA72163EA7FE166.png" xlink:type="simple" xlink:show="embed" xlink:actuate="onLoad" loext:mime-type="image/png"/></draw:frame></text:p>
      <text:p text:style-name="P63"><draw:frame draw:style-name="fr1" draw:name="Image33" text:anchor-type="paragraph" svg:x="3.7102in" svg:y="0.1728in" svg:width="3.4791in" svg:height="3.5638in" draw:z-index="136"><draw:image xlink:href="Pictures/10000000000002650000027417A11F49D213DA02.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text:anchor-type="paragraph" draw:z-index="127" draw:name="Shape28" draw:style-name="gr53" draw:text-style-name="P104" svg:width="0.6913in" svg:height="0.5815in" svg:x="2.3665in" svg:y="0.8984in"><draw:text-box><text:p text:style-name="P96"><text:span text:style-name="T68">infosec</text:span></text:p><text:p text:style-name="P96"><text:span text:style-name="T69">tip</text:span></text:p></draw:text-box></draw:frame><draw:custom-shape text:anchor-type="paragraph" draw:z-index="132" draw:name="Shape54" draw:style-name="gr75" draw:text-style-name="P118" svg:width="0.087in" svg:height="0.7248in" svg:x="3.1827in" svg:y="0.8043in"><text:p/><draw:enhanced-geometry svg:viewBox="0 0 21600 21600" draw:type="rectangle" draw:enhanced-path="M 0 0 L 21600 0 21600 21600 0 21600 0 0 Z N"/></draw:custom-shape><draw:custom-shape text:anchor-type="paragraph" draw:z-index="130" draw:name="Shape52" draw:style-name="gr73" draw:text-style-name="P109" svg:width="3.0677in" svg:height="1.2661in" svg:x="0.1071in" svg:y="0.1673in"><text:p/><draw:enhanced-geometry svg:viewBox="0 0 21600 21600" draw:path-stretchpoint-x="10800" draw:path-stretchpoint-y="10800" draw:text-areas="?f3 ?f4 ?f5 ?f6" draw:type="round-rectangle" draw:modifiers="767.7453580901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draw:frame text:anchor-type="paragraph" draw:z-index="129" draw:name="Shape51" draw:style-name="gr72" draw:text-style-name="P117" svg:width="2.9906in" svg:height="0.7543in" svg:x="0.1417in" svg:y="0.0311in"><draw:text-box><text:p text:style-name="P98"><text:span text:style-name="T82">Any data open to observation—raw or as the result of use and modification—indirectly reveals the generator from which sprouted the random numbers. Had they sprouted from a twenty-digit seed, the difficulty of decrypting some message would be guessing that seed. Message time-stamps and file modification dates well-approximate the Unix time seed of that moment and anyone with heavy resources can easily brute-force a narrow set of values. <text:s text:c="3"/>Some</text:span></text:p></draw:text-box></draw:frame></text:p>
      <text:p text:style-name="P63"/>
      <text:p text:style-name="P64"/>
      <text:p text:style-name="P63"><draw:custom-shape text:anchor-type="paragraph" draw:z-index="131" draw:name="Shape53" draw:style-name="gr74" draw:text-style-name="P109" svg:width="0.9606in" svg:height="0.6539in" svg:x="2.261in" svg:y="0.1291in"><text:p/><draw:enhanced-geometry svg:viewBox="0 0 21600 21600" draw:path-stretchpoint-x="10800" draw:path-stretchpoint-y="10800" draw:text-areas="?f3 ?f4 ?f5 ?f6" draw:type="round-rectangle" draw:modifiers="1194.8936170212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draw:frame text:anchor-type="paragraph" draw:z-index="128" draw:name="Shape51" draw:style-name="gr71" draw:text-style-name="P117" svg:width="2.085in" svg:height="0.6122in" svg:x="0.1417in" svg:y="0.0189in"><draw:text-box><text:p text:style-name="P98"><text:span text:style-name="T82">random number generators include mouse movements, image sensor noise, and garbage left in memory for their seeds but if some procedure doesn’t match the overall difficulty, the weakest link will be analyzed at every angle. </text:span></text:p></draw:text-box></draw:frame></text:p>
      <text:p text:style-name="P63"/>
      <text:p text:style-name="P63"/>
      <text:p text:style-name="P63"><draw:custom-shape text:anchor-type="paragraph" draw:z-index="133" draw:name="Shape55" draw:style-name="gr76" draw:text-style-name="P118" svg:width="1.0634in" svg:height="0.1039in" svg:x="2.1835in" svg:y="0.048in"><text:p/><draw:enhanced-geometry svg:viewBox="0 0 21600 21600" draw:type="rectangle" draw:enhanced-path="M 0 0 L 21600 0 21600 21600 0 21600 0 0 Z N"/></draw:custom-shape></text:p>
      <text:p text:style-name="P63"/>
      <text:p text:style-name="P63"/>
      <text:p text:style-name="P63"/>
      <text:p text:style-name="P66">It is possible to construct large clutter-free technical projects using variables, loops, and arrays as <text:span text:style-name="T47">shown here: github.com/compromise-evid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face style:name="Liberation Serif6" svg:font-family="'Liberation Serif'" style:font-family-generic="roman"/>
    <style:font-face style:name="Liberation Serif5" svg:font-family="'Liberation Serif', 'Times New Roman'" style:font-family-generic="roman"/>
    <style:font-face style:name="FreeSans3" svg:font-family="FreeSans" style:font-family-generic="swiss"/>
    <style:font-face style:name="MathJax_Vector" svg:font-family="MathJax_Vector" style:font-pitch="fixed"/>
    <style:font-face style:name="Noto Mono" svg:font-family="'Noto Mono'" style:font-pitch="fixed"/>
    <style:font-face style:name="FreeMono1" svg:font-family="FreeMono" style:font-family-generic="modern" style:font-pitch="fixed"/>
    <style:font-face style:name="FreeMono" svg:font-family="FreeMono" style:font-adornments="Bold" style:font-family-generic="modern" style:font-pitch="fixed"/>
    <style:font-face style:name="Cantarell Extra Bold" svg:font-family="'Cantarell Extra Bold'" style:font-pitch="variable"/>
    <style:font-face style:name="Cantarell Thin" svg:font-family="'Cantarell Thin'"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Linux Biolinum O1" svg:font-family="'Linux Biolinum O'" style:font-pitch="variable"/>
    <style:font-face style:name="Linux Libertine Display O" svg:font-family="'Linux Libertine Display O'" style:font-pitch="variable"/>
    <style:font-face style:name="Linux Libertine Mono O" svg:font-family="'Linux Libertine Mono O'" style:font-pitch="variable"/>
    <style:font-face style:name="MathJax_Math" svg:font-family="MathJax_Math" style:font-pitch="variable"/>
    <style:font-face style:name="MathJax_Script" svg:font-family="MathJax_Script" style:font-pitch="variable"/>
    <style:font-face style:name="MathJax_Vector1" svg:font-family="MathJax_Vector" style:font-pitch="variable"/>
    <style:font-face style:name="Noto Mono1" svg:font-family="'Noto Mono'" style:font-pitch="variable"/>
    <style:font-face style:name="FreeMono2" svg:font-family="FreeMono" style:font-family-generic="modern" style:font-pitch="variable"/>
    <style:font-face style:name="Liberation Serif3" svg:font-family="'Liberation Serif'" style:font-family-generic="modern" style:font-pitch="variable"/>
    <style:font-face style:name="MathJax_Typewriter" svg:font-family="MathJax_Typewriter" style:font-family-generic="modern" style:font-pitch="variable"/>
    <style:font-face style:name="Caladea" svg:font-family="Caladea" style:font-adornments="Bold" style:font-family-generic="roman" style:font-pitch="variable"/>
    <style:font-face style:name="Caladea1" svg:font-family="Caladea, Cambria" style:font-family-generic="roman" style:font-pitch="variable"/>
    <style:font-face style:name="DejaVu Sans2" svg:font-family="'DejaVu Sans'" style:font-family-generic="roman" style:font-pitch="variable"/>
    <style:font-face style:name="DejaVu Serif" svg:font-family="'DejaVu Serif'"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 Display1" svg:font-family="'Noto Serif Display'" style:font-family-generic="roman"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thJax_SansSerif" svg:font-family="MathJax_SansSerif" style:font-family-generic="swiss" style:font-pitch="variable"/>
    <style:font-face style:name="Noto Sans Linear A" svg:font-family="'Noto Sans Linear 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London_20_Mist" draw:display-name="London Mist" draw:style="linear" draw:start-color="#cccccc" draw:end-color="#666666" draw:start-intensity="100%" draw:end-intensity="100%" draw:angle="300" draw:border="0%"/>
    <draw:gradient draw:name="Mahagoni" draw:style="square" draw:cx="50%" draw:cy="50%" draw:start-color="#000000" draw:end-color="#8d281e" draw:start-intensity="100%" draw:end-intensity="100%" draw:angle="450" draw:border="0%"/>
    <draw:gradient draw:name="Midnight" draw:style="linear" draw:start-color="#000000" draw:end-color="#2a6099" draw:start-intensity="100%" draw:end-intensity="100%" draw:angle="0" draw:border="0%"/>
    <draw:gradient draw:name="Neon_20_Light" draw:display-name="Neon Light" draw:style="ellipsoid" draw:cx="50%" draw:cy="50%" draw:start-color="#127622" draw:end-color="#ffffff" draw:start-intensity="100%" draw:end-intensity="100%" draw:angle="0" draw:border="15%"/>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Present" draw:style="square" draw:cx="70%" draw:cy="60%" draw:start-color="#813709" draw:end-color="#ff4000" draw:start-intensity="100%" draw:end-intensity="100%" draw:angle="450" draw:border="72%"/>
    <draw:gradient draw:name="Spotted_20_Gray" draw:display-name="Spotted Gray" draw:style="radial" draw:cx="50%" draw:cy="50%" draw:start-color="#b2b2b2" draw:end-color="#eeeeee" draw:start-intensity="100%" draw:end-intensity="100%" draw:border="0%"/>
    <draw:gradient draw:name="Submarine" draw:style="linear" draw:start-color="#dde8cb" draw:end-color="#b4c7dc" draw:start-intensity="100%" draw:end-intensity="100%" draw:angle="0" draw:border="0%"/>
    <draw:gradient draw:name="Sunshine" draw:style="radial" draw:cx="66%" draw:cy="33%" draw:start-color="#ffbf00" draw:end-color="#ffff00" draw:start-intensity="100%" draw:end-intensity="100%" draw:border="33%"/>
    <draw:gradient draw:name="Teal_20_to_20_Blue" draw:display-name="Teal to Blue" draw:style="linear" draw:start-color="#50938a" draw:end-color="#5983b0" draw:start-intensity="100%" draw:end-intensity="100%" draw:angle="300" draw:border="0%"/>
    <draw:hatch draw:name="Black_20_0_20_Degrees" draw:display-name="Black 0 Degrees" draw:style="single" draw:color="#000000" draw:distance="0.0402in" draw:rotation="0"/>
    <draw:hatch draw:name="Black_20_90_20_Degrees" draw:display-name="Black 90 Degrees" draw:style="single" draw:color="#000000" draw:distance="0.0402in" draw:rotation="900"/>
    <draw:hatch draw:name="Blue_20_Triple_20_90_20_Degrees" draw:display-name="Blue Triple 90 Degrees" draw:style="triple" draw:color="#0000ff" draw:distance="0.0402in" draw:rotation="900"/>
    <draw:fill-image draw:name="Coffee_20_Beans" draw:display-name="Coffee Beans" xlink:href="Pictures/1000000000000200000002002B39F65D2B04F904.jpg" xlink:type="simple" xlink:show="embed" xlink:actuate="onLoad"/>
    <draw:fill-image draw:name="Colorful_20_Pebbles" draw:display-name="Colorful Pebbles" xlink:href="Pictures/100000000000020000000200BC3FEFCD7FF3BCCA.jpg" xlink:type="simple" xlink:show="embed" xlink:actuate="onLoad"/>
    <draw:fill-image draw:name="Fence" xlink:href="Pictures/100000000000020000000200D5B7D6362C878711.jpg" xlink:type="simple" xlink:show="embed" xlink:actuate="onLoad"/>
    <draw:fill-image draw:name="Maple_20_Leaves" draw:display-name="Maple Leaves" xlink:href="Pictures/10000000000002000000020043C9B92B6C01BC17.jpg" xlink:type="simple" xlink:show="embed" xlink:actuate="onLoad"/>
    <draw:fill-image draw:name="Painted_20_White" draw:display-name="Painted White" xlink:href="Pictures/10000000000002000000020065BEFE37CCD98E2F.jpg" xlink:type="simple" xlink:show="embed" xlink:actuate="onLoad"/>
    <draw:fill-image draw:name="Paper_20_Crumpled" draw:display-name="Paper Crumpled" xlink:href="Pictures/10000000000002000000020000B23870CCBCD548.jpg" xlink:type="simple" xlink:show="embed" xlink:actuate="onLoad"/>
    <draw:fill-image draw:name="Paper_20_Graph" draw:display-name="Paper Graph" xlink:href="Pictures/10000000000003E8000003E8E930F9E62CFEB3AD.jpg" xlink:type="simple" xlink:show="embed" xlink:actuate="onLoad"/>
    <draw:fill-image draw:name="Parchment_20_Paper" draw:display-name="Parchment Paper" xlink:href="Pictures/1000000000000200000002008D623C5F287E0076.jpg" xlink:type="simple" xlink:show="embed" xlink:actuate="onLoad"/>
    <draw:fill-image draw:name="Wall_20_of_20_Rock" draw:display-name="Wall of Rock" xlink:href="Pictures/100000000000010000000100DFCD83982739605F.jpg" xlink:type="simple" xlink:show="embed" xlink:actuate="onLoad"/>
    <draw:fill-image draw:name="Wooden_20_Board" draw:display-name="Wooden Board" xlink:href="Pictures/100000000000005E0000005ED58631D063279CAC.jpg" xlink:type="simple" xlink:show="embed" xlink:actuate="onLoad"/>
    <draw:fill-image draw:name="Zebra" xlink:href="Pictures/10000000000002000000020059730290A7B82076.jpg" xlink:type="simple" xlink:show="embed" xlink:actuate="onLoad"/>
    <draw:marker draw:name="Arrow" svg:viewBox="0 0 20 30" svg:d="M10 0l-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1131 1580" svg:d="M1013 1491l118 89-567-1580-564 1580 114-85 136-68 148-46 161-17 161 13 153 46z"/>
    <draw:marker draw:name="Arrowheads_20_3" draw:display-name="Arrowheads 3" svg:viewBox="0 0 1131 902" svg:d="M564 0l-564 902h1131z"/>
    <draw:marker draw:name="Arrowheads_20_4" draw:display-name="Arrowheads 4" svg:viewBox="0 0 3000 3000" svg:d="M1500 0l1500 2789v211h-114l-1286-2392v2392h-200v-2392l-1286 2392h-114v-211z"/>
    <draw:marker draw:name="Arrowheads_20_6" draw:display-name="Arrowheads 6" svg:viewBox="0 0 3000 6000" svg:d="M1500 0l1500 3000-1500 3000-1500-3000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0T21:37:04.943867808</meta:creation-date>
    <dc:date>2021-03-23T00:56:33.740397472</dc:date>
    <meta:editing-duration>P2DT22H34M16S</meta:editing-duration>
    <meta:editing-cycles>184</meta:editing-cycles>
    <meta:generator>LibreOffice/6.1.5.2$Linux_X86_64 LibreOffice_project/10$Build-2</meta:generator>
    <meta:document-statistic meta:table-count="0" meta:image-count="33" meta:object-count="2" meta:page-count="9" meta:paragraph-count="51" meta:word-count="1894" meta:character-count="11547" meta:non-whitespace-character-count="95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adornments="Bold" style:font-family-generic="modern"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25pt"/>
    </style:style>
    <style:style style:name="co3" style:family="table-column">
      <style:table-column-properties fo:break-before="auto" style:column-width="200.69pt"/>
    </style:style>
    <style:style style:name="co4" style:family="table-column">
      <style:table-column-properties fo:break-before="auto" style:column-width="14.46pt"/>
    </style:style>
    <style:style style:name="ro1" style:family="table-row">
      <style:table-row-properties style:row-height="12.81pt" fo:break-before="auto" style:use-optimal-row-height="false"/>
    </style:style>
    <style:style style:name="ro2" style:family="table-row">
      <style:table-row-properties style:row-height="27.61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333333"/>
    </style:style>
    <style:style style:name="ce2" style:family="table-cell" style:parent-style-name="Default">
      <style:table-cell-properties style:text-align-source="fix" style:repeat-content="fals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3" style:family="table-cell" style:parent-style-name="Default">
      <style:table-cell-properties fo:border-bottom="none" style:text-align-source="fix" style:repeat-content="false" fo:border-left="0.06pt solid #333333" fo:border-right="0.06pt solid #333333" fo:border-top="0.06pt solid #333333"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4" style:family="table-cell" style:parent-style-name="Default">
      <style:table-cell-properties fo:border-bottom="none" style:text-align-source="fix" style:repeat-content="false" fo:border-left="0.06pt solid #333333" fo:border-right="0.06pt solid #333333"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5" style:family="table-cell" style:parent-style-name="Default">
      <style:table-cell-properties fo:border-bottom="0.06pt solid #333333" style:text-align-source="fix" style:repeat-content="false" fo:border-left="0.06pt solid #333333" fo:border-right="0.06pt solid #333333"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6" style:family="table-cell" style:parent-style-name="Default">
      <style:table-cell-properties fo:border-bottom="none" style:text-align-source="fix" style:repeat-content="false" fo:border-left="0.06pt solid #333333" fo:border-right="none" fo:border-top="0.06pt solid #333333"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7" style:family="table-cell" style:parent-style-name="Default">
      <style:table-cell-properties fo:border-bottom="none" style:text-align-source="fix" style:repeat-content="false" fo:border-left="0.06pt solid #333333" fo:border-right="none"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8" style:family="table-cell" style:parent-style-name="Default">
      <style:table-cell-properties fo:border-bottom="none" fo:border-left="0.06pt solid #333333" fo:border-right="none" fo:border-top="none"/>
      <style:text-properties fo:color="#333333"/>
    </style:style>
    <style:style style:name="ce9" style:family="table-cell" style:parent-style-name="Default">
      <style:table-cell-properties fo:border-bottom="0.06pt solid #333333" style:text-align-source="fix" style:repeat-content="false" fo:border-left="0.06pt solid #333333" fo:border-right="none"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10" style:family="table-cell" style:parent-style-name="Default">
      <style:text-properties fo:color="#333333" fo:font-size="15pt" style:font-size-asian="15pt" style:font-size-complex="15pt"/>
    </style:style>
    <style:style style:name="ce11" style:family="table-cell" style:parent-style-name="Default">
      <style:table-cell-properties fo:border-bottom="none" style:text-align-source="fix" style:repeat-content="false" fo:border-left="none" fo:border-right="0.06pt solid #333333" fo:border-top="0.06pt solid #333333"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2" style:family="table-cell" style:parent-style-name="Default">
      <style:table-cell-properties fo:border-bottom="none" style:text-align-source="fix" style:repeat-content="false" fo:border-left="none" fo:border-right="0.06pt solid #333333" fo:border-top="non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3" style:family="table-cell" style:parent-style-name="Default">
      <style:table-cell-properties fo:border-bottom="none" fo:border-left="none" fo:border-right="0.06pt solid #333333" fo:border-top="none"/>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4" style:family="table-cell" style:parent-style-name="Default">
      <style:table-cell-properties fo:border-bottom="0.06pt solid #333333" style:text-align-source="fix" style:repeat-content="false" fo:border-left="none" fo:border-right="0.06pt solid #333333" fo:border-top="non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5" style:family="table-cell" style:parent-style-name="Default">
      <style:table-cell-properties style:text-align-source="fix" style:repeat-content="fals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6" style:family="table-cell" style:parent-style-name="Default">
      <style:table-cell-properties style:text-align-source="fix" style:repeat-content="false"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style:style style:name="ce17" style:family="table-cell" style:parent-style-name="Default">
      <style:table-cell-properties fo:border-bottom="none" style:text-align-source="fix" style:repeat-content="false" fo:border-left="none" fo:border-right="0.06pt solid #333333" fo:border-top="0.06pt solid #333333"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style:style style:name="ce18" style:family="table-cell" style:parent-style-name="Default">
      <style:table-cell-properties fo:border-bottom="none" style:text-align-source="fix" style:repeat-content="false" fo:border-left="none" fo:border-right="0.06pt solid #333333" fo:border-top="none"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default-cell-style-name="ce1"/>
        <table:table-column table:style-name="co3" table:number-columns-repeated="5" table:default-cell-style-name="ce1"/>
        <table:table-column table:style-name="co4" table:default-cell-style-name="ce1"/>
        <table:table-column table:style-name="co1" table:number-columns-repeated="1015" table:default-cell-style-name="ce1"/>
        <table:table-row table:style-name="ro1" table:number-rows-repeated="5">
          <table:table-cell table:number-columns-repeated="1024"/>
        </table:table-row>
        <table:table-row table:style-name="ro2">
          <table:table-cell table:number-columns-repeated="2"/>
          <table:table-cell table:style-name="ce2"/>
          <table:table-cell table:number-columns-repeated="2"/>
          <table:table-cell table:style-name="ce10"/>
          <table:table-cell table:style-name="ce2"/>
          <table:table-cell table:style-name="ce16"/>
          <table:table-cell table:style-name="ce2"/>
          <table:table-cell table:number-columns-repeated="1015"/>
        </table:table-row>
        <table:table-row table:style-name="ro2">
          <table:table-cell table:number-columns-repeated="2"/>
          <table:table-cell table:style-name="ce2"/>
          <table:table-cell table:style-name="ce3"/>
          <table:table-cell table:style-name="ce6" office:value-type="string" calcext:value-type="string">
            <text:p>a = b;</text:p>
          </table:table-cell>
          <table:table-cell table:style-name="ce11" office:value-type="string" calcext:value-type="string">
            <text:p>a is now equal to b</text:p>
          </table:table-cell>
          <table:table-cell table:style-name="ce6"/>
          <table:table-cell table:style-name="ce17"/>
          <table:table-cell table:style-name="ce2"/>
          <table:table-cell table:number-columns-repeated="1015"/>
        </table:table-row>
        <table:table-row table:style-name="ro2">
          <table:table-cell table:number-columns-repeated="2"/>
          <table:table-cell table:style-name="ce2"/>
          <table:table-cell table:style-name="ce4"/>
          <table:table-cell table:style-name="ce7" office:value-type="string" calcext:value-type="string">
            <text:p>a++;</text:p>
          </table:table-cell>
          <table:table-cell table:style-name="ce12" office:value-type="string" calcext:value-type="string">
            <text:p>increment a by 1</text:p>
          </table:table-cell>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table:table-cell table:style-name="ce7" office:value-type="string" calcext:value-type="string">
            <text:p>a--;</text:p>
          </table:table-cell>
          <table:table-cell table:style-name="ce12" office:value-type="string" calcext:value-type="string">
            <text:p>decrement a by 1</text:p>
          </table:table-cell>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table:table-cell table:style-name="ce8"/>
          <table:table-cell table:style-name="ce13"/>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5" office:value-type="string" calcext:value-type="string">
            <text:p>cout &lt;&lt; a % b;</text:p>
          </table:table-cell>
          <table:table-cell table:style-name="ce9" office:value-type="string" calcext:value-type="string">
            <text:p>a %= b;</text:p>
          </table:table-cell>
          <table:table-cell table:style-name="ce14" office:value-type="string" calcext:value-type="string">
            <text:p>a is now equal to (a mod b)</text:p>
          </table:table-cell>
          <table:table-cell table:style-name="ce9" office:value-type="string" calcext:value-type="string">
            <text:p>a = (b % c);</text:p>
          </table:table-cell>
          <table:table-cell table:style-name="ce14" office:value-type="string" calcext:value-type="string">
            <text:p>a is now equal to (b mod c)</text:p>
          </table:table-cell>
          <table:table-cell table:style-name="ce2"/>
          <table:table-cell table:number-columns-repeated="1015"/>
        </table:table-row>
        <table:table-row table:style-name="ro2">
          <table:table-cell table:number-columns-repeated="2"/>
          <table:table-cell table:style-name="ce2" table:number-columns-repeated="3"/>
          <table:table-cell table:style-name="ce15"/>
          <table:table-cell table:style-name="ce2"/>
          <table:table-cell table:style-name="ce16"/>
          <table:table-cell table:style-name="ce2"/>
          <table:table-cell table:number-columns-repeated="1015"/>
        </table:table-row>
        <table:table-row table:style-name="ro3" table:number-rows-repeated="1048559">
          <table:table-cell table:number-columns-repeated="1024"/>
        </table:table-row>
        <table:table-row table:style-name="ro3">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adornments="Bold" style:font-family-generic="modern"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21:55:57.8244776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34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color="#333333" style:font-name="Linux Biolinum O" fo:font-size="9pt" style:font-size-asian="9pt" style:font-size-complex="9pt"/>
    </style:style>
    <style:style style:name="ce5" style:family="table-cell" style:parent-style-name="Default">
      <style:table-cell-properties style:text-align-source="fix" style:repeat-content="false" style:vertical-align="middle"/>
      <style:paragraph-properties fo:text-align="center" fo:margin-left="0pt"/>
      <style:text-properties style:font-name="Linux Biolinum O" fo:font-size="9pt" style:font-size-asian="9pt" style:font-size-complex="9pt"/>
    </style:style>
    <style:style style:name="ce6" style:family="table-cell" style:parent-style-name="Default">
      <style:table-cell-properties style:text-align-source="fix" style:repeat-content="false" fo:border="0.06pt solid #000000" style:vertical-align="middle"/>
      <style:paragraph-properties fo:text-align="center" fo:margin-left="0pt"/>
      <style:text-properties style:font-name="Linux Biolinum O" fo:font-size="9pt" style:font-size-asian="9pt" style:font-size-complex="9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column table:style-name="co2" table:number-columns-repeated="10" table:default-cell-style-name="Default"/>
        <table:table-row table:style-name="ro1" table:number-rows-repeated="8">
          <table:table-cell table:number-columns-repeated="17"/>
        </table:table-row>
        <table:table-row table:style-name="ro2">
          <table:table-cell table:number-columns-repeated="7"/>
          <table:table-cell table:style-name="ce1"/>
          <table:table-cell table:style-name="ce5" table:number-columns-repeated="9"/>
        </table:table-row>
        <table:table-row table:style-name="ro2">
          <table:table-cell table:number-columns-repeated="7"/>
          <table:table-cell table:style-name="ce5"/>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text:p>
          </table:table-cell>
          <table:table-cell table:style-name="ce6" office:value-type="float" office:value="597" calcext:value-type="float">
            <text:p>597</text:p>
          </table:table-cell>
          <table:table-cell table:style-name="ce6" office:value-type="float" office:value="598" calcext:value-type="float">
            <text:p>598</text:p>
          </table:table-cell>
          <table:table-cell table:style-name="ce6" office:value-type="float" office:value="599" calcext:value-type="float">
            <text:p>599</text:p>
          </table:table-cell>
          <table:table-cell table:style-name="ce5"/>
        </table:table-row>
        <table:table-row table:style-name="ro2">
          <table:table-cell table:number-columns-repeated="7"/>
          <table:table-cell table:style-name="ce5" table:number-columns-repeated="10"/>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2">00/00/0000</text:date>, <text:time style:data-style-name="N2" text:time-value="01:29:35.8970065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